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01cm"/>
    </style:style>
    <style:style style:name="co2" style:family="table-column">
      <style:table-column-properties fo:break-before="auto" style:column-width="37.105cm"/>
    </style:style>
    <style:style style:name="co3" style:family="table-column">
      <style:table-column-properties fo:break-before="auto" style:column-width="2.295cm"/>
    </style:style>
    <style:style style:name="co4" style:family="table-column">
      <style:table-column-properties fo:break-before="auto" style:column-width="6.466cm"/>
    </style:style>
    <style:style style:name="co5" style:family="table-column">
      <style:table-column-properties fo:break-before="auto" style:column-width="2.454cm"/>
    </style:style>
    <style:style style:name="co6" style:family="table-column">
      <style:table-column-properties fo:break-before="auto" style:column-width="4.535cm"/>
    </style:style>
    <style:style style:name="co7" style:family="table-column">
      <style:table-column-properties fo:break-before="auto" style:column-width="4.464cm"/>
    </style:style>
    <style:style style:name="co8" style:family="table-column">
      <style:table-column-properties fo:break-before="auto" style:column-width="9.523cm"/>
    </style:style>
    <style:style style:name="co9" style:family="table-column">
      <style:table-column-properties fo:break-before="auto" style:column-width="2.35cm"/>
    </style:style>
    <style:style style:name="co10" style:family="table-column">
      <style:table-column-properties fo:break-before="auto" style:column-width="2.87cm"/>
    </style:style>
    <style:style style:name="co11" style:family="table-column">
      <style:table-column-properties fo:break-before="auto" style:column-width="9.596cm"/>
    </style:style>
    <style:style style:name="co12" style:family="table-column">
      <style:table-column-properties fo:break-before="auto" style:column-width="3.658cm"/>
    </style:style>
    <style:style style:name="co13" style:family="table-column">
      <style:table-column-properties fo:break-before="auto" style:column-width="1.898cm"/>
    </style:style>
    <style:style style:name="co14" style:family="table-column">
      <style:table-column-properties fo:break-before="auto" style:column-width="4.336cm"/>
    </style:style>
    <style:style style:name="co15" style:family="table-column">
      <style:table-column-properties fo:break-before="auto" style:column-width="3.078cm"/>
    </style:style>
    <style:style style:name="co16" style:family="table-column">
      <style:table-column-properties fo:break-before="auto" style:column-width="4.867cm"/>
    </style:style>
    <style:style style:name="co17" style:family="table-column">
      <style:table-column-properties fo:break-before="auto" style:column-width="4.018cm"/>
    </style:style>
    <style:style style:name="co18" style:family="table-column">
      <style:table-column-properties fo:break-before="auto" style:column-width="14.337cm"/>
    </style:style>
    <style:style style:name="co19" style:family="table-column">
      <style:table-column-properties fo:break-before="auto" style:column-width="4.581cm"/>
    </style:style>
    <style:style style:name="co20" style:family="table-column">
      <style:table-column-properties fo:break-before="auto" style:column-width="3.383cm"/>
    </style:style>
    <style:style style:name="co21" style:family="table-column">
      <style:table-column-properties fo:break-before="auto" style:column-width="2.593cm"/>
    </style:style>
    <style:style style:name="co22" style:family="table-column">
      <style:table-column-properties fo:break-before="auto" style:column-width="4.667cm"/>
    </style:style>
    <style:style style:name="co23" style:family="table-column">
      <style:table-column-properties fo:break-before="auto" style:column-width="2.769cm"/>
    </style:style>
    <style:style style:name="co24" style:family="table-column">
      <style:table-column-properties fo:break-before="auto" style:column-width="2.302cm"/>
    </style:style>
    <style:style style:name="co25" style:family="table-column">
      <style:table-column-properties fo:break-before="auto" style:column-width="2.582cm"/>
    </style:style>
    <style:style style:name="co26" style:family="table-column">
      <style:table-column-properties fo:break-before="auto" style:column-width="20.653cm"/>
    </style:style>
    <style:style style:name="co27" style:family="table-column">
      <style:table-column-properties fo:break-before="auto" style:column-width="4.404cm"/>
    </style:style>
    <style:style style:name="co28"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2.251cm" fo:break-before="auto" style:use-optimal-row-height="true"/>
    </style:style>
    <style:style style:name="ro3" style:family="table-row">
      <style:table-row-properties style:row-height="1.374cm" fo:break-before="auto" style:use-optimal-row-height="true"/>
    </style:style>
    <style:style style:name="ro4" style:family="table-row">
      <style:table-row-properties style:row-height="1.813cm" fo:break-before="auto" style:use-optimal-row-height="true"/>
    </style:style>
    <style:style style:name="ro5" style:family="table-row">
      <style:table-row-properties style:row-height="0.935cm" fo:break-before="auto" style:use-optimal-row-height="true"/>
    </style:style>
    <style:style style:name="ro6" style:family="table-row">
      <style:table-row-properties style:row-height="3.129cm" fo:break-before="auto" style:use-optimal-row-height="true"/>
    </style:style>
    <style:style style:name="ro7" style:family="table-row">
      <style:table-row-properties style:row-height="2.69cm" fo:break-before="auto" style:use-optimal-row-height="true"/>
    </style:style>
    <style:style style:name="ta1" style:family="table" style:master-page-name="PageStyle_5f_EXTRAC-RES">
      <style:table-properties table:display="true" style:writing-mode="lr-tb"/>
    </style:style>
    <style:style style:name="ce1" style:family="table-cell" style:parent-style-name="Default">
      <style:table-cell-properties fo:background-color="#ff3300"/>
    </style:style>
    <style:style style:name="ce2" style:family="table-cell" style:parent-style-name="Default">
      <style:table-cell-properties fo:background-color="#ffff99"/>
    </style:style>
    <style:style style:name="ce3" style:family="table-cell" style:parent-style-name="Default">
      <style:table-cell-properties fo:background-color="#ff3333"/>
    </style:style>
    <style:style style:name="ce4" style:family="table-cell" style:parent-style-name="Default">
      <style:table-cell-properties fo:background-color="#ffff66"/>
    </style:style>
  </office:automatic-styles>
  <office:body>
    <office:spreadsheet>
      <table:calculation-settings table:case-sensitive="false" table:automatic-find-labels="false" table:use-regular-expressions="false"/>
      <table:table table:name="EXTRAC-RE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7"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number-columns-repeated="996" table:default-cell-style-name="Default"/>
        <table:table-row table:style-name="ro1">
          <table:table-cell office:value-type="string">
            <text:p>IMAGE</text:p>
          </table:table-cell>
          <table:table-cell table:style-name="ce1" office:value-type="string">
            <text:p>bill_to</text:p>
          </table:table-cell>
          <table:table-cell table:style-name="ce2" office:value-type="string">
            <text:p>tax_amount</text:p>
          </table:table-cell>
          <table:table-cell table:style-name="ce1" office:value-type="string">
            <text:p>account_number</text:p>
          </table:table-cell>
          <table:table-cell table:style-name="ce1" office:value-type="string">
            <text:p>charge_type</text:p>
          </table:table-cell>
          <table:table-cell table:style-name="ce1" office:value-type="string">
            <text:p>order_number</text:p>
          </table:table-cell>
          <table:table-cell table:style-name="ce1" office:value-type="string">
            <text:p>customer_order_number</text:p>
          </table:table-cell>
          <table:table-cell table:style-name="ce2" office:value-type="string">
            <text:p>invoice_date</text:p>
          </table:table-cell>
          <table:table-cell table:style-name="ce1" office:value-type="string">
            <text:p>tax_percent</text:p>
          </table:table-cell>
          <table:table-cell table:style-name="ce1" office:value-type="string">
            <text:p>vendor_vat_no</text:p>
          </table:table-cell>
          <table:table-cell table:style-name="ce2" office:value-type="string">
            <text:p>purchase_order_number</text:p>
          </table:table-cell>
          <table:table-cell table:style-name="ce2" office:value-type="string">
            <text:p>invoice_number</text:p>
          </table:table-cell>
          <table:table-cell table:style-name="ce1" office:value-type="string">
            <text:p>vat_code</text:p>
          </table:table-cell>
          <table:table-cell table:style-name="ce2" office:value-type="string">
            <text:p>amount</text:p>
          </table:table-cell>
          <table:table-cell table:style-name="ce2" office:value-type="string">
            <text:p>customer_no</text:p>
          </table:table-cell>
          <table:table-cell table:style-name="ce1" office:value-type="string">
            <text:p>swift_code</text:p>
          </table:table-cell>
          <table:table-cell table:style-name="ce1" office:value-type="string">
            <text:p>due_date</text:p>
          </table:table-cell>
          <table:table-cell table:style-name="ce2" office:value-type="string">
            <text:p>vendor_name</text:p>
          </table:table-cell>
          <table:table-cell table:style-name="ce1" office:value-type="string">
            <text:p>remit_to</text:p>
          </table:table-cell>
          <table:table-cell table:style-name="ce1" office:value-type="string">
            <text:p>invoice_total</text:p>
          </table:table-cell>
          <table:table-cell table:style-name="ce2" office:value-type="string">
            <text:p>order_date</text:p>
          </table:table-cell>
          <table:table-cell table:style-name="ce1" office:value-type="string">
            <text:p>page_number</text:p>
          </table:table-cell>
          <table:table-cell table:style-name="ce1" office:value-type="string">
            <text:p>sales_order_number</text:p>
          </table:table-cell>
          <table:table-cell table:style-name="ce1" office:value-type="string">
            <text:p>cash_discount</text:p>
          </table:table-cell>
          <table:table-cell table:style-name="ce3" office:value-type="string">
            <text:p>net_amount</text:p>
          </table:table-cell>
          <table:table-cell table:style-name="ce4" office:value-type="string">
            <text:p>doc_curr</text:p>
          </table:table-cell>
          <table:table-cell table:style-name="ce4" office:value-type="string">
            <text:p>ship_to</text:p>
          </table:table-cell>
          <table:table-cell table:style-name="ce3" office:value-type="string">
            <text:p>ship_date</text:p>
          </table:table-cell>
          <table:table-cell table:number-columns-repeated="996"/>
        </table:table-row>
        <table:table-row table:style-name="ro2">
          <table:table-cell office:value-type="string">
            <text:p>IM-000000011379024-AP.pdf.txt.json</text:p>
          </table:table-cell>
          <table:table-cell office:value-type="string">
            <text:p>INGRAM MICRO, INC <text:s text:c="2"/>PO Box 25189 <text:s text:c="2"/>Santa Ana CA 92799 <text:s text:c="2"/>UNITED STATES</text:p>
          </table:table-cell>
          <table:table-cell table:number-columns-repeated="5"/>
          <table:table-cell office:value-type="string">
            <text:p>8/17/2021</text:p>
          </table:table-cell>
          <table:table-cell table:number-columns-repeated="2"/>
          <table:table-cell office:value-type="string">
            <text:p>70-82586</text:p>
          </table:table-cell>
          <table:table-cell office:value-type="string">
            <text:p>1093374</text:p>
          </table:table-cell>
          <table:table-cell table:number-columns-repeated="6"/>
          <table:table-cell office:value-type="string">
            <text:p>WatchGuard Technologies, Inc. </text:p>
            <text:p><text:s/>505 5th Ave. S. </text:p>
            <text:p><text:s/>Suite 500 </text:p>
            <text:p><text:s/>Seattle, WA 98104-3892 </text:p>
            <text:p><text:s/>Phone (206) 521-8340; Fax (206) 521-8342</text:p>
          </table:table-cell>
          <table:table-cell office:value-type="string">
            <text:p>$356.00</text:p>
          </table:table-cell>
          <table:table-cell/>
          <table:table-cell office:value-type="string">
            <text:p>1</text:p>
          </table:table-cell>
          <table:table-cell table:number-columns-repeated="3"/>
          <table:table-cell office:value-type="string">
            <text:p>$0.00</text:p>
          </table:table-cell>
          <table:table-cell office:value-type="string">
            <text:p>INGRAM MICRO, INC </text:p>
            <text:p><text:s/>PO Box 25189 </text:p>
            <text:p><text:s/>Santa Ana CA 92799 </text:p>
            <text:p><text:s/>UNITED STATES</text:p>
          </table:table-cell>
          <table:table-cell office:value-type="string">
            <text:p>8/17/2021</text:p>
          </table:table-cell>
          <table:table-cell table:number-columns-repeated="996"/>
        </table:table-row>
        <table:table-row table:style-name="ro3">
          <table:table-cell office:value-type="string">
            <text:p>IM-000000011379086-AP.pdf.txt.json</text:p>
          </table:table-cell>
          <table:table-cell office:value-type="string">
            <text:p>Ingram Micro P.O. Box 90343 </text:p>
            <text:p><text:s/>Chicago, IL 60696-0343</text:p>
          </table:table-cell>
          <table:table-cell table:number-columns-repeated="5"/>
          <table:table-cell office:value-type="string">
            <text:p>8/13/2021</text:p>
          </table:table-cell>
          <table:table-cell table:number-columns-repeated="2"/>
          <table:table-cell office:value-type="string">
            <text:p>30-URZ71-S</text:p>
          </table:table-cell>
          <table:table-cell office:value-type="string">
            <text:p>IM-14017</text:p>
          </table:table-cell>
          <table:table-cell table:number-columns-repeated="5"/>
          <table:table-cell office:value-type="string">
            <text:p>ERGOGUYS</text:p>
          </table:table-cell>
          <table:table-cell office:value-type="string">
            <text:p>5622 W. Orchid Ln. </text:p>
            <text:p><text:s/>Chandler, AZ 85226-1214</text:p>
          </table:table-cell>
          <table:table-cell office:value-type="string">
            <text:p>261,651.44</text:p>
          </table:table-cell>
          <table:table-cell table:number-columns-repeated="5"/>
          <table:table-cell office:value-type="string">
            <text:p>USD</text:p>
          </table:table-cell>
          <table:table-cell office:value-type="string">
            <text:p>INGRAM MICRO TLP (MEMPHIS) REF PO# 30-URZ71-S </text:p>
            <text:p><text:s/>3820 MICRO DRIVE </text:p>
            <text:p><text:s/>MILLINGTON, TN 38053</text:p>
          </table:table-cell>
          <table:table-cell office:value-type="string">
            <text:p>8/13/2021</text:p>
          </table:table-cell>
          <table:table-cell table:number-columns-repeated="996"/>
        </table:table-row>
        <table:table-row table:style-name="ro1">
          <table:table-cell office:value-type="string">
            <text:p>IM-000000011378827-AP.pdf.txt.json</text:p>
          </table:table-cell>
          <table:table-cell office:value-type="string">
            <text:p>Ingram Micro-Canada 55 Standish Crt Suite 1 MISSISSAUGA ON L5R 4A1 Canada</text:p>
          </table:table-cell>
          <table:table-cell/>
          <table:table-cell office:value-type="string">
            <text:p>wire or 3300938303, Inc.,</text:p>
          </table:table-cell>
          <table:table-cell table:number-columns-repeated="3"/>
          <table:table-cell office:value-type="string">
            <text:p>8/18/2021</text:p>
          </table:table-cell>
          <table:table-cell table:number-columns-repeated="3"/>
          <table:table-cell office:value-type="string">
            <text:p>262460</text:p>
          </table:table-cell>
          <table:table-cell table:number-columns-repeated="3"/>
          <table:table-cell office:value-type="string">
            <text:p>Tasman SVBKUS6S.</text:p>
          </table:table-cell>
          <table:table-cell office:value-type="string">
            <text:p>10/2/2021</text:p>
          </table:table-cell>
          <table:table-cell/>
          <table:table-cell office:value-type="string">
            <text:p>Silicon Valley Bank account at 3003 Routing: # 121140399, SWIFT Code: #</text:p>
          </table:table-cell>
          <table:table-cell office:value-type="string">
            <text:p>$20,352.00</text:p>
          </table:table-cell>
          <table:table-cell table:number-columns-repeated="6"/>
          <table:table-cell office:value-type="string">
            <text:p>PRIMECorp - Canada 3301 E Pender Street Vancouver BC V5K5J3 Canada</text:p>
          </table:table-cell>
          <table:table-cell table:number-columns-repeated="997"/>
        </table:table-row>
        <table:table-row table:style-name="ro1">
          <table:table-cell office:value-type="string">
            <text:p>IM-000000011378667-AP.pdf.txt.json</text:p>
          </table:table-cell>
          <table:table-cell office:value-type="string">
            <text:p>INGRAM MICRO LP 55 Standish Court Mississauga, L5R 4A1 CA</text:p>
          </table:table-cell>
          <table:table-cell table:number-columns-repeated="5"/>
          <table:table-cell office:value-type="string">
            <text:p>08/18/2021</text:p>
          </table:table-cell>
          <table:table-cell table:number-columns-repeated="2"/>
          <table:table-cell office:value-type="string">
            <text:p>Purchase 40-W5244-D</text:p>
          </table:table-cell>
          <table:table-cell table:number-columns-repeated="3"/>
          <table:table-cell office:value-type="string">
            <text:p>1315493</text:p>
          </table:table-cell>
          <table:table-cell table:number-columns-repeated="3"/>
          <table:table-cell office:value-type="string">
            <text:p>Fortinet, Inc US Headquarters, 899 Kifer Road, Sunnyvale, CA 94086 UNITED STATES Tel: +1-408-235-7700 Fax: +1-408-235-7737</text:p>
          </table:table-cell>
          <table:table-cell office:value-type="string">
            <text:p>$74.20</text:p>
          </table:table-cell>
          <table:table-cell/>
          <table:table-cell office:value-type="string">
            <text:p>2121263D</text:p>
          </table:table-cell>
          <table:table-cell office:value-type="string">
            <text:p>1010747827</text:p>
          </table:table-cell>
          <table:table-cell/>
          <table:table-cell office:value-type="string">
            <text:p>$74.20</text:p>
          </table:table-cell>
          <table:table-cell table:number-columns-repeated="999"/>
        </table:table-row>
        <table:table-row table:style-name="ro4">
          <table:table-cell office:value-type="string">
            <text:p>IM-000000011378858-AP.pdf.txt.json</text:p>
          </table:table-cell>
          <table:table-cell office:value-type="string">
            <text:p>INGRAM MICRO, INC. - CANADA 55 STANDISH COURT MISSISSAUGA Ontario L5R 4A1 CA</text:p>
          </table:table-cell>
          <table:table-cell office:value-type="string">
            <text:p>17.45</text:p>
          </table:table-cell>
          <table:table-cell table:number-columns-repeated="4"/>
          <table:table-cell office:value-type="string">
            <text:p>8/18/2021</text:p>
          </table:table-cell>
          <table:table-cell table:number-columns-repeated="2"/>
          <table:table-cell office:value-type="string">
            <text:p>40-W8505-D/3786</text:p>
          </table:table-cell>
          <table:table-cell office:value-type="string">
            <text:p>Invoice INV00130683</text:p>
          </table:table-cell>
          <table:table-cell table:number-columns-repeated="2"/>
          <table:table-cell office:value-type="string">
            <text:p>A2246709</text:p>
          </table:table-cell>
          <table:table-cell/>
          <table:table-cell office:value-type="string">
            <text:p>10/17/2021</text:p>
          </table:table-cell>
          <table:table-cell/>
          <table:table-cell office:value-type="string">
            <text:p>Kofax, Inc. </text:p>
            <text:p><text:s/>P.O. Box 748127 </text:p>
            <text:p><text:s/>Los Angeles, CA 90074-8127 </text:p>
            <text:p><text:s/>United</text:p>
          </table:table-cell>
          <table:table-cell office:value-type="string">
            <text:p>151.70</text:p>
          </table:table-cell>
          <table:table-cell table:number-columns-repeated="6"/>
          <table:table-cell office:value-type="string">
            <text:p>SKYSERVICE BUSINESS AVIATION INC 6120 MIDFIELD RD MISSISSAUGA ON L5P 1B1 CA</text:p>
          </table:table-cell>
          <table:table-cell table:number-columns-repeated="997"/>
        </table:table-row>
        <table:table-row table:style-name="ro4">
          <table:table-cell office:value-type="string">
            <text:p>IM-000000011378695-AP.pdf.txt.json</text:p>
          </table:table-cell>
          <table:table-cell office:value-type="string">
            <text:p>Ingram Micro </text:p>
            <text:p><text:s/>3351 Michelson Drive, Suite 100 </text:p>
            <text:p><text:s/>Irvine, CA 92612-0697</text:p>
          </table:table-cell>
          <table:table-cell table:number-columns-repeated="5"/>
          <table:table-cell office:value-type="string">
            <text:p>8/17/2021</text:p>
          </table:table-cell>
          <table:table-cell table:number-columns-repeated="2"/>
          <table:table-cell office:value-type="string">
            <text:p>30-URL88-D</text:p>
          </table:table-cell>
          <table:table-cell office:value-type="string">
            <text:p>35420</text:p>
          </table:table-cell>
          <table:table-cell table:number-columns-repeated="4"/>
          <table:table-cell office:value-type="string">
            <text:p>10/16/2021</text:p>
          </table:table-cell>
          <table:table-cell/>
          <table:table-cell office:value-type="string">
            <text:p>22572 Avenida Empresa </text:p>
            <text:p><text:s/>Rancho Santa Margarita, </text:p>
            <text:p><text:s/>CA, 92688</text:p>
          </table:table-cell>
          <table:table-cell office:value-type="string">
            <text:p>223.24</text:p>
          </table:table-cell>
          <table:table-cell table:number-columns-repeated="5"/>
          <table:table-cell office:value-type="string">
            <text:p>USD</text:p>
          </table:table-cell>
          <table:table-cell office:value-type="string">
            <text:p>OFFICE OF ADMINISTRATION </text:p>
            <text:p><text:s/>205 JEFFERSON ST </text:p>
            <text:p><text:s/>JEFFERSON BUILDING 13TH FLOOR </text:p>
            <text:p><text:s/>JEFFERSON CTY MO 651012901</text:p>
          </table:table-cell>
          <table:table-cell table:number-columns-repeated="997"/>
        </table:table-row>
        <table:table-row table:style-name="ro1">
          <table:table-cell office:value-type="string">
            <text:p>IM-000000011378698-AP.pdf.txt.json</text:p>
          </table:table-cell>
          <table:table-cell table:number-columns-repeated="6"/>
          <table:table-cell office:value-type="string">
            <text:p>7/31/2021</text:p>
          </table:table-cell>
          <table:table-cell table:number-columns-repeated="2"/>
          <table:table-cell office:value-type="string">
            <text:p>30-67956</text:p>
          </table:table-cell>
          <table:table-cell office:value-type="string">
            <text:p>ING21080507</text:p>
          </table:table-cell>
          <table:table-cell table:number-columns-repeated="6"/>
          <table:table-cell office:value-type="string">
            <text:p>Intermedia.net, Inc. PO Box 398897 San Francisco, CA 94139-8897</text:p>
          </table:table-cell>
          <table:table-cell office:value-type="string">
            <text:p>$1,715.67</text:p>
          </table:table-cell>
          <table:table-cell table:number-columns-repeated="1004"/>
        </table:table-row>
        <table:table-row table:style-name="ro5">
          <table:table-cell office:value-type="string">
            <text:p>IM-000000011379083-AP.pdf.txt.json</text:p>
          </table:table-cell>
          <table:table-cell office:value-type="string">
            <text:p>INGRAM MICRO INC 55 STANDISH COURT MISSISSAUGA ON L5R 4A1</text:p>
          </table:table-cell>
          <table:table-cell table:number-columns-repeated="3"/>
          <table:table-cell office:value-type="string">
            <text:p>40-R0303-S</text:p>
          </table:table-cell>
          <table:table-cell/>
          <table:table-cell office:value-type="string">
            <text:p>08/18/2021</text:p>
          </table:table-cell>
          <table:table-cell table:number-columns-repeated="3"/>
          <table:table-cell office:value-type="string">
            <text:p>4005054504</text:p>
          </table:table-cell>
          <table:table-cell table:number-columns-repeated="2"/>
          <table:table-cell office:value-type="string">
            <text:p>2300540520</text:p>
          </table:table-cell>
          <table:table-cell table:number-columns-repeated="3"/>
          <table:table-cell office:value-type="string">
            <text:p>Robert Bosch Inc. - T57672C, PO Box 5672, Stn A,Toronto, On, M5W 5M5, CANADA</text:p>
          </table:table-cell>
          <table:table-cell office:value-type="string">
            <text:p>393.09</text:p>
          </table:table-cell>
          <table:table-cell office:value-type="string">
            <text:p>04/06/2021</text:p>
          </table:table-cell>
          <table:table-cell office:value-type="string">
            <text:p>1/2</text:p>
          </table:table-cell>
          <table:table-cell table:number-columns-repeated="3"/>
          <table:table-cell office:value-type="string">
            <text:p>CAD</text:p>
          </table:table-cell>
          <table:table-cell office:value-type="string">
            <text:p>INGRAM MICRO INC. (CANADA), 40-R0303-S 88 FOSTER CRESCENT, L5R 4A2 MISSISSAUGA, Canada 2300540520 </text:p>
            <text:p><text:s/>DHL WORLDWIDE EXPRESS, 22128 NETWORK PLACE, 60673-1221 CHICAGO, USA</text:p>
          </table:table-cell>
          <table:table-cell table:number-columns-repeated="997"/>
        </table:table-row>
        <table:table-row table:style-name="ro1">
          <table:table-cell office:value-type="string">
            <text:p>IM-000000011378692-AP.pdf.txt.json</text:p>
          </table:table-cell>
          <table:table-cell table:number-columns-repeated="6"/>
          <table:table-cell office:value-type="string">
            <text:p>18/8/2021</text:p>
          </table:table-cell>
          <table:table-cell table:number-columns-repeated="1016"/>
        </table:table-row>
        <table:table-row table:style-name="ro1">
          <table:table-cell office:value-type="string">
            <text:p>IM-000000011387658-AP.pdf.txt.json</text:p>
          </table:table-cell>
          <table:table-cell office:value-type="string">
            <text:p>Ingram Micro, Inc. Attention Accounts Payable PO Box 25189 SANTA ANA CA 92799-5189 UNITED STATES</text:p>
          </table:table-cell>
          <table:table-cell table:number-columns-repeated="5"/>
          <table:table-cell office:value-type="string">
            <text:p>Aug 19, 2021</text:p>
          </table:table-cell>
          <table:table-cell table:number-columns-repeated="2"/>
          <table:table-cell office:value-type="string">
            <text:p>10YUA19S</text:p>
          </table:table-cell>
          <table:table-cell office:value-type="string">
            <text:p>3012496719</text:p>
          </table:table-cell>
          <table:table-cell table:number-columns-repeated="6"/>
          <table:table-cell office:value-type="string">
            <text:p>PLEASE SEND YOUR REMITTANCE TO: Intel Americas,Inc. JPMorgan Chase Bank, National Associatio P.O. Box 70877 Chicago IL 60673-0877 US Account Number: 5095956 Swift: CHASUS33XXX Bank Key: 071000013</text:p>
          </table:table-cell>
          <table:table-cell/>
          <table:table-cell office:value-type="string">
            <text:p>Jun 30, 2021</text:p>
          </table:table-cell>
          <table:table-cell office:value-type="string">
            <text:p>1</text:p>
          </table:table-cell>
          <table:table-cell office:value-type="string">
            <text:p>17839410</text:p>
          </table:table-cell>
          <table:table-cell table:number-columns-repeated="2"/>
          <table:table-cell office:value-type="string">
            <text:p>US Dollar</text:p>
          </table:table-cell>
          <table:table-cell office:value-type="string">
            <text:p>INGRAM MICRO-10 BRANCH 10 12510 Micro Dr MIRA LOMA CA 91752-1024 UNITED STATES</text:p>
          </table:table-cell>
          <table:table-cell table:number-columns-repeated="997"/>
        </table:table-row>
        <table:table-row table:style-name="ro2">
          <table:table-cell office:value-type="string">
            <text:p>IM-000000011387627-AP.pdf.txt.json</text:p>
          </table:table-cell>
          <table:table-cell office:value-type="string">
            <text:p>Ingram Micro Inc.-Canada </text:p>
            <text:p><text:s/>55 Standish Crt Suite 1 </text:p>
            <text:p><text:s/>Mississauga ON L5R </text:p>
            <text:p><text:s/>4A1Canada</text:p>
          </table:table-cell>
          <table:table-cell/>
          <table:table-cell office:value-type="string">
            <text:p>636193170</text:p>
          </table:table-cell>
          <table:table-cell table:number-columns-repeated="3"/>
          <table:table-cell office:value-type="string">
            <text:p>06/19/2021</text:p>
          </table:table-cell>
          <table:table-cell table:number-columns-repeated="2"/>
          <table:table-cell office:value-type="string">
            <text:p>40-U8974</text:p>
          </table:table-cell>
          <table:table-cell table:number-columns-repeated="7"/>
          <table:table-cell office:value-type="string">
            <text:p>AKRacing America, Inc </text:p>
            <text:p><text:s/>5217 Verdugo Way Unit C </text:p>
            <text:p><text:s/>Camarillo, CA 93012 US </text:p>
            <text:p><text:s/>+1 8053837005 </text:p>
            <text:p><text:s/>www.akracing.com</text:p>
          </table:table-cell>
          <table:table-cell office:value-type="string">
            <text:p>1,225.53</text:p>
          </table:table-cell>
          <table:table-cell table:number-columns-repeated="5"/>
          <table:table-cell office:value-type="string">
            <text:p>USD</text:p>
          </table:table-cell>
          <table:table-cell office:value-type="string">
            <text:p>Ingram Micro Inc.-Canada </text:p>
            <text:p><text:s/>55 Standish Crt Suite 1 </text:p>
            <text:p><text:s/>Mississauga ON L5R </text:p>
            <text:p><text:s/>4A1Canada</text:p>
          </table:table-cell>
          <table:table-cell table:number-columns-repeated="997"/>
        </table:table-row>
        <table:table-row table:style-name="ro2">
          <table:table-cell office:value-type="string">
            <text:p>IM-000000011387624-AP.pdf.txt.json</text:p>
          </table:table-cell>
          <table:table-cell table:number-columns-repeated="2"/>
          <table:table-cell office:value-type="string">
            <text:p>Number: 636193170</text:p>
          </table:table-cell>
          <table:table-cell table:number-columns-repeated="3"/>
          <table:table-cell office:value-type="string">
            <text:p>07/03/2021</text:p>
          </table:table-cell>
          <table:table-cell table:number-columns-repeated="2"/>
          <table:table-cell office:value-type="string">
            <text:p>10-Z4902</text:p>
          </table:table-cell>
          <table:table-cell office:value-type="string">
            <text:p>25442</text:p>
          </table:table-cell>
          <table:table-cell table:number-columns-repeated="4"/>
          <table:table-cell office:value-type="string">
            <text:p>08/17/2021</text:p>
          </table:table-cell>
          <table:table-cell/>
          <table:table-cell office:value-type="string">
            <text:p>AKRacing America, Inc </text:p>
            <text:p><text:s/>5217 Verdugo Way Unit C </text:p>
            <text:p><text:s/>Camarillo, CA 93012 US </text:p>
            <text:p><text:s/>+1 8053837005 </text:p>
            <text:p><text:s/>www.akracing.com</text:p>
          </table:table-cell>
          <table:table-cell table:number-columns-repeated="6"/>
          <table:table-cell office:value-type="string">
            <text:p>USD</text:p>
          </table:table-cell>
          <table:table-cell office:value-type="string">
            <text:p>Ingram Micro Inc.-Canada </text:p>
            <text:p><text:s/>55 Standish Crt Suite 1 </text:p>
            <text:p><text:s/>Mississauga ON L5R </text:p>
            <text:p><text:s/>4A1Canada</text:p>
          </table:table-cell>
          <table:table-cell table:number-columns-repeated="997"/>
        </table:table-row>
        <table:table-row table:style-name="ro1">
          <table:table-cell office:value-type="string">
            <text:p>IM-000000011379055-AP.pdf.txt.json</text:p>
          </table:table-cell>
          <table:table-cell office:value-type="string">
            <text:p>BILL-TO: INGRAM MICRO US 3351 Michelson Drive, Suite 100 CA Irvine US 92612</text:p>
          </table:table-cell>
          <table:table-cell/>
          <table:table-cell office:value-type="string">
            <text:p>4040006199</text:p>
          </table:table-cell>
          <table:table-cell table:number-columns-repeated="3"/>
          <table:table-cell office:value-type="string">
            <text:p>18-AUG-21</text:p>
          </table:table-cell>
          <table:table-cell table:number-columns-repeated="2"/>
          <table:table-cell office:value-type="string">
            <text:p>70-YZG16-D</text:p>
          </table:table-cell>
          <table:table-cell office:value-type="string">
            <text:p>1611426949</text:p>
          </table:table-cell>
          <table:table-cell table:number-columns-repeated="3"/>
          <table:table-cell office:value-type="string">
            <text:p>121000248 WFBIUS6S</text:p>
          </table:table-cell>
          <table:table-cell office:value-type="string">
            <text:p>17-SEP-21</text:p>
          </table:table-cell>
          <table:table-cell/>
          <table:table-cell office:value-type="string">
            <text:p>REMIT TO INFORMATION: BENEFICIARY: Fortinet Inc., 899 Kifer Road ADDRESS: Sunnyvale, CA 94086 United States</text:p>
          </table:table-cell>
          <table:table-cell office:value-type="string">
            <text:p>1,836.66</text:p>
          </table:table-cell>
          <table:table-cell office:value-type="string">
            <text:p>17-AUG-21</text:p>
          </table:table-cell>
          <table:table-cell/>
          <table:table-cell office:value-type="string">
            <text:p>1010747465</text:p>
          </table:table-cell>
          <table:table-cell table:number-columns-repeated="2"/>
          <table:table-cell office:value-type="string">
            <text:p>(USD)</text:p>
          </table:table-cell>
          <table:table-cell table:number-columns-repeated="998"/>
        </table:table-row>
        <table:table-row table:style-name="ro5">
          <table:table-cell office:value-type="string">
            <text:p>IM-000000011378983-AP.pdf.txt.json</text:p>
          </table:table-cell>
          <table:table-cell office:value-type="string">
            <text:p>Ingram Micro P.O. Box 90343 </text:p>
            <text:p><text:s/>Chicago, IL 60696-0343</text:p>
          </table:table-cell>
          <table:table-cell table:number-columns-repeated="5"/>
          <table:table-cell office:value-type="string">
            <text:p>8/5/2021</text:p>
          </table:table-cell>
          <table:table-cell table:number-columns-repeated="2"/>
          <table:table-cell office:value-type="string">
            <text:p>30-UQ527-S</text:p>
          </table:table-cell>
          <table:table-cell office:value-type="string">
            <text:p>IM-13909</text:p>
          </table:table-cell>
          <table:table-cell table:number-columns-repeated="5"/>
          <table:table-cell office:value-type="string">
            <text:p>ERGOGUYS</text:p>
          </table:table-cell>
          <table:table-cell office:value-type="string">
            <text:p>5622 W. Orchid Ln. </text:p>
            <text:p><text:s/>Chandler, AZ 85226-1214</text:p>
          </table:table-cell>
          <table:table-cell office:value-type="string">
            <text:p>Balance 214,629.12</text:p>
          </table:table-cell>
          <table:table-cell table:number-columns-repeated="7"/>
          <table:table-cell office:value-type="string">
            <text:p>8/5/2021</text:p>
          </table:table-cell>
          <table:table-cell table:number-columns-repeated="996"/>
        </table:table-row>
        <table:table-row table:style-name="ro5">
          <table:table-cell office:value-type="string">
            <text:p>IM-000000011378980-AP.pdf.txt.json</text:p>
          </table:table-cell>
          <table:table-cell office:value-type="string">
            <text:p>Ingram Micro Canada 55 Standish Court Mississauga ON L5R 4A1 CANADA</text:p>
          </table:table-cell>
          <table:table-cell/>
          <table:table-cell office:value-type="string">
            <text:p>0230-618275.61R</text:p>
          </table:table-cell>
          <table:table-cell table:number-columns-repeated="3"/>
          <table:table-cell office:value-type="string">
            <text:p>Aug 18, 2021</text:p>
          </table:table-cell>
          <table:table-cell table:number-columns-repeated="2"/>
          <table:table-cell office:value-type="string">
            <text:p>10-37309-D</text:p>
          </table:table-cell>
          <table:table-cell office:value-type="string">
            <text:p>INVCH661362</text:p>
          </table:table-cell>
          <table:table-cell table:number-columns-repeated="2"/>
          <table:table-cell office:value-type="string">
            <text:p>02088532</text:p>
          </table:table-cell>
          <table:table-cell office:value-type="string">
            <text:p>#: </text:p>
            <text:p><text:s/>UBSWCHZH80A</text:p>
          </table:table-cell>
          <table:table-cell table:number-columns-repeated="2"/>
          <table:table-cell office:value-type="string">
            <text:p>Acronis International GmbH </text:p>
            <text:p><text:s/>Rheinweg 9 8200 Schaffhausen SWITZERLAND</text:p>
          </table:table-cell>
          <table:table-cell/>
          <table:table-cell office:value-type="string">
            <text:p>Aug 18, 2021</text:p>
          </table:table-cell>
          <table:table-cell/>
          <table:table-cell office:value-type="string">
            <text:p>SOCH669650</text:p>
          </table:table-cell>
          <table:table-cell table:number-columns-repeated="1001"/>
        </table:table-row>
        <table:table-row table:style-name="ro2">
          <table:table-cell office:value-type="string">
            <text:p>IM-000000011379021-AP.pdf.txt.json</text:p>
          </table:table-cell>
          <table:table-cell office:value-type="string">
            <text:p>INGRAM MICRO, INC </text:p>
            <text:p><text:s/>PO Box 25189 </text:p>
            <text:p><text:s/>Santa Ana CA 92799 </text:p>
            <text:p><text:s/>UNITED STATES</text:p>
          </table:table-cell>
          <table:table-cell table:number-columns-repeated="5"/>
          <table:table-cell office:value-type="string">
            <text:p>8/17/2021</text:p>
          </table:table-cell>
          <table:table-cell table:number-columns-repeated="2"/>
          <table:table-cell office:value-type="string">
            <text:p>14-57111</text:p>
          </table:table-cell>
          <table:table-cell office:value-type="string">
            <text:p>1093370</text:p>
          </table:table-cell>
          <table:table-cell table:number-columns-repeated="6"/>
          <table:table-cell office:value-type="string">
            <text:p>WatchGuard Technologies, Inc. </text:p>
            <text:p><text:s/>505 5th Ave. S. </text:p>
            <text:p><text:s/>Suite 500 </text:p>
            <text:p><text:s/>Seattle, WA 98104-3892 </text:p>
            <text:p><text:s/>Phone (206) 521-8340; Fax (206) 521-8342</text:p>
          </table:table-cell>
          <table:table-cell table:number-columns-repeated="2"/>
          <table:table-cell office:value-type="string">
            <text:p>1</text:p>
          </table:table-cell>
          <table:table-cell table:number-columns-repeated="3"/>
          <table:table-cell office:value-type="string">
            <text:p>$0.00</text:p>
          </table:table-cell>
          <table:table-cell/>
          <table:table-cell office:value-type="string">
            <text:p>8/17/2021</text:p>
          </table:table-cell>
          <table:table-cell table:number-columns-repeated="996"/>
        </table:table-row>
        <table:table-row table:style-name="ro1">
          <table:table-cell office:value-type="string">
            <text:p>IM-000000011379152-AP.pdf.txt.json</text:p>
          </table:table-cell>
          <table:table-cell table:number-columns-repeated="2"/>
          <table:table-cell office:value-type="string">
            <text:p>69070910, ABA#</text:p>
          </table:table-cell>
          <table:table-cell/>
          <table:table-cell office:value-type="string">
            <text:p>Order # 3045250</text:p>
          </table:table-cell>
          <table:table-cell table:number-columns-repeated="4"/>
          <table:table-cell office:value-type="string">
            <text:p>Purchase 70-YZW97-D</text:p>
          </table:table-cell>
          <table:table-cell office:value-type="string">
            <text:p>704232</text:p>
          </table:table-cell>
          <table:table-cell table:number-columns-repeated="2"/>
          <table:table-cell office:value-type="string">
            <text:p>104801</text:p>
          </table:table-cell>
          <table:table-cell office:value-type="string">
            <text:p>BOFAUS3N ABA#</text:p>
          </table:table-cell>
          <table:table-cell office:value-type="string">
            <text:p>Due Date 17-SEP-21</text:p>
          </table:table-cell>
          <table:table-cell/>
          <table:table-cell office:value-type="string">
            <text:p>F5 Networks, Inc. c/o Bank of America PO BOX 406097 Atlanta GA 30384-6097</text:p>
          </table:table-cell>
          <table:table-cell office:value-type="string">
            <text:p>Total 659.91</text:p>
          </table:table-cell>
          <table:table-cell/>
          <table:table-cell office:value-type="string">
            <text:p>2121263D</text:p>
          </table:table-cell>
          <table:table-cell table:number-columns-repeated="4"/>
          <table:table-cell office:value-type="string">
            <text:p>Jack Henry &amp; Associates 2135 E Primrose St Springfield MO 65804-4589</text:p>
          </table:table-cell>
          <table:table-cell table:number-columns-repeated="997"/>
        </table:table-row>
        <table:table-row table:style-name="ro1">
          <table:table-cell office:value-type="string">
            <text:p>IM-000000011378764-AP.pdf.txt.json</text:p>
          </table:table-cell>
          <table:table-cell table:number-columns-repeated="2"/>
          <table:table-cell office:value-type="string">
            <text:p>Quest 939329637</text:p>
          </table:table-cell>
          <table:table-cell table:number-columns-repeated="3"/>
          <table:table-cell office:value-type="string">
            <text:p>17-AUG-2021</text:p>
          </table:table-cell>
          <table:table-cell table:number-columns-repeated="2"/>
          <table:table-cell office:value-type="string">
            <text:p>21-LM429-D/ 694541021-1/ PO- Q-1306174 End User</text:p>
          </table:table-cell>
          <table:table-cell office:value-type="string">
            <text:p>1000972596</text:p>
          </table:table-cell>
          <table:table-cell table:number-columns-repeated="2"/>
          <table:table-cell office:value-type="string">
            <text:p>12583</text:p>
          </table:table-cell>
          <table:table-cell office:value-type="string">
            <text:p>Code:CHASUS33</text:p>
          </table:table-cell>
          <table:table-cell office:value-type="string">
            <text:p>Due 16-SEP-21</text:p>
          </table:table-cell>
          <table:table-cell/>
          <table:table-cell office:value-type="string">
            <text:p>Quest Software Inc. P.O. Box 731381 Dallas TX 75373-1381 United States</text:p>
          </table:table-cell>
          <table:table-cell office:value-type="string">
            <text:p>11,195.34</text:p>
          </table:table-cell>
          <table:table-cell office:value-type="string">
            <text:p>17-AUG-2021</text:p>
          </table:table-cell>
          <table:table-cell table:number-columns-repeated="4"/>
          <table:table-cell office:value-type="string">
            <text:p>USD</text:p>
          </table:table-cell>
          <table:table-cell office:value-type="string">
            <text:p>ASSET MANAGEMENT OFFICE David James 900 SAC BLVD STE D1.108 Offutt A F B, NE 68113 United States</text:p>
          </table:table-cell>
          <table:table-cell office:value-type="string">
            <text:p>17-AUG-2021</text:p>
          </table:table-cell>
          <table:table-cell table:number-columns-repeated="996"/>
        </table:table-row>
        <table:table-row table:style-name="ro1">
          <table:table-cell office:value-type="string">
            <text:p>IM-000000011378758-AP.pdf.txt.json</text:p>
          </table:table-cell>
          <table:table-cell office:value-type="string">
            <text:p>INGRAM MICRO INC Accounts Payable 3351 Michelson Dr Ste 100 Ste 100 IRVINE, CA 92612 United States</text:p>
          </table:table-cell>
          <table:table-cell/>
          <table:table-cell office:value-type="string">
            <text:p>Quest 939329637</text:p>
          </table:table-cell>
          <table:table-cell table:number-columns-repeated="3"/>
          <table:table-cell office:value-type="string">
            <text:p>17-AUG-2021</text:p>
          </table:table-cell>
          <table:table-cell table:number-columns-repeated="2"/>
          <table:table-cell office:value-type="string">
            <text:p>70-YZ073-D / 4500217213 / 10 End User</text:p>
          </table:table-cell>
          <table:table-cell office:value-type="string">
            <text:p>1000972569</text:p>
          </table:table-cell>
          <table:table-cell table:number-columns-repeated="2"/>
          <table:table-cell office:value-type="string">
            <text:p>12583</text:p>
          </table:table-cell>
          <table:table-cell office:value-type="string">
            <text:p>Code:CHASUS33</text:p>
          </table:table-cell>
          <table:table-cell table:number-columns-repeated="3"/>
          <table:table-cell office:value-type="string">
            <text:p>4,047.23</text:p>
          </table:table-cell>
          <table:table-cell office:value-type="string">
            <text:p>17-AUG-2021</text:p>
          </table:table-cell>
          <table:table-cell office:value-type="string">
            <text:p>1 / 1</text:p>
          </table:table-cell>
          <table:table-cell table:number-columns-repeated="3"/>
          <table:table-cell office:value-type="string">
            <text:p>USD</text:p>
          </table:table-cell>
          <table:table-cell office:value-type="string">
            <text:p>ACADEMY SPORTS Scott Mason 1549 Primewest Pkwy KATY, TX 77449 United States</text:p>
          </table:table-cell>
          <table:table-cell office:value-type="string">
            <text:p>17-AUG-2021</text:p>
          </table:table-cell>
          <table:table-cell table:number-columns-repeated="996"/>
        </table:table-row>
        <table:table-row table:style-name="ro1">
          <table:table-cell office:value-type="string">
            <text:p>IM-000000011378792-AP.pdf.txt.json</text:p>
          </table:table-cell>
          <table:table-cell office:value-type="string">
            <text:p>INGRAM MICRO INC PO BOX 1900 STN B MISSISSAUGA ON L4Y 3W6 CANADA</text:p>
          </table:table-cell>
          <table:table-cell table:number-columns-repeated="5"/>
          <table:table-cell office:value-type="string">
            <text:p>2021-08-18</text:p>
          </table:table-cell>
          <table:table-cell table:number-columns-repeated="2"/>
          <table:table-cell office:value-type="string">
            <text:p>70-YZN42</text:p>
          </table:table-cell>
          <table:table-cell table:number-columns-repeated="5"/>
          <table:table-cell office:value-type="string">
            <text:p>2021-09-17</text:p>
          </table:table-cell>
          <table:table-cell/>
          <table:table-cell office:value-type="string">
            <text:p>RSA Security LLC ACCT# 1139765059 PO Box 654059 Dallas TX 75265-4059</text:p>
          </table:table-cell>
          <table:table-cell office:value-type="string">
            <text:p>905.20</text:p>
          </table:table-cell>
          <table:table-cell/>
          <table:table-cell office:value-type="string">
            <text:p>Jun 07, 2021</text:p>
          </table:table-cell>
          <table:table-cell table:number-columns-repeated="3"/>
          <table:table-cell office:value-type="string">
            <text:p>USD</text:p>
          </table:table-cell>
          <table:table-cell office:value-type="string">
            <text:p>Company LAMPS PLUS MICHAEL SANDOVAL MICHAEL SANDOVAL 20238 PLUMMER ST CHATSWORTH CA 91311</text:p>
          </table:table-cell>
          <table:table-cell table:number-columns-repeated="997"/>
        </table:table-row>
        <table:table-row table:style-name="ro1">
          <table:table-cell office:value-type="string">
            <text:p>IM-000000011378755-AP.pdf.txt.json</text:p>
          </table:table-cell>
          <table:table-cell table:number-columns-repeated="2"/>
          <table:table-cell office:value-type="string">
            <text:p>Quest 939329637</text:p>
          </table:table-cell>
          <table:table-cell table:number-columns-repeated="6"/>
          <table:table-cell office:value-type="string">
            <text:p>70-YZ885-D / US-PO-1128748 / Q-1322552 End User</text:p>
          </table:table-cell>
          <table:table-cell office:value-type="string">
            <text:p>1000972598</text:p>
          </table:table-cell>
          <table:table-cell table:number-columns-repeated="2"/>
          <table:table-cell office:value-type="string">
            <text:p>12583</text:p>
          </table:table-cell>
          <table:table-cell office:value-type="string">
            <text:p>Code:CHASUS33</text:p>
          </table:table-cell>
          <table:table-cell table:number-columns-repeated="2"/>
          <table:table-cell office:value-type="string">
            <text:p>Quest Software Inc. P.O. Box 731381 Dallas TX 75373-1381 United States</text:p>
          </table:table-cell>
          <table:table-cell office:value-type="string">
            <text:p>1,791.55</text:p>
          </table:table-cell>
          <table:table-cell office:value-type="string">
            <text:p>17-AUG-2021</text:p>
          </table:table-cell>
          <table:table-cell office:value-type="string">
            <text:p>1 / 1</text:p>
          </table:table-cell>
          <table:table-cell table:number-columns-repeated="4"/>
          <table:table-cell office:value-type="string">
            <text:p>LNR PROPERTY LLC Marvin Saint-Fleur 1601 Washington Ave Fl 8 Fl 8 MIAMI BEACH, FL 33139 United States</text:p>
          </table:table-cell>
          <table:table-cell office:value-type="string">
            <text:p>17-AUG-2021</text:p>
          </table:table-cell>
          <table:table-cell table:number-columns-repeated="996"/>
        </table:table-row>
        <table:table-row table:style-name="ro4">
          <table:table-cell office:value-type="string">
            <text:p>IM-000000011378864-AP.pdf.txt.json</text:p>
          </table:table-cell>
          <table:table-cell office:value-type="string">
            <text:p>INGRAM MICRO 3351 MICHELSON DR STE 100 IRVINE California 92612 US</text:p>
          </table:table-cell>
          <table:table-cell table:number-columns-repeated="3"/>
          <table:table-cell office:value-type="string">
            <text:p>SO00216891</text:p>
          </table:table-cell>
          <table:table-cell/>
          <table:table-cell office:value-type="string">
            <text:p>8/18/2021</text:p>
          </table:table-cell>
          <table:table-cell table:number-columns-repeated="2"/>
          <table:table-cell office:value-type="string">
            <text:p>30UTW43D -DO 21027263</text:p>
          </table:table-cell>
          <table:table-cell office:value-type="string">
            <text:p>Invoice INV00130688</text:p>
          </table:table-cell>
          <table:table-cell table:number-columns-repeated="2"/>
          <table:table-cell office:value-type="string">
            <text:p>A2153228</text:p>
          </table:table-cell>
          <table:table-cell table:number-columns-repeated="3"/>
          <table:table-cell office:value-type="string">
            <text:p>Kofax, Inc. </text:p>
            <text:p><text:s/>P.O. Box 748127 </text:p>
            <text:p><text:s/>Los Angeles, CA 90074-8127 </text:p>
            <text:p><text:s/>United</text:p>
          </table:table-cell>
          <table:table-cell office:value-type="string">
            <text:p>13,622.40</text:p>
          </table:table-cell>
          <table:table-cell/>
          <table:table-cell office:value-type="string">
            <text:p>1 of 1</text:p>
          </table:table-cell>
          <table:table-cell table:number-columns-repeated="3"/>
          <table:table-cell office:value-type="string">
            <text:p>USD</text:p>
          </table:table-cell>
          <table:table-cell office:value-type="string">
            <text:p>AL ATTORNEY GENERAL - ADMIN DIV 501 WASHINGTON AVE #354 MONTGOMERY AL 36130 US</text:p>
          </table:table-cell>
          <table:table-cell table:number-columns-repeated="997"/>
        </table:table-row>
        <table:table-row table:style-name="ro5">
          <table:table-cell office:value-type="string">
            <text:p>IM-000000011378958-AP.pdf.txt.json</text:p>
          </table:table-cell>
          <table:table-cell office:value-type="string">
            <text:p>Ingram Micro 3351 Michelson Dr, Suite 100 Irvine CA 92612-0697 UNITED STATES</text:p>
          </table:table-cell>
          <table:table-cell/>
          <table:table-cell office:value-type="string">
            <text:p>#: 1191053337</text:p>
          </table:table-cell>
          <table:table-cell table:number-columns-repeated="3"/>
          <table:table-cell office:value-type="string">
            <text:p>Aug 18, 2021</text:p>
          </table:table-cell>
          <table:table-cell table:number-columns-repeated="2"/>
          <table:table-cell office:value-type="string">
            <text:p>30-71650-D</text:p>
          </table:table-cell>
          <table:table-cell office:value-type="string">
            <text:p>INVUS055151</text:p>
          </table:table-cell>
          <table:table-cell table:number-columns-repeated="2"/>
          <table:table-cell office:value-type="string">
            <text:p>02558414</text:p>
          </table:table-cell>
          <table:table-cell office:value-type="string">
            <text:p>#: BRKLUS3A</text:p>
          </table:table-cell>
          <table:table-cell table:number-columns-repeated="2"/>
          <table:table-cell office:value-type="string">
            <text:p>Acronis, Inc. </text:p>
            <text:p><text:s/>1 Van De Graaff Dr 3rd Floor Burlington, MA 01803 UNITED STATES</text:p>
          </table:table-cell>
          <table:table-cell office:value-type="string">
            <text:p>187.50</text:p>
          </table:table-cell>
          <table:table-cell office:value-type="string">
            <text:p>Aug 18, 2021</text:p>
          </table:table-cell>
          <table:table-cell/>
          <table:table-cell office:value-type="string">
            <text:p>SOUS056730</text:p>
          </table:table-cell>
          <table:table-cell table:number-columns-repeated="2"/>
          <table:table-cell office:value-type="string">
            <text:p>USD:</text:p>
          </table:table-cell>
          <table:table-cell table:number-columns-repeated="998"/>
        </table:table-row>
        <table:table-row table:style-name="ro1">
          <table:table-cell office:value-type="string">
            <text:p>IM-000000011378770-AP.pdf.txt.json</text:p>
          </table:table-cell>
          <table:table-cell office:value-type="string">
            <text:p>INGRAM MICRO INC Accounts Payable 3351 Michelson Dr Ste 100 Ste 100 IRVINE, CA 92612 United States</text:p>
          </table:table-cell>
          <table:table-cell table:number-columns-repeated="5"/>
          <table:table-cell office:value-type="string">
            <text:p>17-AUG-2021</text:p>
          </table:table-cell>
          <table:table-cell table:number-columns-repeated="2"/>
          <table:table-cell office:value-type="string">
            <text:p>30-UTQ95-D / P21337110 / PO- Q-1308736 End User</text:p>
          </table:table-cell>
          <table:table-cell office:value-type="string">
            <text:p>1000972602</text:p>
          </table:table-cell>
          <table:table-cell table:number-columns-repeated="2"/>
          <table:table-cell office:value-type="string">
            <text:p>12583</text:p>
          </table:table-cell>
          <table:table-cell office:value-type="string">
            <text:p>Code:CHASUS33</text:p>
          </table:table-cell>
          <table:table-cell office:value-type="string">
            <text:p>Due 16-SEP-21</text:p>
          </table:table-cell>
          <table:table-cell/>
          <table:table-cell office:value-type="string">
            <text:p>Quest Software Inc. P.O. Box 731381 Dallas TX 75373-1381 United States</text:p>
          </table:table-cell>
          <table:table-cell office:value-type="string">
            <text:p>4,623.54</text:p>
          </table:table-cell>
          <table:table-cell table:number-columns-repeated="6"/>
          <table:table-cell office:value-type="string">
            <text:p>CCC INFORMATION SERVICES INC Bantval Holla 222 Merchandise Mart Ste 900 Ste 900 CHICAGO, IL 60654 United States</text:p>
          </table:table-cell>
          <table:table-cell office:value-type="string">
            <text:p>17-AUG-2021</text:p>
          </table:table-cell>
          <table:table-cell table:number-columns-repeated="996"/>
        </table:table-row>
        <table:table-row table:style-name="ro1">
          <table:table-cell office:value-type="string">
            <text:p>IM-000000011387608-AP.pdf.txt.json</text:p>
          </table:table-cell>
          <table:table-cell office:value-type="string">
            <text:p>INGRAM MICRO 3351 MICHELSON DR STE 100 IRVINE, CA 92612 US</text:p>
          </table:table-cell>
          <table:table-cell table:number-columns-repeated="5"/>
          <table:table-cell office:value-type="string">
            <text:p>DATE 18-AUG-21</text:p>
          </table:table-cell>
          <table:table-cell table:number-columns-repeated="2"/>
          <table:table-cell office:value-type="string">
            <text:p>30UTZ91D</text:p>
          </table:table-cell>
          <table:table-cell office:value-type="string">
            <text:p>50795765</text:p>
          </table:table-cell>
          <table:table-cell/>
          <table:table-cell office:value-type="string">
            <text:p>25.65</text:p>
          </table:table-cell>
          <table:table-cell office:value-type="string">
            <text:p>4030</text:p>
          </table:table-cell>
          <table:table-cell/>
          <table:table-cell office:value-type="string">
            <text:p>17-OCT-21</text:p>
          </table:table-cell>
          <table:table-cell/>
          <table:table-cell office:value-type="string">
            <text:p>NUANCE COMMUNICATIONS, INC PO BOX 2561 CAROL STREAM, IL 60132-2561 US</text:p>
          </table:table-cell>
          <table:table-cell office:value-type="string">
            <text:p>25.65</text:p>
          </table:table-cell>
          <table:table-cell table:number-columns-repeated="5"/>
          <table:table-cell office:value-type="string">
            <text:p>PAID USD</text:p>
          </table:table-cell>
          <table:table-cell office:value-type="string">
            <text:p>SHIP TO: LISA DOWLING CINDY GILLIS/P21347534 520 N MARKET PLACE DR STE 130 CENTERVILLE, UT 84014 US</text:p>
          </table:table-cell>
          <table:table-cell office:value-type="string">
            <text:p>18-AUG-21</text:p>
          </table:table-cell>
          <table:table-cell table:number-columns-repeated="996"/>
        </table:table-row>
        <table:table-row table:style-name="ro1">
          <table:table-cell office:value-type="string">
            <text:p>IM-000000011387639-AP.pdf.txt.json</text:p>
          </table:table-cell>
          <table:table-cell office:value-type="string">
            <text:p>BILL TO ATTN: ACCOUNTS PAYABLE INGRAM MICRO U.S. TRADE PAYABLES 55 STANDISH COURT MISSISSAUGA, ONTARIO, L5R-4A1 Canada</text:p>
          </table:table-cell>
          <table:table-cell/>
          <table:table-cell office:value-type="string">
            <text:p>1499987346</text:p>
          </table:table-cell>
          <table:table-cell table:number-columns-repeated="6"/>
          <table:table-cell office:value-type="string">
            <text:p>70-YPX24-D</text:p>
          </table:table-cell>
          <table:table-cell office:value-type="string">
            <text:p>12450140</text:p>
          </table:table-cell>
          <table:table-cell table:number-columns-repeated="2"/>
          <table:table-cell office:value-type="string">
            <text:p>1271</text:p>
          </table:table-cell>
          <table:table-cell/>
          <table:table-cell office:value-type="string">
            <text:p>01-OCT-21</text:p>
          </table:table-cell>
          <table:table-cell/>
          <table:table-cell office:value-type="string">
            <text:p>Invoice is assigned to, and payable to Corsair Memory Inc. 47100 Bayside Parkway, Fremont, CA 94538, USA</text:p>
          </table:table-cell>
          <table:table-cell office:value-type="string">
            <text:p>14,720.00</text:p>
          </table:table-cell>
          <table:table-cell table:number-columns-repeated="2"/>
          <table:table-cell office:value-type="string">
            <text:p>11822751</text:p>
          </table:table-cell>
          <table:table-cell table:number-columns-repeated="2"/>
          <table:table-cell office:value-type="string">
            <text:p>(USD)</text:p>
          </table:table-cell>
          <table:table-cell office:value-type="string">
            <text:p>SHIP TO ATTN: RECEIVING INGRAM MICRO DROP SHIP CUSTOMER ALABAMA LAW ENFORCEMENT AGENCY 301 S RIPLEY ST MONTGOMERY, AL 36104 United States</text:p>
          </table:table-cell>
          <table:table-cell office:value-type="string">
            <text:p>17-AUG-21</text:p>
          </table:table-cell>
          <table:table-cell table:number-columns-repeated="996"/>
        </table:table-row>
        <table:table-row table:style-name="ro1">
          <table:table-cell office:value-type="string">
            <text:p>IM-000000011378808-AP.pdf.txt.json</text:p>
          </table:table-cell>
          <table:table-cell office:value-type="string">
            <text:p>BILL-TO: INGRAM MICRO US 3351 Michelson Drive, Suite 100 CA Irvine US 92612</text:p>
          </table:table-cell>
          <table:table-cell/>
          <table:table-cell office:value-type="string">
            <text:p>4040006199</text:p>
          </table:table-cell>
          <table:table-cell table:number-columns-repeated="6"/>
          <table:table-cell office:value-type="string">
            <text:p>50-XP758-D</text:p>
          </table:table-cell>
          <table:table-cell office:value-type="string">
            <text:p>1611426850</text:p>
          </table:table-cell>
          <table:table-cell table:number-columns-repeated="2"/>
          <table:table-cell office:value-type="string">
            <text:p>53948</text:p>
          </table:table-cell>
          <table:table-cell office:value-type="string">
            <text:p>121000248 WFBIUS6S</text:p>
          </table:table-cell>
          <table:table-cell table:number-columns-repeated="2"/>
          <table:table-cell office:value-type="string">
            <text:p>REMIT TO INFORMATION: BENEFICIARY: Fortinet Inc., 899 Kifer Road ADDRESS: Sunnyvale, CA 94086 United States</text:p>
          </table:table-cell>
          <table:table-cell office:value-type="string">
            <text:p>13,810.68</text:p>
          </table:table-cell>
          <table:table-cell office:value-type="string">
            <text:p>17-AUG-21</text:p>
          </table:table-cell>
          <table:table-cell office:value-type="string">
            <text:p>1 of 1</text:p>
          </table:table-cell>
          <table:table-cell office:value-type="string">
            <text:p>1010747431</text:p>
          </table:table-cell>
          <table:table-cell table:number-columns-repeated="1001"/>
        </table:table-row>
        <table:table-row table:style-name="ro5">
          <table:table-cell office:value-type="string">
            <text:p>IM-000000011387573-AP.pdf.txt.json</text:p>
          </table:table-cell>
          <table:table-cell office:value-type="string">
            <text:p>INGRAM MICRO CANADA 55 STANDISH COURT ATTN A/P VENDOR #6942 MISSISSAUGA, ON L5R 4A1 CA</text:p>
          </table:table-cell>
          <table:table-cell table:number-columns-repeated="3"/>
          <table:table-cell office:value-type="string">
            <text:p>30221003847</text:p>
          </table:table-cell>
          <table:table-cell table:number-columns-repeated="11"/>
          <table:table-cell office:value-type="string">
            <text:p>Optoma Technology Inc</text:p>
          </table:table-cell>
          <table:table-cell office:value-type="string">
            <text:p>47697 Westinghouse Dr Fremont, CA 94539, US </text:p>
            <text:p><text:s/>(510)897-8600</text:p>
          </table:table-cell>
          <table:table-cell/>
          <table:table-cell office:value-type="string">
            <text:p>08/17/2021</text:p>
          </table:table-cell>
          <table:table-cell office:value-type="string">
            <text:p>1/1</text:p>
          </table:table-cell>
          <table:table-cell table:number-columns-repeated="4"/>
          <table:table-cell office:value-type="string">
            <text:p>INGRAM MICRO CANADA - #2 88 FOSTER CRESCENT ATTN A/P VENDOR #6942 MISSISSAUGA, ON L5R 4A2 CA</text:p>
          </table:table-cell>
          <table:table-cell office:value-type="string">
            <text:p>08/18/2021</text:p>
          </table:table-cell>
          <table:table-cell table:number-columns-repeated="996"/>
        </table:table-row>
        <table:table-row table:style-name="ro3">
          <table:table-cell office:value-type="string">
            <text:p>IM-000000011378680-AP.pdf.txt.json</text:p>
          </table:table-cell>
          <table:table-cell office:value-type="string">
            <text:p>Ingram Micro </text:p>
            <text:p><text:s/>3351 Michelson Drive, Suite 100 </text:p>
            <text:p><text:s/>Irvine, CA 92612-0697</text:p>
          </table:table-cell>
          <table:table-cell table:number-columns-repeated="5"/>
          <table:table-cell office:value-type="string">
            <text:p>8/17/2021</text:p>
          </table:table-cell>
          <table:table-cell table:number-columns-repeated="2"/>
          <table:table-cell office:value-type="string">
            <text:p>60-FYL88-D</text:p>
          </table:table-cell>
          <table:table-cell office:value-type="string">
            <text:p>35415</text:p>
          </table:table-cell>
          <table:table-cell table:number-columns-repeated="4"/>
          <table:table-cell office:value-type="string">
            <text:p>10/16/2021</text:p>
          </table:table-cell>
          <table:table-cell/>
          <table:table-cell office:value-type="string">
            <text:p>22572 Avenida Empresa </text:p>
            <text:p><text:s/>Rancho Santa Margarita, </text:p>
            <text:p><text:s/>CA, 92688</text:p>
          </table:table-cell>
          <table:table-cell office:value-type="string">
            <text:p>708.00</text:p>
          </table:table-cell>
          <table:table-cell table:number-columns-repeated="2"/>
          <table:table-cell office:value-type="string">
            <text:p>60-FYL88-D</text:p>
          </table:table-cell>
          <table:table-cell table:number-columns-repeated="2"/>
          <table:table-cell office:value-type="string">
            <text:p>USD</text:p>
          </table:table-cell>
          <table:table-cell table:number-columns-repeated="998"/>
        </table:table-row>
        <table:table-row table:style-name="ro2">
          <table:table-cell office:value-type="string">
            <text:p>IM-000000011378683-AP.pdf.txt.json</text:p>
          </table:table-cell>
          <table:table-cell office:value-type="string">
            <text:p>Canada AP </text:p>
            <text:p><text:s/>Ingram Micro, Inc. - CA </text:p>
            <text:p><text:s/>P.O. Box 1900 Station B </text:p>
            <text:p><text:s/>Mississauga ON L4Y 3W6 </text:p>
            <text:p><text:s/>Canada</text:p>
          </table:table-cell>
          <table:table-cell/>
          <table:table-cell office:value-type="string">
            <text:p>2010203004</text:p>
          </table:table-cell>
          <table:table-cell table:number-columns-repeated="3"/>
          <table:table-cell office:value-type="string">
            <text:p>08/18/2021</text:p>
          </table:table-cell>
          <table:table-cell table:number-columns-repeated="2"/>
          <table:table-cell office:value-type="string">
            <text:p>4028770D</text:p>
          </table:table-cell>
          <table:table-cell office:value-type="string">
            <text:p>INV1460293</text:p>
          </table:table-cell>
          <table:table-cell table:number-columns-repeated="3"/>
          <table:table-cell office:value-type="string">
            <text:p>CITICATTBCH</text:p>
          </table:table-cell>
          <table:table-cell office:value-type="string">
            <text:p>10/02/2021</text:p>
          </table:table-cell>
          <table:table-cell/>
          <table:table-cell office:value-type="string">
            <text:p>ESET Canada Inc. </text:p>
            <text:p><text:s/>125 Commerce Valley Dr. W Suite #601 </text:p>
            <text:p><text:s/>Thornhill L3T 7W4 </text:p>
            <text:p><text:s/>Canada</text:p>
          </table:table-cell>
          <table:table-cell office:value-type="string">
            <text:p>$48.03</text:p>
          </table:table-cell>
          <table:table-cell/>
          <table:table-cell office:value-type="string">
            <text:p>2 / 2</text:p>
          </table:table-cell>
          <table:table-cell office:value-type="string">
            <text:p>01881552</text:p>
          </table:table-cell>
          <table:table-cell table:number-columns-repeated="2"/>
          <table:table-cell office:value-type="string">
            <text:p>CAD</text:p>
          </table:table-cell>
          <table:table-cell table:number-columns-repeated="998"/>
        </table:table-row>
        <table:table-row table:style-name="ro1">
          <table:table-cell office:value-type="string">
            <text:p>IM-000000011378689-AP.pdf.txt.json</text:p>
          </table:table-cell>
          <table:table-cell office:value-type="string">
            <text:p>Ingram Micro Canada LP 55 Standish Court Mississauga ON L5R 4A1 Canada Phone Number: (905) 755-5000</text:p>
          </table:table-cell>
          <table:table-cell office:value-type="string">
            <text:p>39.65</text:p>
          </table:table-cell>
          <table:table-cell table:number-columns-repeated="2"/>
          <table:table-cell office:value-type="string">
            <text:p>10356296</text:p>
          </table:table-cell>
          <table:table-cell/>
          <table:table-cell office:value-type="string">
            <text:p>08/18/2021</text:p>
          </table:table-cell>
          <table:table-cell table:number-columns-repeated="2"/>
          <table:table-cell office:value-type="string">
            <text:p>40-23701</text:p>
          </table:table-cell>
          <table:table-cell office:value-type="string">
            <text:p>90838904</text:p>
          </table:table-cell>
          <table:table-cell/>
          <table:table-cell office:value-type="string">
            <text:p>305.00</text:p>
          </table:table-cell>
          <table:table-cell table:number-columns-repeated="2"/>
          <table:table-cell office:value-type="string">
            <text:p>09/17/2021</text:p>
          </table:table-cell>
          <table:table-cell/>
          <table:table-cell office:value-type="string">
            <text:p>3000 Tannery Way Santa Clara CA 95054 USA GST# 83642 7658 RT0001</text:p>
          </table:table-cell>
          <table:table-cell office:value-type="string">
            <text:p>344.65</text:p>
          </table:table-cell>
          <table:table-cell/>
          <table:table-cell office:value-type="string">
            <text:p>1 of</text:p>
          </table:table-cell>
          <table:table-cell table:number-columns-repeated="3"/>
          <table:table-cell office:value-type="string">
            <text:p>CAD</text:p>
          </table:table-cell>
          <table:table-cell/>
          <table:table-cell office:value-type="string">
            <text:p>08/18/2021</text:p>
          </table:table-cell>
          <table:table-cell table:number-columns-repeated="996"/>
        </table:table-row>
        <table:table-row table:style-name="ro5">
          <table:table-cell office:value-type="string">
            <text:p>IM-000000011378776-AP.pdf.txt.json</text:p>
          </table:table-cell>
          <table:table-cell table:number-columns-repeated="2"/>
          <table:table-cell office:value-type="string">
            <text:p>#: 1191053337</text:p>
          </table:table-cell>
          <table:table-cell table:number-columns-repeated="3"/>
          <table:table-cell office:value-type="string">
            <text:p>Aug 18, 2021</text:p>
          </table:table-cell>
          <table:table-cell table:number-columns-repeated="2"/>
          <table:table-cell office:value-type="string">
            <text:p>10-YXW70-D</text:p>
          </table:table-cell>
          <table:table-cell table:number-columns-repeated="3"/>
          <table:table-cell office:value-type="string">
            <text:p>02558414</text:p>
          </table:table-cell>
          <table:table-cell office:value-type="string">
            <text:p>#: BRKLUS3A</text:p>
          </table:table-cell>
          <table:table-cell table:number-columns-repeated="2"/>
          <table:table-cell office:value-type="string">
            <text:p>Acronis, Inc. </text:p>
            <text:p><text:s/>1 Van De Graaff Dr 3rd Floor Burlington, MA 01803 UNITED STATES</text:p>
          </table:table-cell>
          <table:table-cell office:value-type="string">
            <text:p>2,511.40</text:p>
          </table:table-cell>
          <table:table-cell office:value-type="string">
            <text:p>Aug 18, 2021</text:p>
          </table:table-cell>
          <table:table-cell/>
          <table:table-cell office:value-type="string">
            <text:p>SOUS056721</text:p>
          </table:table-cell>
          <table:table-cell table:number-columns-repeated="2"/>
          <table:table-cell office:value-type="string">
            <text:p>USD</text:p>
          </table:table-cell>
          <table:table-cell table:number-columns-repeated="998"/>
        </table:table-row>
        <table:table-row table:style-name="ro3">
          <table:table-cell office:value-type="string">
            <text:p>IM-000000011378802-AP.pdf.txt.json</text:p>
          </table:table-cell>
          <table:table-cell office:value-type="string">
            <text:p>Ingram Micro </text:p>
            <text:p><text:s/>55 Standish Court </text:p>
            <text:p><text:s/>Mississauga, ON L5R 4A1</text:p>
          </table:table-cell>
          <table:table-cell table:number-columns-repeated="5"/>
          <table:table-cell office:value-type="string">
            <text:p>8/15/2021</text:p>
          </table:table-cell>
          <table:table-cell table:number-columns-repeated="2"/>
          <table:table-cell office:value-type="string">
            <text:p>40-H6772-D</text:p>
          </table:table-cell>
          <table:table-cell office:value-type="string">
            <text:p>13012</text:p>
          </table:table-cell>
          <table:table-cell table:number-columns-repeated="6"/>
          <table:table-cell office:value-type="string">
            <text:p>Inc. </text:p>
            <text:p><text:s/>IN</text:p>
          </table:table-cell>
          <table:table-cell office:value-type="string">
            <text:p>1,456.20</text:p>
          </table:table-cell>
          <table:table-cell table:number-columns-repeated="5"/>
          <table:table-cell office:value-type="string">
            <text:p>$</text:p>
          </table:table-cell>
          <table:table-cell office:value-type="string">
            <text:p>Stratford, ON N5A 3H4 Blackcreek Technologies </text:p>
            <text:p><text:s/>B01-206 Ontario Street </text:p>
            <text:p><text:s/>Canada</text:p>
          </table:table-cell>
          <table:table-cell office:value-type="string">
            <text:p>10/9/2020</text:p>
          </table:table-cell>
          <table:table-cell table:number-columns-repeated="996"/>
        </table:table-row>
        <table:table-row table:style-name="ro2">
          <table:table-cell office:value-type="string">
            <text:p>IM-000000011379018-AP.pdf.txt.json</text:p>
          </table:table-cell>
          <table:table-cell office:value-type="string">
            <text:p>INGRAM MICRO, INC </text:p>
            <text:p><text:s/>PO Box 25189 </text:p>
            <text:p><text:s/>Santa Ana CA 92799 </text:p>
            <text:p><text:s/>UNITED STATES</text:p>
          </table:table-cell>
          <table:table-cell table:number-columns-repeated="5"/>
          <table:table-cell office:value-type="string">
            <text:p>8/17/2021</text:p>
          </table:table-cell>
          <table:table-cell table:number-columns-repeated="2"/>
          <table:table-cell office:value-type="string">
            <text:p>70-YZ947</text:p>
          </table:table-cell>
          <table:table-cell office:value-type="string">
            <text:p>1093211</text:p>
          </table:table-cell>
          <table:table-cell table:number-columns-repeated="6"/>
          <table:table-cell office:value-type="string">
            <text:p>WatchGuard Technologies, Inc. </text:p>
            <text:p><text:s/>505 5th Ave. S. </text:p>
            <text:p><text:s/>Suite 500 </text:p>
            <text:p><text:s/>Seattle, WA 98104-3892 </text:p>
            <text:p><text:s/>Phone (206) 521-8340; Fax (206) 521-8342</text:p>
          </table:table-cell>
          <table:table-cell office:value-type="string">
            <text:p>$5,624.50</text:p>
          </table:table-cell>
          <table:table-cell/>
          <table:table-cell office:value-type="string">
            <text:p>1</text:p>
          </table:table-cell>
          <table:table-cell table:number-columns-repeated="3"/>
          <table:table-cell office:value-type="string">
            <text:p>$5,624.50</text:p>
          </table:table-cell>
          <table:table-cell office:value-type="string">
            <text:p>SILVER BAY SEAFOODS </text:p>
            <text:p><text:s/>4400 SAWMILL CREEK RD STE B </text:p>
            <text:p><text:s/>SITKA AK 998359775 </text:p>
            <text:p><text:s/>UNITED STATES</text:p>
          </table:table-cell>
          <table:table-cell office:value-type="string">
            <text:p>8/16/2021</text:p>
          </table:table-cell>
          <table:table-cell table:number-columns-repeated="996"/>
        </table:table-row>
        <table:table-row table:style-name="ro1">
          <table:table-cell office:value-type="string">
            <text:p>IM-000000011378742-AP.pdf.txt.json</text:p>
          </table:table-cell>
          <table:table-cell office:value-type="string">
            <text:p>Ingram Micro 3351 Michelson Dr. Irvine CA 92612 United States</text:p>
          </table:table-cell>
          <table:table-cell/>
          <table:table-cell office:value-type="string">
            <text:p>3302302116</text:p>
          </table:table-cell>
          <table:table-cell table:number-columns-repeated="6"/>
          <table:table-cell office:value-type="string">
            <text:p>70-YZC99-D</text:p>
          </table:table-cell>
          <table:table-cell office:value-type="string">
            <text:p>INV13778</text:p>
          </table:table-cell>
          <table:table-cell table:number-columns-repeated="3"/>
          <table:table-cell office:value-type="string">
            <text:p>Number: SVBKUS6S</text:p>
          </table:table-cell>
          <table:table-cell table:number-columns-repeated="3"/>
          <table:table-cell office:value-type="string">
            <text:p>$6,045.50</text:p>
          </table:table-cell>
          <table:table-cell table:number-columns-repeated="6"/>
          <table:table-cell office:value-type="string">
            <text:p>American Angus Association 3201 Frederick Ave. St. Joseph MO 64506 United States</text:p>
          </table:table-cell>
          <table:table-cell table:number-columns-repeated="997"/>
        </table:table-row>
        <table:table-row table:style-name="ro4">
          <table:table-cell office:value-type="string">
            <text:p>IM-000000011378745-AP.pdf.txt.json</text:p>
          </table:table-cell>
          <table:table-cell office:value-type="string">
            <text:p>INGRAM MICRO </text:p>
            <text:p><text:s/>3351 MICHELSON DRIVE </text:p>
            <text:p><text:s/>SUITE 100 </text:p>
            <text:p><text:s/>IRVINE CA 92612</text:p>
          </table:table-cell>
          <table:table-cell table:number-columns-repeated="5"/>
          <table:table-cell office:value-type="string">
            <text:p>8/13/2021</text:p>
          </table:table-cell>
          <table:table-cell table:number-columns-repeated="2"/>
          <table:table-cell office:value-type="string">
            <text:p>60-FYX09-D</text:p>
          </table:table-cell>
          <table:table-cell office:value-type="string">
            <text:p>INV02214331</text:p>
          </table:table-cell>
          <table:table-cell table:number-columns-repeated="6"/>
          <table:table-cell office:value-type="string">
            <text:p>The Phoenix Group </text:p>
            <text:p><text:s/>PO Box 746826 </text:p>
            <text:p><text:s/>Atlanta, GA 30374-6826</text:p>
          </table:table-cell>
          <table:table-cell office:value-type="string">
            <text:p>$12.50</text:p>
          </table:table-cell>
          <table:table-cell/>
          <table:table-cell office:value-type="string">
            <text:p>1</text:p>
          </table:table-cell>
          <table:table-cell table:number-columns-repeated="4"/>
          <table:table-cell office:value-type="string">
            <text:p>INGRAM MICRO </text:p>
            <text:p><text:s/>1505 Cleveland Drive </text:p>
            <text:p><text:s/>BUFFALO NY 14225</text:p>
          </table:table-cell>
          <table:table-cell office:value-type="string">
            <text:p>8/13/2021</text:p>
          </table:table-cell>
          <table:table-cell table:number-columns-repeated="996"/>
        </table:table-row>
        <table:table-row table:style-name="ro5">
          <table:table-cell office:value-type="string">
            <text:p>IM-000000011387576-AP.pdf.txt.json</text:p>
          </table:table-cell>
          <table:table-cell office:value-type="string">
            <text:p>Sold To: INGRAM MICRO INC. 1600 E. ST. ANDREW PLACE SANTA ANA CA 92705 </text:p>
            <text:p><text:s/>Phone: 630-668-0106 Fax: 630-668-2496</text:p>
          </table:table-cell>
          <table:table-cell table:number-columns-repeated="3"/>
          <table:table-cell office:value-type="string">
            <text:p>30121003064</text:p>
          </table:table-cell>
          <table:table-cell/>
          <table:table-cell office:value-type="string">
            <text:p>08/18/2021</text:p>
          </table:table-cell>
          <table:table-cell table:number-columns-repeated="2"/>
          <table:table-cell office:value-type="string">
            <text:p>40HK684S</text:p>
          </table:table-cell>
          <table:table-cell office:value-type="string">
            <text:p>315544</text:p>
          </table:table-cell>
          <table:table-cell table:number-columns-repeated="2"/>
          <table:table-cell office:value-type="string">
            <text:p>32-INGR001</text:p>
          </table:table-cell>
          <table:table-cell table:number-columns-repeated="3"/>
          <table:table-cell office:value-type="string">
            <text:p>OPTOMA TECHNOLOGY INC 47697 Westinghouse Dr Fremont CA 94539 </text:p>
            <text:p><text:s/>CA4144-2144-7 (510)897-8600</text:p>
          </table:table-cell>
          <table:table-cell office:value-type="string">
            <text:p>7,253.00</text:p>
          </table:table-cell>
          <table:table-cell office:value-type="string">
            <text:p>08/18/2021 OPUS</text:p>
          </table:table-cell>
          <table:table-cell table:number-columns-repeated="6"/>
          <table:table-cell office:value-type="string">
            <text:p>08/18/2021</text:p>
          </table:table-cell>
          <table:table-cell table:number-columns-repeated="996"/>
        </table:table-row>
        <table:table-row table:style-name="ro1">
          <table:table-cell office:value-type="string">
            <text:p>IM-000000011378715-AP.pdf.txt.json</text:p>
          </table:table-cell>
          <table:table-cell office:value-type="string">
            <text:p>Attn: Accounts Payable Ingram Micro-Drop Ship 3351 Michelson Dr Ste 100 Irvine CA 92612-0697</text:p>
          </table:table-cell>
          <table:table-cell/>
          <table:table-cell office:value-type="string">
            <text:p>69070910, ABA#</text:p>
          </table:table-cell>
          <table:table-cell table:number-columns-repeated="6"/>
          <table:table-cell office:value-type="string">
            <text:p>Purchase 21-LM464-D</text:p>
          </table:table-cell>
          <table:table-cell office:value-type="string">
            <text:p>1034872</text:p>
          </table:table-cell>
          <table:table-cell table:number-columns-repeated="2"/>
          <table:table-cell office:value-type="string">
            <text:p>104801</text:p>
          </table:table-cell>
          <table:table-cell office:value-type="string">
            <text:p>BOFAUS3N ABA#</text:p>
          </table:table-cell>
          <table:table-cell office:value-type="string">
            <text:p>Due Date 17-SEP-21</text:p>
          </table:table-cell>
          <table:table-cell/>
          <table:table-cell office:value-type="string">
            <text:p>F5 Networks, Inc. c/o Bank of America PO BOX 406097 Atlanta GA 30384-6097</text:p>
          </table:table-cell>
          <table:table-cell table:number-columns-repeated="6"/>
          <table:table-cell office:value-type="string">
            <text:p>Currency:</text:p>
          </table:table-cell>
          <table:table-cell office:value-type="string">
            <text:p>DARIUSZ KONOPKA Pan American Life Insurance Co 1200 JORIE BLVD OAK BROOK IL 605230000</text:p>
          </table:table-cell>
          <table:table-cell table:number-columns-repeated="997"/>
        </table:table-row>
        <table:table-row table:style-name="ro1">
          <table:table-cell office:value-type="string">
            <text:p>IM-000000011378746-AP.pdf.txt.json</text:p>
          </table:table-cell>
          <table:table-cell office:value-type="string">
            <text:p>INGRAM MICRO INC Accounts Payable 3351 Michelson Dr Ste 100 Ste 100 IRVINE, CA 92612 United States</text:p>
          </table:table-cell>
          <table:table-cell/>
          <table:table-cell office:value-type="string">
            <text:p>Quest 939329637</text:p>
          </table:table-cell>
          <table:table-cell table:number-columns-repeated="3"/>
          <table:table-cell office:value-type="string">
            <text:p>17-AUG-2021</text:p>
          </table:table-cell>
          <table:table-cell table:number-columns-repeated="2"/>
          <table:table-cell office:value-type="string">
            <text:p>70-YZ073-D / 4500217213 / 10 End User</text:p>
          </table:table-cell>
          <table:table-cell office:value-type="string">
            <text:p>1000972569</text:p>
          </table:table-cell>
          <table:table-cell table:number-columns-repeated="2"/>
          <table:table-cell office:value-type="string">
            <text:p>12583</text:p>
          </table:table-cell>
          <table:table-cell office:value-type="string">
            <text:p>Code:CHASUS33</text:p>
          </table:table-cell>
          <table:table-cell office:value-type="string">
            <text:p>Due 16-SEP-21</text:p>
          </table:table-cell>
          <table:table-cell/>
          <table:table-cell office:value-type="string">
            <text:p>Quest Software Inc. P.O. Box 731381 Dallas TX 75373-1381 United States</text:p>
          </table:table-cell>
          <table:table-cell office:value-type="string">
            <text:p>4,047.23</text:p>
          </table:table-cell>
          <table:table-cell office:value-type="string">
            <text:p>17-AUG-2021</text:p>
          </table:table-cell>
          <table:table-cell office:value-type="string">
            <text:p>1 / 1</text:p>
          </table:table-cell>
          <table:table-cell table:number-columns-repeated="4"/>
          <table:table-cell office:value-type="string">
            <text:p>ACADEMY SPORTS Scott Mason 1549 Primewest Pkwy KATY, TX 77449 United States</text:p>
          </table:table-cell>
          <table:table-cell office:value-type="string">
            <text:p>17-AUG-2021</text:p>
          </table:table-cell>
          <table:table-cell table:number-columns-repeated="996"/>
        </table:table-row>
        <table:table-row table:style-name="ro5">
          <table:table-cell office:value-type="string">
            <text:p>IM-000000011378721-AP.pdf.txt.json</text:p>
          </table:table-cell>
          <table:table-cell table:number-columns-repeated="9"/>
          <table:table-cell office:value-type="string">
            <text:p>PO# / </text:p>
            <text:p><text:s/>40-U0827</text:p>
          </table:table-cell>
          <table:table-cell table:number-columns-repeated="6"/>
          <table:table-cell office:value-type="string">
            <text:p>BENQ</text:p>
          </table:table-cell>
          <table:table-cell/>
          <table:table-cell office:value-type="string">
            <text:p>934.33</text:p>
          </table:table-cell>
          <table:table-cell table:number-columns-repeated="5"/>
          <table:table-cell office:value-type="string">
            <text:p>CAD</text:p>
          </table:table-cell>
          <table:table-cell table:number-columns-repeated="998"/>
        </table:table-row>
        <table:table-row table:style-name="ro1">
          <table:table-cell office:value-type="string">
            <text:p>IM-000000011378573-AP.pdf.txt.json</text:p>
          </table:table-cell>
          <table:table-cell office:value-type="string">
            <text:p>INGRAM MICRO INC PO BOX 1900 STN B MISSISSAUGA ON L4Y 3W6 CANADA</text:p>
          </table:table-cell>
          <table:table-cell table:number-columns-repeated="8"/>
          <table:table-cell office:value-type="string">
            <text:p>20NLE37D</text:p>
          </table:table-cell>
          <table:table-cell office:value-type="string">
            <text:p>6100963951</text:p>
          </table:table-cell>
          <table:table-cell table:number-columns-repeated="2"/>
          <table:table-cell office:value-type="string">
            <text:p>401747810</text:p>
          </table:table-cell>
          <table:table-cell office:value-type="string">
            <text:p>BOFAUS3N</text:p>
          </table:table-cell>
          <table:table-cell office:value-type="string">
            <text:p>17-SEP-2021</text:p>
          </table:table-cell>
          <table:table-cell/>
          <table:table-cell office:value-type="string">
            <text:p>P.O. Box 743253 LOS ANGELES CA 90074-3253</text:p>
          </table:table-cell>
          <table:table-cell office:value-type="string">
            <text:p>43,312.68</text:p>
          </table:table-cell>
          <table:table-cell/>
          <table:table-cell office:value-type="string">
            <text:p>1 of 1</text:p>
          </table:table-cell>
          <table:table-cell table:number-columns-repeated="3"/>
          <table:table-cell office:value-type="string">
            <text:p>USD</text:p>
          </table:table-cell>
          <table:table-cell office:value-type="string">
            <text:p>SAN JUAN REGIONAL MEDICAL CENTER 22 RD - 5457 Farmington NM 87401 UNITED STATES</text:p>
          </table:table-cell>
          <table:table-cell table:number-columns-repeated="997"/>
        </table:table-row>
        <table:table-row table:style-name="ro4">
          <table:table-cell office:value-type="string">
            <text:p>IM-000000011379174-AP.pdf.txt.json</text:p>
          </table:table-cell>
          <table:table-cell office:value-type="string">
            <text:p>Ingram Micro Attn: Mathew Garcia Invoices 3351 Michelson Drive Irvine, CA 92612 United States</text:p>
          </table:table-cell>
          <table:table-cell table:number-columns-repeated="5"/>
          <table:table-cell office:value-type="string">
            <text:p>08/01/2021</text:p>
          </table:table-cell>
          <table:table-cell table:number-columns-repeated="2"/>
          <table:table-cell office:value-type="string">
            <text:p>14-58089-D</text:p>
          </table:table-cell>
          <table:table-cell office:value-type="string">
            <text:p>CW43289</text:p>
          </table:table-cell>
          <table:table-cell table:number-columns-repeated="2"/>
          <table:table-cell office:value-type="string">
            <text:p>10003156</text:p>
          </table:table-cell>
          <table:table-cell/>
          <table:table-cell office:value-type="string">
            <text:p>08/31/2021</text:p>
          </table:table-cell>
          <table:table-cell/>
          <table:table-cell office:value-type="string">
            <text:p>INGRAM MICRO BR. 20 TS SUITE 300 </text:p>
            <text:p><text:s/>14500 FAA BLVD </text:p>
            <text:p><text:s/>FORT WORTH TX 76155-0000 </text:p>
            <text:p><text:s/>UNITED STATES OF AMERICA</text:p>
          </table:table-cell>
          <table:table-cell office:value-type="string">
            <text:p>12,368.69</text:p>
          </table:table-cell>
          <table:table-cell table:number-columns-repeated="1004"/>
        </table:table-row>
        <table:table-row table:style-name="ro1">
          <table:table-cell office:value-type="string">
            <text:p>IM-000000011378779-AP.pdf.txt.json</text:p>
          </table:table-cell>
          <table:table-cell office:value-type="string">
            <text:p>Zones 1102 15th SW Suite 102 Mark Kennedy Auburn, WA 98001</text:p>
          </table:table-cell>
          <table:table-cell table:number-columns-repeated="5"/>
          <table:table-cell office:value-type="string">
            <text:p>08/18/21</text:p>
          </table:table-cell>
          <table:table-cell table:number-columns-repeated="2"/>
          <table:table-cell office:value-type="string">
            <text:p>P.O. # : 8003833327</text:p>
          </table:table-cell>
          <table:table-cell office:value-type="string">
            <text:p>7101100077754</text:p>
          </table:table-cell>
          <table:table-cell table:number-columns-repeated="2"/>
          <table:table-cell office:value-type="string">
            <text:p>566395</text:p>
          </table:table-cell>
          <table:table-cell table:number-columns-repeated="3"/>
          <table:table-cell office:value-type="string">
            <text:p>CW43289</text:p>
          </table:table-cell>
          <table:table-cell office:value-type="string">
            <text:p>$675.00</text:p>
          </table:table-cell>
          <table:table-cell/>
          <table:table-cell office:value-type="string">
            <text:p>1</text:p>
          </table:table-cell>
          <table:table-cell table:number-columns-repeated="3"/>
          <table:table-cell office:value-type="string">
            <text:p>USD</text:p>
          </table:table-cell>
          <table:table-cell office:value-type="string">
            <text:p>Zones - CommScope 887 N Douglas St El Segundo, CA 90245</text:p>
          </table:table-cell>
          <table:table-cell table:number-columns-repeated="997"/>
        </table:table-row>
        <table:table-row table:style-name="ro1">
          <table:table-cell office:value-type="string">
            <text:p>IM-000000011378576-AP.pdf.txt.json</text:p>
          </table:table-cell>
          <table:table-cell office:value-type="string">
            <text:p>INGRAM MICRO PO BOX 25125 DVAD SANTA ANA CA 92799-5125 UNITED STATES^^</text:p>
          </table:table-cell>
          <table:table-cell/>
          <table:table-cell office:value-type="string">
            <text:p>N.A 12338-57430</text:p>
          </table:table-cell>
          <table:table-cell table:number-columns-repeated="6"/>
          <table:table-cell office:value-type="string">
            <text:p>1458474D</text:p>
          </table:table-cell>
          <table:table-cell office:value-type="string">
            <text:p>6100963959</text:p>
          </table:table-cell>
          <table:table-cell table:number-columns-repeated="2"/>
          <table:table-cell office:value-type="string">
            <text:p>401747810</text:p>
          </table:table-cell>
          <table:table-cell office:value-type="string">
            <text:p>BOFAUS3N</text:p>
          </table:table-cell>
          <table:table-cell table:number-columns-repeated="2"/>
          <table:table-cell office:value-type="string">
            <text:p>P.O. Box 743253 LOS ANGELES CA 90074-3253</text:p>
          </table:table-cell>
          <table:table-cell office:value-type="string">
            <text:p>5,940.00</text:p>
          </table:table-cell>
          <table:table-cell/>
          <table:table-cell office:value-type="string">
            <text:p>2121263D</text:p>
          </table:table-cell>
          <table:table-cell table:number-columns-repeated="3"/>
          <table:table-cell office:value-type="string">
            <text:p>USD</text:p>
          </table:table-cell>
          <table:table-cell office:value-type="string">
            <text:p>CASA DE LOS NINOS 1101 N 4TH AVE TUCSON AZ 85705 UNITED STATES</text:p>
          </table:table-cell>
          <table:table-cell table:number-columns-repeated="997"/>
        </table:table-row>
        <table:table-row table:style-name="ro3">
          <table:table-cell office:value-type="string">
            <text:p>IM-000000011378883-AP.pdf.txt.json</text:p>
          </table:table-cell>
          <table:table-cell office:value-type="string">
            <text:p>INGRAM MICRO 3351 MICHELSON DR STE 100 IRVINE California 92612 US</text:p>
          </table:table-cell>
          <table:table-cell table:number-columns-repeated="3"/>
          <table:table-cell office:value-type="string">
            <text:p>SO00216895</text:p>
          </table:table-cell>
          <table:table-cell/>
          <table:table-cell office:value-type="string">
            <text:p>8/18/2021</text:p>
          </table:table-cell>
          <table:table-cell table:number-columns-repeated="2"/>
          <table:table-cell office:value-type="string">
            <text:p>30UTV13D -A1033585</text:p>
          </table:table-cell>
          <table:table-cell office:value-type="string">
            <text:p>Invoice INV00130692</text:p>
          </table:table-cell>
          <table:table-cell table:number-columns-repeated="4"/>
          <table:table-cell office:value-type="string">
            <text:p>10/17/2021</text:p>
          </table:table-cell>
          <table:table-cell/>
          <table:table-cell office:value-type="string">
            <text:p>Kofax, Inc. P.O. Box 748127 </text:p>
            <text:p><text:s/>Los Angeles, CA 90074-8127 </text:p>
            <text:p><text:s/>United</text:p>
          </table:table-cell>
          <table:table-cell office:value-type="string">
            <text:p>92.81</text:p>
          </table:table-cell>
          <table:table-cell/>
          <table:table-cell office:value-type="string">
            <text:p>1 of 1</text:p>
          </table:table-cell>
          <table:table-cell table:number-columns-repeated="3"/>
          <table:table-cell office:value-type="string">
            <text:p>USD</text:p>
          </table:table-cell>
          <table:table-cell office:value-type="string">
            <text:p>ANTHEM INC. 901 E BYRD ST. RICHMOND VA 23219 US</text:p>
          </table:table-cell>
          <table:table-cell table:number-columns-repeated="997"/>
        </table:table-row>
        <table:table-row table:style-name="ro3">
          <table:table-cell office:value-type="string">
            <text:p>IM-000000011378886-AP.pdf.txt.json</text:p>
          </table:table-cell>
          <table:table-cell office:value-type="string">
            <text:p>INGRAM MICRO 3351 MICHELSON DR STE 100 IRVINE California 92612 US</text:p>
          </table:table-cell>
          <table:table-cell table:number-columns-repeated="3"/>
          <table:table-cell office:value-type="string">
            <text:p>SO00216723</text:p>
          </table:table-cell>
          <table:table-cell/>
          <table:table-cell office:value-type="string">
            <text:p>8/18/2021</text:p>
          </table:table-cell>
          <table:table-cell table:number-columns-repeated="2"/>
          <table:table-cell office:value-type="string">
            <text:p>70YZE23D -</text:p>
          </table:table-cell>
          <table:table-cell office:value-type="string">
            <text:p>Invoice INV00130690</text:p>
          </table:table-cell>
          <table:table-cell table:number-columns-repeated="2"/>
          <table:table-cell office:value-type="string">
            <text:p>A2153228</text:p>
          </table:table-cell>
          <table:table-cell/>
          <table:table-cell office:value-type="string">
            <text:p>10/17/2021</text:p>
          </table:table-cell>
          <table:table-cell/>
          <table:table-cell office:value-type="string">
            <text:p>Kofax, Inc. P.O. Box 748127 </text:p>
            <text:p><text:s/>Los Angeles, CA 90074-8127 </text:p>
            <text:p><text:s/>United</text:p>
          </table:table-cell>
          <table:table-cell office:value-type="string">
            <text:p>74.99</text:p>
          </table:table-cell>
          <table:table-cell table:number-columns-repeated="5"/>
          <table:table-cell office:value-type="string">
            <text:p>USD</text:p>
          </table:table-cell>
          <table:table-cell office:value-type="string">
            <text:p>IP CORPORATION 1055 COUNTY ROAD E E VADNAIS HTS MN 55110 US</text:p>
          </table:table-cell>
          <table:table-cell table:number-columns-repeated="997"/>
        </table:table-row>
        <table:table-row table:style-name="ro5">
          <table:table-cell office:value-type="string">
            <text:p>IM-000000011387123-AP.pdf.txt.json</text:p>
          </table:table-cell>
          <table:table-cell office:value-type="string">
            <text:p>100506472 </text:p>
            <text:p><text:s/>INGRAM MICRO, INC. 55 STANDISH CRT SUITE 1 MISSISSAUGA ONTARIO L5R 4A1 CANADA</text:p>
          </table:table-cell>
          <table:table-cell/>
          <table:table-cell office:value-type="string">
            <text:p>1233835013</text:p>
          </table:table-cell>
          <table:table-cell table:number-columns-repeated="3"/>
          <table:table-cell office:value-type="string">
            <text:p>18-AUG-21</text:p>
          </table:table-cell>
          <table:table-cell table:number-columns-repeated="3"/>
          <table:table-cell office:value-type="string">
            <text:p>1010532250</text:p>
          </table:table-cell>
          <table:table-cell table:number-columns-repeated="3"/>
          <table:table-cell office:value-type="string">
            <text:p>BOFAUS3N</text:p>
          </table:table-cell>
          <table:table-cell table:number-columns-repeated="2"/>
          <table:table-cell office:value-type="string">
            <text:p>Juniper Networks (US) Inc. 5661 Collection Center Drive CHICAGO IL 60693 USA Tax ID: 77-0559888</text:p>
          </table:table-cell>
          <table:table-cell office:value-type="string">
            <text:p>-87,057.49</text:p>
          </table:table-cell>
          <table:table-cell/>
          <table:table-cell office:value-type="string">
            <text:p>1 of 1</text:p>
          </table:table-cell>
          <table:table-cell office:value-type="string">
            <text:p>5003954060</text:p>
          </table:table-cell>
          <table:table-cell table:number-columns-repeated="2"/>
          <table:table-cell office:value-type="string">
            <text:p>USD</text:p>
          </table:table-cell>
          <table:table-cell office:value-type="string">
            <text:p>INGRAM MICRO, INC. 55 STANDISH CRT SUITE 1 MISSISSAUGA ONTARIO L5R 4A1 CANADA</text:p>
          </table:table-cell>
          <table:table-cell table:number-columns-repeated="997"/>
        </table:table-row>
        <table:table-row table:style-name="ro1">
          <table:table-cell office:value-type="string">
            <text:p>IM-000000011378924-AP.pdf.txt.json</text:p>
          </table:table-cell>
          <table:table-cell office:value-type="string">
            <text:p>Ingram Micro, Inc. Attention Accounts Payable PO Box 25189 SANTA ANA CA 92799-5189 UNITED STATES</text:p>
          </table:table-cell>
          <table:table-cell table:number-columns-repeated="5"/>
          <table:table-cell office:value-type="string">
            <text:p>Aug 18, 2021</text:p>
          </table:table-cell>
          <table:table-cell table:number-columns-repeated="2"/>
          <table:table-cell office:value-type="string">
            <text:p>80ZLQ76S</text:p>
          </table:table-cell>
          <table:table-cell office:value-type="string">
            <text:p>6100209771</text:p>
          </table:table-cell>
          <table:table-cell table:number-columns-repeated="6"/>
          <table:table-cell office:value-type="string">
            <text:p>PLEASE SEND YOUR REMITTANCE TO: Intel Americas,Inc. JPMorgan Chase Bank, National Associatio P.O. Box 70877 Chicago IL 60673-0877 US Account Number: 5095956 Swift: CHASUS33XXX Bank Key: 071000013</text:p>
          </table:table-cell>
          <table:table-cell office:value-type="string">
            <text:p>270,543.45</text:p>
          </table:table-cell>
          <table:table-cell/>
          <table:table-cell office:value-type="string">
            <text:p>1</text:p>
          </table:table-cell>
          <table:table-cell office:value-type="string">
            <text:p>17730620</text:p>
          </table:table-cell>
          <table:table-cell table:number-columns-repeated="2"/>
          <table:table-cell office:value-type="string">
            <text:p>US Dollar</text:p>
          </table:table-cell>
          <table:table-cell office:value-type="string">
            <text:p>INGRAM MICRO-80 80 Micro Dr JONESTOWN PA 17038-8739 UNITED STATES</text:p>
          </table:table-cell>
          <table:table-cell table:number-columns-repeated="997"/>
        </table:table-row>
        <table:table-row table:style-name="ro1">
          <table:table-cell office:value-type="string">
            <text:p>IM-000000011378871-AP.pdf.txt.json</text:p>
          </table:table-cell>
          <table:table-cell office:value-type="string">
            <text:p>INGRAM MICRO 3351 MICHELSON DR STE 100 IRVINE California 92612 US</text:p>
          </table:table-cell>
          <table:table-cell table:number-columns-repeated="5"/>
          <table:table-cell office:value-type="string">
            <text:p>8/18/2021</text:p>
          </table:table-cell>
          <table:table-cell table:number-columns-repeated="2"/>
          <table:table-cell office:value-type="string">
            <text:p>70YZ731D -325991</text:p>
          </table:table-cell>
          <table:table-cell office:value-type="string">
            <text:p>Invoice INV00130678</text:p>
          </table:table-cell>
          <table:table-cell table:number-columns-repeated="2"/>
          <table:table-cell office:value-type="string">
            <text:p>A2153228</text:p>
          </table:table-cell>
          <table:table-cell table:number-columns-repeated="4"/>
          <table:table-cell office:value-type="string">
            <text:p>104.25</text:p>
          </table:table-cell>
          <table:table-cell/>
          <table:table-cell office:value-type="string">
            <text:p>1 of 1</text:p>
          </table:table-cell>
          <table:table-cell table:number-columns-repeated="3"/>
          <table:table-cell office:value-type="string">
            <text:p>USD</text:p>
          </table:table-cell>
          <table:table-cell office:value-type="string">
            <text:p>MCCOY GROUP 2959 HIGHWAY 151 61 DUBUQUE OH 52003 US</text:p>
          </table:table-cell>
          <table:table-cell table:number-columns-repeated="997"/>
        </table:table-row>
        <table:table-row table:style-name="ro5">
          <table:table-cell office:value-type="string">
            <text:p>IM-000000011378874-AP.pdf.txt.json</text:p>
          </table:table-cell>
          <table:table-cell office:value-type="string">
            <text:p>Ingram Micro 3351 Michelson Dr, Suite 100 Irvine CA 92612-0697 UNITED STATES</text:p>
          </table:table-cell>
          <table:table-cell/>
          <table:table-cell office:value-type="string">
            <text:p>#: 1191053337</text:p>
          </table:table-cell>
          <table:table-cell table:number-columns-repeated="3"/>
          <table:table-cell office:value-type="string">
            <text:p>Aug 18, 2021</text:p>
          </table:table-cell>
          <table:table-cell table:number-columns-repeated="2"/>
          <table:table-cell office:value-type="string">
            <text:p>41-QWM71-D</text:p>
          </table:table-cell>
          <table:table-cell office:value-type="string">
            <text:p>INVUS055150</text:p>
          </table:table-cell>
          <table:table-cell table:number-columns-repeated="2"/>
          <table:table-cell office:value-type="string">
            <text:p>02558414</text:p>
          </table:table-cell>
          <table:table-cell office:value-type="string">
            <text:p>#: BRKLUS3A</text:p>
          </table:table-cell>
          <table:table-cell table:number-columns-repeated="2"/>
          <table:table-cell office:value-type="string">
            <text:p>Acronis, Inc. </text:p>
            <text:p><text:s/>1 Van De Graaff Dr 3rd Floor Burlington, MA 01803 UNITED STATES</text:p>
          </table:table-cell>
          <table:table-cell office:value-type="string">
            <text:p>187.50</text:p>
          </table:table-cell>
          <table:table-cell office:value-type="string">
            <text:p>Aug 18, 2021</text:p>
          </table:table-cell>
          <table:table-cell/>
          <table:table-cell office:value-type="string">
            <text:p>SOUS056729</text:p>
          </table:table-cell>
          <table:table-cell table:number-columns-repeated="2"/>
          <table:table-cell office:value-type="string">
            <text:p>USD</text:p>
          </table:table-cell>
          <table:table-cell table:number-columns-repeated="998"/>
        </table:table-row>
        <table:table-row table:style-name="ro3">
          <table:table-cell office:value-type="string">
            <text:p>IM-000000011378877-AP.pdf.txt.json</text:p>
          </table:table-cell>
          <table:table-cell office:value-type="string">
            <text:p>Ingram Micro P.O. Box 90343 </text:p>
            <text:p><text:s/>Chicago, IL 60696-0343</text:p>
          </table:table-cell>
          <table:table-cell table:number-columns-repeated="5"/>
          <table:table-cell office:value-type="string">
            <text:p>8/2/2021</text:p>
          </table:table-cell>
          <table:table-cell table:number-columns-repeated="2"/>
          <table:table-cell office:value-type="string">
            <text:p>20-NGY02-S</text:p>
          </table:table-cell>
          <table:table-cell office:value-type="string">
            <text:p>IM-13401</text:p>
          </table:table-cell>
          <table:table-cell table:number-columns-repeated="5"/>
          <table:table-cell office:value-type="string">
            <text:p>ERGOGUYS</text:p>
          </table:table-cell>
          <table:table-cell office:value-type="string">
            <text:p>5622 W. Orchid Ln. </text:p>
            <text:p><text:s/>Chandler, AZ 85226-1214</text:p>
          </table:table-cell>
          <table:table-cell office:value-type="string">
            <text:p>Balance USD 209,533.09</text:p>
          </table:table-cell>
          <table:table-cell table:number-columns-repeated="5"/>
          <table:table-cell office:value-type="string">
            <text:p>USD</text:p>
          </table:table-cell>
          <table:table-cell office:value-type="string">
            <text:p>INGRAM MICRO BR. 20 TS SUITE 300 Ref PO# 20-NGY02-S </text:p>
            <text:p><text:s/>14500 FAA BLVD </text:p>
            <text:p><text:s/>FORT WORTH, TX 76155</text:p>
          </table:table-cell>
          <table:table-cell office:value-type="string">
            <text:p>8/2/2021</text:p>
          </table:table-cell>
          <table:table-cell table:number-columns-repeated="996"/>
        </table:table-row>
        <table:table-row table:style-name="ro3">
          <table:table-cell office:value-type="string">
            <text:p>IM-000000011378865-AP.pdf.txt.json</text:p>
          </table:table-cell>
          <table:table-cell office:value-type="string">
            <text:p>INGRAM MICRO 3351 MICHELSON DR STE 100 IRVINE California 92612 US</text:p>
          </table:table-cell>
          <table:table-cell table:number-columns-repeated="3"/>
          <table:table-cell office:value-type="string">
            <text:p>SO00216876</text:p>
          </table:table-cell>
          <table:table-cell table:number-columns-repeated="4"/>
          <table:table-cell office:value-type="string">
            <text:p>1457634D</text:p>
          </table:table-cell>
          <table:table-cell office:value-type="string">
            <text:p>Invoice INV00130694</text:p>
          </table:table-cell>
          <table:table-cell table:number-columns-repeated="2"/>
          <table:table-cell office:value-type="string">
            <text:p>A2153228</text:p>
          </table:table-cell>
          <table:table-cell/>
          <table:table-cell office:value-type="string">
            <text:p>10/17/2021</text:p>
          </table:table-cell>
          <table:table-cell/>
          <table:table-cell office:value-type="string">
            <text:p>Kofax, Inc. P.O. Box 748127 </text:p>
            <text:p><text:s/>Los Angeles, CA 90074-8127 </text:p>
            <text:p><text:s/>United</text:p>
          </table:table-cell>
          <table:table-cell office:value-type="string">
            <text:p>96.75</text:p>
          </table:table-cell>
          <table:table-cell table:number-columns-repeated="5"/>
          <table:table-cell office:value-type="string">
            <text:p>USD</text:p>
          </table:table-cell>
          <table:table-cell office:value-type="string">
            <text:p>SUSAN WATERS 95 BUCK WAY COUPEVILLE WA 98239 US</text:p>
          </table:table-cell>
          <table:table-cell table:number-columns-repeated="997"/>
        </table:table-row>
        <table:table-row table:style-name="ro4">
          <table:table-cell office:value-type="string">
            <text:p>IM-000000011378671-AP.pdf.txt.json</text:p>
          </table:table-cell>
          <table:table-cell office:value-type="string">
            <text:p>Ingram Micro </text:p>
            <text:p><text:s/>3351 Michelson Drive, Suite 100 </text:p>
            <text:p><text:s/>Irvine, CA 92612-0697</text:p>
          </table:table-cell>
          <table:table-cell table:number-columns-repeated="8"/>
          <table:table-cell office:value-type="string">
            <text:p>60-FYL89-D</text:p>
          </table:table-cell>
          <table:table-cell office:value-type="string">
            <text:p>35413</text:p>
          </table:table-cell>
          <table:table-cell table:number-columns-repeated="6"/>
          <table:table-cell office:value-type="string">
            <text:p>22572 Avenida Empresa </text:p>
            <text:p><text:s/>Rancho Santa Margarita, </text:p>
            <text:p><text:s/>CA, 92688</text:p>
          </table:table-cell>
          <table:table-cell office:value-type="string">
            <text:p>944.00</text:p>
          </table:table-cell>
          <table:table-cell table:number-columns-repeated="2"/>
          <table:table-cell office:value-type="string">
            <text:p>60-FYL89-D</text:p>
          </table:table-cell>
          <table:table-cell table:number-columns-repeated="2"/>
          <table:table-cell office:value-type="string">
            <text:p>USD</text:p>
          </table:table-cell>
          <table:table-cell office:value-type="string">
            <text:p>NORWOOD HOSPITAL </text:p>
            <text:p><text:s/>800 WASHINGTON ST </text:p>
            <text:p><text:s/>PO 418 / JON EMMA </text:p>
            <text:p><text:s/>NORWOOD MA 020623487</text:p>
          </table:table-cell>
          <table:table-cell table:number-columns-repeated="997"/>
        </table:table-row>
        <table:table-row table:style-name="ro1">
          <table:table-cell office:value-type="string">
            <text:p>IM-000000011378754-AP.pdf.txt.json</text:p>
          </table:table-cell>
          <table:table-cell office:value-type="string">
            <text:p>INGRAM MICRO INC Accounts Payable 3351 Michelson Dr Ste 100 Ste 100 IRVINE, CA 92612 United States</text:p>
          </table:table-cell>
          <table:table-cell table:number-columns-repeated="5"/>
          <table:table-cell office:value-type="string">
            <text:p>17-AUG-2021</text:p>
          </table:table-cell>
          <table:table-cell table:number-columns-repeated="2"/>
          <table:table-cell office:value-type="string">
            <text:p>30-UTQ95-D / P21337110 / PO- Q-1308736 End User</text:p>
          </table:table-cell>
          <table:table-cell table:number-columns-repeated="3"/>
          <table:table-cell office:value-type="string">
            <text:p>12583</text:p>
          </table:table-cell>
          <table:table-cell office:value-type="string">
            <text:p>Code:CHASUS33</text:p>
          </table:table-cell>
          <table:table-cell office:value-type="string">
            <text:p>Due 16-SEP-21</text:p>
          </table:table-cell>
          <table:table-cell/>
          <table:table-cell office:value-type="string">
            <text:p>Quest Software Inc. P.O. Box 731381 Dallas TX 75373-1381 United States</text:p>
          </table:table-cell>
          <table:table-cell office:value-type="string">
            <text:p>4,623.54</text:p>
          </table:table-cell>
          <table:table-cell office:value-type="string">
            <text:p>17-AUG-2021</text:p>
          </table:table-cell>
          <table:table-cell office:value-type="string">
            <text:p>1 / 1</text:p>
          </table:table-cell>
          <table:table-cell table:number-columns-repeated="3"/>
          <table:table-cell office:value-type="string">
            <text:p>USD</text:p>
          </table:table-cell>
          <table:table-cell office:value-type="string">
            <text:p>CCC INFORMATION SERVICES INC Bantval Holla 222 Merchandise Mart Ste 900 Ste 900 CHICAGO, IL 60654 United States</text:p>
          </table:table-cell>
          <table:table-cell office:value-type="string">
            <text:p>17-AUG-2021</text:p>
          </table:table-cell>
          <table:table-cell table:number-columns-repeated="996"/>
        </table:table-row>
        <table:table-row table:style-name="ro1">
          <table:table-cell office:value-type="string">
            <text:p>IM-000000011378706-AP.pdf.txt.json</text:p>
          </table:table-cell>
          <table:table-cell office:value-type="string">
            <text:p>Ingram Micro 55 Standish Court Mississauga, Ontario, Canada L5R 4A1</text:p>
          </table:table-cell>
          <table:table-cell table:number-columns-repeated="8"/>
          <table:table-cell office:value-type="string">
            <text:p>10-41846</text:p>
          </table:table-cell>
          <table:table-cell office:value-type="string">
            <text:p>INGCA21080035</text:p>
          </table:table-cell>
          <table:table-cell table:number-columns-repeated="6"/>
          <table:table-cell office:value-type="string">
            <text:p>Remit Intermedia.net, Inc. PO Box 398897 San Francisco, CA 94139-8897 GST/HST BN Number: 83019</text:p>
          </table:table-cell>
          <table:table-cell office:value-type="string">
            <text:p>$194.15</text:p>
          </table:table-cell>
          <table:table-cell table:number-columns-repeated="1004"/>
        </table:table-row>
        <table:table-row table:style-name="ro4">
          <table:table-cell office:value-type="string">
            <text:p>IM-000000011378788-AP.pdf.txt.json</text:p>
          </table:table-cell>
          <table:table-cell office:value-type="string">
            <text:p>INGRAM MICRO </text:p>
            <text:p><text:s/>3351 MICHELSON DR </text:p>
            <text:p><text:s/>SUITE 100 </text:p>
            <text:p><text:s/>IRVINE, CA 92612</text:p>
          </table:table-cell>
          <table:table-cell table:number-columns-repeated="3"/>
          <table:table-cell office:value-type="string">
            <text:p>22143206</text:p>
          </table:table-cell>
          <table:table-cell/>
          <table:table-cell office:value-type="string">
            <text:p>17-Aug-2021</text:p>
          </table:table-cell>
          <table:table-cell table:number-columns-repeated="2"/>
          <table:table-cell office:value-type="string">
            <text:p>CUSTOMER </text:p>
            <text:p><text:s/>40-HGA40-S</text:p>
          </table:table-cell>
          <table:table-cell table:number-columns-repeated="5"/>
          <table:table-cell office:value-type="string">
            <text:p>16-Oct-2021</text:p>
          </table:table-cell>
          <table:table-cell office:value-type="string">
            <text:p>NATIONAL PRODUCTS,</text:p>
          </table:table-cell>
          <table:table-cell office:value-type="string">
            <text:p>8410 DALLAS AVE. SOUTH </text:p>
            <text:p><text:s/>SEATTLE, WA 98108</text:p>
          </table:table-cell>
          <table:table-cell office:value-type="string">
            <text:p>$1,433.84</text:p>
          </table:table-cell>
          <table:table-cell table:number-columns-repeated="5"/>
          <table:table-cell office:value-type="string">
            <text:p>US DOLLARS.</text:p>
          </table:table-cell>
          <table:table-cell office:value-type="string">
            <text:p>INGRAM MICRO (CHICAGO) </text:p>
            <text:p><text:s/>415 E LIES </text:p>
            <text:p><text:s/>CAROL STREAM, IL 60188</text:p>
          </table:table-cell>
          <table:table-cell office:value-type="string">
            <text:p>17-Aug-2021</text:p>
          </table:table-cell>
          <table:table-cell table:number-columns-repeated="996"/>
        </table:table-row>
        <table:table-row table:style-name="ro1">
          <table:table-cell office:value-type="string">
            <text:p>IM-000000011378751-AP.pdf.txt.json</text:p>
          </table:table-cell>
          <table:table-cell office:value-type="string">
            <text:p>INGRAM MICRO INC Accounts Payable 3351 Michelson Dr Ste 100 Ste 100 IRVINE, CA 92612 United States</text:p>
          </table:table-cell>
          <table:table-cell table:number-columns-repeated="5"/>
          <table:table-cell office:value-type="string">
            <text:p>17-AUG-2021</text:p>
          </table:table-cell>
          <table:table-cell table:number-columns-repeated="2"/>
          <table:table-cell office:value-type="string">
            <text:p>21-LM429-D/ 694541021-1/ PO- Q-1306174 End User</text:p>
          </table:table-cell>
          <table:table-cell table:number-columns-repeated="3"/>
          <table:table-cell office:value-type="string">
            <text:p>12583</text:p>
          </table:table-cell>
          <table:table-cell office:value-type="string">
            <text:p>Code:CHASUS33</text:p>
          </table:table-cell>
          <table:table-cell office:value-type="string">
            <text:p>Due 16-SEP-21</text:p>
          </table:table-cell>
          <table:table-cell table:number-columns-repeated="2"/>
          <table:table-cell office:value-type="string">
            <text:p>11,195.34</text:p>
          </table:table-cell>
          <table:table-cell table:number-columns-repeated="5"/>
          <table:table-cell office:value-type="string">
            <text:p>USD</text:p>
          </table:table-cell>
          <table:table-cell table:number-columns-repeated="998"/>
        </table:table-row>
        <table:table-row table:style-name="ro6">
          <table:table-cell office:value-type="string">
            <text:p>IM-000000011378782-AP.pdf.txt.json</text:p>
          </table:table-cell>
          <table:table-cell office:value-type="string">
            <text:p>Account Payable Ingram Micro, Inc. 3351 MICHELSON DR STE 100 </text:p>
            <text:p><text:s/>IRVINE, CA 92612-0697 </text:p>
            <text:p><text:s/>United States</text:p>
          </table:table-cell>
          <table:table-cell table:number-columns-repeated="5"/>
          <table:table-cell office:value-type="string">
            <text:p>08/17/21</text:p>
          </table:table-cell>
          <table:table-cell table:number-columns-repeated="2"/>
          <table:table-cell office:value-type="string">
            <text:p>70YZD15D</text:p>
          </table:table-cell>
          <table:table-cell office:value-type="string">
            <text:p>SIA671151</text:p>
          </table:table-cell>
          <table:table-cell table:number-columns-repeated="4"/>
          <table:table-cell office:value-type="string">
            <text:p>10/16/21</text:p>
          </table:table-cell>
          <table:table-cell/>
          <table:table-cell office:value-type="string">
            <text:p>Trend Micro Incorporated </text:p>
            <text:p><text:s/>225 E. John Carpenter Freeway </text:p>
            <text:p><text:s/>Suite 1500 </text:p>
            <text:p><text:s/>IRVING, TX 75062 </text:p>
            <text:p><text:s/>817-569-8900 Fax:817-299-0665 </text:p>
            <text:p><text:s/>AcctsReceivable_Billings@trendmicro.com </text:p>
            <text:p><text:s/>FEDERAL TAX ID# 770391563</text:p>
          </table:table-cell>
          <table:table-cell office:value-type="string">
            <text:p>20,723.24</text:p>
          </table:table-cell>
          <table:table-cell/>
          <table:table-cell office:value-type="string">
            <text:p>1</text:p>
          </table:table-cell>
          <table:table-cell table:number-columns-repeated="3"/>
          <table:table-cell office:value-type="string">
            <text:p>Freight:</text:p>
          </table:table-cell>
          <table:table-cell office:value-type="string">
            <text:p>: JACKSON SUPPLY CO </text:p>
            <text:p><text:s/>BRIAN WARD 6655 ROXBURGH DR STE 100 </text:p>
            <text:p><text:s/>HOUSTON, TX 770415210 </text:p>
            <text:p><text:s/>United States</text:p>
          </table:table-cell>
          <table:table-cell table:number-columns-repeated="997"/>
        </table:table-row>
        <table:table-row table:style-name="ro1">
          <table:table-cell office:value-type="string">
            <text:p>IM-000000011378817-AP.pdf.txt.json</text:p>
          </table:table-cell>
          <table:table-cell office:value-type="string">
            <text:p>BILL-TO: INGRAM MICRO LP 55 Standish Court Mississauga CA L5R 4A1</text:p>
          </table:table-cell>
          <table:table-cell/>
          <table:table-cell office:value-type="string">
            <text:p>4040006199</text:p>
          </table:table-cell>
          <table:table-cell table:number-columns-repeated="6"/>
          <table:table-cell office:value-type="string">
            <text:p>40-W8704-D</text:p>
          </table:table-cell>
          <table:table-cell office:value-type="string">
            <text:p>1611426891</text:p>
          </table:table-cell>
          <table:table-cell table:number-columns-repeated="3"/>
          <table:table-cell office:value-type="string">
            <text:p>121000248 WFBIUS6S</text:p>
          </table:table-cell>
          <table:table-cell office:value-type="string">
            <text:p>02-OCT-21</text:p>
          </table:table-cell>
          <table:table-cell table:number-columns-repeated="2"/>
          <table:table-cell office:value-type="string">
            <text:p>227.50</text:p>
          </table:table-cell>
          <table:table-cell office:value-type="string">
            <text:p>18-AUG-21</text:p>
          </table:table-cell>
          <table:table-cell office:value-type="string">
            <text:p>1 of 1</text:p>
          </table:table-cell>
          <table:table-cell office:value-type="string">
            <text:p>1010747852</text:p>
          </table:table-cell>
          <table:table-cell table:number-columns-repeated="2"/>
          <table:table-cell office:value-type="string">
            <text:p>(USD)</text:p>
          </table:table-cell>
          <table:table-cell office:value-type="string">
            <text:p>SHIP-TO: PGFL NOTAIRES REF# 10876 7077, RUE BEAUBIEN EST BUREAU 201QC MONTRAL CA H1M2Y2 Contact:</text:p>
          </table:table-cell>
          <table:table-cell table:number-columns-repeated="997"/>
        </table:table-row>
        <table:table-row table:style-name="ro1">
          <table:table-cell office:value-type="string">
            <text:p>IM-000000011378703-AP.pdf.txt.json</text:p>
          </table:table-cell>
          <table:table-cell office:value-type="string">
            <text:p>Ingram Micro 55 Standish Court Mississauga, Ontario, Canada L5R 4A1</text:p>
          </table:table-cell>
          <table:table-cell table:number-columns-repeated="8"/>
          <table:table-cell office:value-type="string">
            <text:p>40-27944</text:p>
          </table:table-cell>
          <table:table-cell office:value-type="string">
            <text:p>INGCA21080029</text:p>
          </table:table-cell>
          <table:table-cell table:number-columns-repeated="6"/>
          <table:table-cell office:value-type="string">
            <text:p>Remit To: Intermedia.net, Inc. PO Box 398897 San Francisco, CA 94139-8897 GST/HST BN Number: 83019</text:p>
          </table:table-cell>
          <table:table-cell office:value-type="string">
            <text:p>$21.06</text:p>
          </table:table-cell>
          <table:table-cell table:number-columns-repeated="1004"/>
        </table:table-row>
        <table:table-row table:style-name="ro7">
          <table:table-cell office:value-type="string">
            <text:p>IM-000000011387363-AP.pdf.txt.json</text:p>
          </table:table-cell>
          <table:table-cell office:value-type="string">
            <text:p>INGRAM MICRO INC </text:p>
            <text:p><text:s/>ACCOUNTS PAYABLE </text:p>
            <text:p><text:s/>INGRAM MICRO INC </text:p>
            <text:p><text:s/>3351 MICHELSON DR STE 100 </text:p>
            <text:p><text:s/>IRVINE CA 92612-0697 </text:p>
            <text:p><text:s/>USA</text:p>
          </table:table-cell>
          <table:table-cell table:number-columns-repeated="5"/>
          <table:table-cell office:value-type="string">
            <text:p>08/19/2021</text:p>
          </table:table-cell>
          <table:table-cell table:number-columns-repeated="2"/>
          <table:table-cell office:value-type="string">
            <text:p>17KV339S</text:p>
          </table:table-cell>
          <table:table-cell office:value-type="string">
            <text:p>AF32314693</text:p>
          </table:table-cell>
          <table:table-cell table:number-columns-repeated="2"/>
          <table:table-cell office:value-type="string">
            <text:p>733520</text:p>
          </table:table-cell>
          <table:table-cell/>
          <table:table-cell office:value-type="string">
            <text:p>10/03/2021</text:p>
          </table:table-cell>
          <table:table-cell/>
          <table:table-cell office:value-type="string">
            <text:p>Apple Inc. </text:p>
            <text:p><text:s/>P.O. Box 846095 </text:p>
            <text:p><text:s/>DALLAS, TX 75284-6095 </text:p>
            <text:p><text:s/>USA</text:p>
          </table:table-cell>
          <table:table-cell office:value-type="string">
            <text:p>2,416.00</text:p>
          </table:table-cell>
          <table:table-cell/>
          <table:table-cell office:value-type="string">
            <text:p>1 of</text:p>
          </table:table-cell>
          <table:table-cell office:value-type="string">
            <text:p>1014977708</text:p>
          </table:table-cell>
          <table:table-cell table:number-columns-repeated="2"/>
          <table:table-cell office:value-type="string">
            <text:p>USD$</text:p>
          </table:table-cell>
          <table:table-cell office:value-type="string">
            <text:p>INGRAM MICRO INC LATAM EXPORT DIVI </text:p>
            <text:p><text:s/>2000 NW 84TH AVENUE </text:p>
            <text:p><text:s/>MIAMI FL 33122-1520 </text:p>
            <text:p><text:s/>USA</text:p>
          </table:table-cell>
          <table:table-cell table:number-columns-repeated="997"/>
        </table:table-row>
        <table:table-row table:style-name="ro4">
          <table:table-cell office:value-type="string">
            <text:p>IM-000000011379977-AP.pdf.txt.json</text:p>
          </table:table-cell>
          <table:table-cell office:value-type="string">
            <text:p>INGRAM MICRO </text:p>
            <text:p><text:s/>ATTN:ACCOUNTS PAYABLE </text:p>
            <text:p><text:s/>3351 MICHELSON DR. STE 100 </text:p>
            <text:p><text:s/>IRVING CA 92612</text:p>
          </table:table-cell>
          <table:table-cell table:number-columns-repeated="5"/>
          <table:table-cell office:value-type="string">
            <text:p>8/18/2021</text:p>
          </table:table-cell>
          <table:table-cell table:number-columns-repeated="2"/>
          <table:table-cell office:value-type="string">
            <text:p>80-ZV649</text:p>
          </table:table-cell>
          <table:table-cell office:value-type="string">
            <text:p>INV430471</text:p>
          </table:table-cell>
          <table:table-cell table:number-columns-repeated="7"/>
          <table:table-cell office:value-type="string">
            <text:p>$406.47</text:p>
          </table:table-cell>
          <table:table-cell/>
          <table:table-cell office:value-type="string">
            <text:p>1</text:p>
          </table:table-cell>
          <table:table-cell table:number-columns-repeated="4"/>
          <table:table-cell office:value-type="string">
            <text:p>INGRAM MICRO CONSIGNEMNT</text:p>
          </table:table-cell>
          <table:table-cell table:number-columns-repeated="997"/>
        </table:table-row>
        <table:table-row table:style-name="ro3">
          <table:table-cell office:value-type="string">
            <text:p>IM-000000011378814-AP.pdf.txt.json</text:p>
          </table:table-cell>
          <table:table-cell office:value-type="string">
            <text:p>INGRAM MICRO INC. </text:p>
            <text:p><text:s/>3351 MICHELSON DR STE 100 </text:p>
            <text:p><text:s/>IRVINE CA 92612 United States</text:p>
          </table:table-cell>
          <table:table-cell table:number-columns-repeated="3"/>
          <table:table-cell office:value-type="string">
            <text:p>212105433</text:p>
          </table:table-cell>
          <table:table-cell/>
          <table:table-cell office:value-type="string">
            <text:p>2021/08/12</text:p>
          </table:table-cell>
          <table:table-cell table:number-columns-repeated="2"/>
          <table:table-cell office:value-type="string">
            <text:p>10-YXE81-S</text:p>
          </table:table-cell>
          <table:table-cell office:value-type="string">
            <text:p>557427</text:p>
          </table:table-cell>
          <table:table-cell table:number-columns-repeated="6"/>
          <table:table-cell office:value-type="string">
            <text:p>This invoice is payable only to: EnGenius Technologies Inc. 1580 Scenic Avenue Costa Mesa, CA 92626 To whom notice must be given of any merchandise Return or claims. Payment made to any other party does not constitute valid payment of this invoice.</text:p>
          </table:table-cell>
          <table:table-cell office:value-type="string">
            <text:p>$20,725.54</text:p>
          </table:table-cell>
          <table:table-cell office:value-type="string">
            <text:p>2021/08/13</text:p>
          </table:table-cell>
          <table:table-cell office:value-type="string">
            <text:p>2121263D</text:p>
          </table:table-cell>
          <table:table-cell table:number-columns-repeated="4"/>
          <table:table-cell office:value-type="string">
            <text:p>INGRAM MICRO INC. 12510 Micro Drive </text:p>
            <text:p><text:s/>Mira Loma CA 91752 United States </text:p>
            <text:p><text:s/>Tel: (951) 727-3341</text:p>
          </table:table-cell>
          <table:table-cell table:number-columns-repeated="997"/>
        </table:table-row>
        <table:table-row table:style-name="ro3">
          <table:table-cell office:value-type="string">
            <text:p>IM-000000011378677-AP.pdf.txt.json</text:p>
          </table:table-cell>
          <table:table-cell office:value-type="string">
            <text:p>Ingram Micro </text:p>
            <text:p><text:s/>3351 Michelson Drive, Suite 100 </text:p>
            <text:p><text:s/>Irvine, CA 92612-0697</text:p>
          </table:table-cell>
          <table:table-cell table:number-columns-repeated="5"/>
          <table:table-cell office:value-type="string">
            <text:p>8/17/2021</text:p>
          </table:table-cell>
          <table:table-cell table:number-columns-repeated="2"/>
          <table:table-cell office:value-type="string">
            <text:p>60-FYL86-D</text:p>
          </table:table-cell>
          <table:table-cell office:value-type="string">
            <text:p>35412</text:p>
          </table:table-cell>
          <table:table-cell table:number-columns-repeated="4"/>
          <table:table-cell office:value-type="string">
            <text:p>10/16/2021</text:p>
          </table:table-cell>
          <table:table-cell/>
          <table:table-cell office:value-type="string">
            <text:p>22572 Avenida Empresa </text:p>
            <text:p><text:s/>Rancho Santa Margarita, </text:p>
            <text:p><text:s/>CA, 92688</text:p>
          </table:table-cell>
          <table:table-cell office:value-type="string">
            <text:p>472.00</text:p>
          </table:table-cell>
          <table:table-cell table:number-columns-repeated="2"/>
          <table:table-cell office:value-type="string">
            <text:p>60-FYL86-D</text:p>
          </table:table-cell>
          <table:table-cell table:number-columns-repeated="2"/>
          <table:table-cell office:value-type="string">
            <text:p>USD</text:p>
          </table:table-cell>
          <table:table-cell table:number-columns-repeated="998"/>
        </table:table-row>
        <table:table-row table:style-name="ro5">
          <table:table-cell office:value-type="string">
            <text:p>IM-000000011378820-AP.pdf.txt.json</text:p>
          </table:table-cell>
          <table:table-cell office:value-type="string">
            <text:p>Attn: Accounts Payable Ingram Micro Canada 55 Standish Court Mississauga ON L5R 4A1 Canada</text:p>
          </table:table-cell>
          <table:table-cell/>
          <table:table-cell office:value-type="string">
            <text:p>#: </text:p>
            <text:p><text:s/>3300443459</text:p>
          </table:table-cell>
          <table:table-cell table:number-columns-repeated="6"/>
          <table:table-cell office:value-type="string">
            <text:p>Customer PO 10-Z9051-D </text:p>
            <text:p><text:s/>Shipping</text:p>
          </table:table-cell>
          <table:table-cell office:value-type="string">
            <text:p>10205037</text:p>
          </table:table-cell>
          <table:table-cell table:number-columns-repeated="4"/>
          <table:table-cell office:value-type="string">
            <text:p>17-SEP-21</text:p>
          </table:table-cell>
          <table:table-cell/>
          <table:table-cell office:value-type="string">
            <text:p>Lockbox - Checks FireEye, Inc. Dept 3063 PO Box 123063 Dallas, TX 75312-3063 US</text:p>
          </table:table-cell>
          <table:table-cell office:value-type="string">
            <text:p>$603.75</text:p>
          </table:table-cell>
          <table:table-cell table:number-columns-repeated="2"/>
          <table:table-cell office:value-type="string">
            <text:p>11087365 PST-1013-8104</text:p>
          </table:table-cell>
          <table:table-cell table:number-columns-repeated="2"/>
          <table:table-cell office:value-type="string">
            <text:p>$603.75</text:p>
          </table:table-cell>
          <table:table-cell office:value-type="string">
            <text:p>Look Master Builder Inc 101, 1703 91 Street Edmonton Ab T1V0E2 Canada</text:p>
          </table:table-cell>
          <table:table-cell office:value-type="string">
            <text:p>Date 18-AUG-21</text:p>
          </table:table-cell>
          <table:table-cell table:number-columns-repeated="996"/>
        </table:table-row>
        <table:table-row table:style-name="ro1">
          <table:table-cell office:value-type="string">
            <text:p>IM-000000011387574-AP.pdf.txt.json</text:p>
          </table:table-cell>
          <table:table-cell office:value-type="string">
            <text:p>Sold To: INGRAM MICRO CANADA 55 STANDISH COURT ATTN A/P VENDOR #6942 MISSISSAUGA ON L5R 4A1</text:p>
          </table:table-cell>
          <table:table-cell table:number-columns-repeated="3"/>
          <table:table-cell office:value-type="string">
            <text:p>30221003847</text:p>
          </table:table-cell>
          <table:table-cell/>
          <table:table-cell office:value-type="string">
            <text:p>08/18/2021</text:p>
          </table:table-cell>
          <table:table-cell table:number-columns-repeated="2"/>
          <table:table-cell office:value-type="string">
            <text:p>40-W8090-S</text:p>
          </table:table-cell>
          <table:table-cell office:value-type="string">
            <text:p>315529</text:p>
          </table:table-cell>
          <table:table-cell table:number-columns-repeated="2"/>
          <table:table-cell office:value-type="string">
            <text:p>00-INGR003</text:p>
          </table:table-cell>
          <table:table-cell table:number-columns-repeated="4"/>
          <table:table-cell office:value-type="string">
            <text:p>1,817.04</text:p>
          </table:table-cell>
          <table:table-cell office:value-type="string">
            <text:p>08/17/2021 OPUS</text:p>
          </table:table-cell>
          <table:table-cell office:value-type="string">
            <text:p>1</text:p>
          </table:table-cell>
          <table:table-cell table:number-columns-repeated="3"/>
          <table:table-cell office:value-type="string">
            <text:p>CAD</text:p>
          </table:table-cell>
          <table:table-cell office:value-type="string">
            <text:p>Ship To: INGRAM MICRO CANADA - #2 88 FOSTER CRESCENT ATTN A/P VENDOR #6942 MISSISSAUGA ON L5R 4A2</text:p>
          </table:table-cell>
          <table:table-cell office:value-type="string">
            <text:p>08/18/2021</text:p>
          </table:table-cell>
          <table:table-cell table:number-columns-repeated="996"/>
        </table:table-row>
        <table:table-row table:style-name="ro1">
          <table:table-cell office:value-type="string">
            <text:p>IM-000000011378873-AP.pdf.txt.json</text:p>
          </table:table-cell>
          <table:table-cell office:value-type="string">
            <text:p>INGRAM MICRO 3351 MICHELSON DR STE 100 IRVINE California 92612 US</text:p>
          </table:table-cell>
          <table:table-cell table:number-columns-repeated="3"/>
          <table:table-cell office:value-type="string">
            <text:p>SO00216889</text:p>
          </table:table-cell>
          <table:table-cell/>
          <table:table-cell office:value-type="string">
            <text:p>8/18/2021</text:p>
          </table:table-cell>
          <table:table-cell table:number-columns-repeated="2"/>
          <table:table-cell office:value-type="string">
            <text:p>70YZQ46D -C100028258</text:p>
          </table:table-cell>
          <table:table-cell office:value-type="string">
            <text:p>Invoice INV00130697</text:p>
          </table:table-cell>
          <table:table-cell table:number-columns-repeated="2"/>
          <table:table-cell office:value-type="string">
            <text:p>A2153228</text:p>
          </table:table-cell>
          <table:table-cell table:number-columns-repeated="4"/>
          <table:table-cell office:value-type="string">
            <text:p>30.32</text:p>
          </table:table-cell>
          <table:table-cell/>
          <table:table-cell office:value-type="string">
            <text:p>1 of 1</text:p>
          </table:table-cell>
          <table:table-cell table:number-columns-repeated="3"/>
          <table:table-cell office:value-type="string">
            <text:p>USD</text:p>
          </table:table-cell>
          <table:table-cell office:value-type="string">
            <text:p>UTC SHARED BUSINESS SERV. 5720 ENTERPRISE DR LANSING MI 48911 US</text:p>
          </table:table-cell>
          <table:table-cell table:number-columns-repeated="997"/>
        </table:table-row>
        <table:table-row table:style-name="ro2">
          <table:table-cell office:value-type="string">
            <text:p>IM-000000011378885-AP.pdf.txt.json</text:p>
          </table:table-cell>
          <table:table-cell office:value-type="string">
            <text:p>Canada AP </text:p>
            <text:p><text:s/>Ingram Micro, Inc. - CA </text:p>
            <text:p><text:s/>P.O. Box 1900 Station B </text:p>
            <text:p><text:s/>Mississauga ON L4Y 3W6 </text:p>
            <text:p><text:s/>Canada</text:p>
          </table:table-cell>
          <table:table-cell/>
          <table:table-cell office:value-type="string">
            <text:p>2010203004</text:p>
          </table:table-cell>
          <table:table-cell table:number-columns-repeated="3"/>
          <table:table-cell office:value-type="string">
            <text:p>08/18/2021</text:p>
          </table:table-cell>
          <table:table-cell table:number-columns-repeated="2"/>
          <table:table-cell office:value-type="string">
            <text:p>4029945D</text:p>
          </table:table-cell>
          <table:table-cell table:number-columns-repeated="4"/>
          <table:table-cell office:value-type="string">
            <text:p>CITICATTBCH</text:p>
          </table:table-cell>
          <table:table-cell office:value-type="string">
            <text:p>10/02/2021</text:p>
          </table:table-cell>
          <table:table-cell/>
          <table:table-cell office:value-type="string">
            <text:p>ESET Canada Inc. </text:p>
            <text:p><text:s/>125 Commerce Valley Dr. W Suite #601 </text:p>
            <text:p><text:s/>Thornhill ON L3T 7W4 </text:p>
            <text:p><text:s/>Canada</text:p>
          </table:table-cell>
          <table:table-cell office:value-type="string">
            <text:p>$1 169.51</text:p>
          </table:table-cell>
          <table:table-cell/>
          <table:table-cell office:value-type="string">
            <text:p>2 / 2</text:p>
          </table:table-cell>
          <table:table-cell table:number-columns-repeated="3"/>
          <table:table-cell office:value-type="string">
            <text:p>CAD</text:p>
          </table:table-cell>
          <table:table-cell table:number-columns-repeated="998"/>
        </table:table-row>
        <table:table-row table:style-name="ro3">
          <table:table-cell office:value-type="string">
            <text:p>IM-000000011378870-AP.pdf.txt.json</text:p>
          </table:table-cell>
          <table:table-cell office:value-type="string">
            <text:p>INGRAM MICRO 3351 MICHELSON DR STE 100 IRVINE California 92612 US</text:p>
          </table:table-cell>
          <table:table-cell table:number-columns-repeated="3"/>
          <table:table-cell office:value-type="string">
            <text:p>SO00216887</text:p>
          </table:table-cell>
          <table:table-cell/>
          <table:table-cell office:value-type="string">
            <text:p>8/18/2021</text:p>
          </table:table-cell>
          <table:table-cell table:number-columns-repeated="2"/>
          <table:table-cell office:value-type="string">
            <text:p>1457645D -</text:p>
          </table:table-cell>
          <table:table-cell office:value-type="string">
            <text:p>Invoice INV00130680</text:p>
          </table:table-cell>
          <table:table-cell table:number-columns-repeated="2"/>
          <table:table-cell office:value-type="string">
            <text:p>A2153228</text:p>
          </table:table-cell>
          <table:table-cell/>
          <table:table-cell office:value-type="string">
            <text:p>10/17/2021</text:p>
          </table:table-cell>
          <table:table-cell/>
          <table:table-cell office:value-type="string">
            <text:p>Kofax, Inc. P.O. Box 748127 </text:p>
            <text:p><text:s/>Los Angeles, CA 90074-8127 </text:p>
            <text:p><text:s/>United</text:p>
          </table:table-cell>
          <table:table-cell office:value-type="string">
            <text:p>96.75</text:p>
          </table:table-cell>
          <table:table-cell/>
          <table:table-cell office:value-type="string">
            <text:p>1 of 1</text:p>
          </table:table-cell>
          <table:table-cell table:number-columns-repeated="3"/>
          <table:table-cell office:value-type="string">
            <text:p>USD</text:p>
          </table:table-cell>
          <table:table-cell office:value-type="string">
            <text:p>FAITHFUL FRIENDS HOME HEALTHCARE 203 S WASHINGTON ST MARION IN 46952 US</text:p>
          </table:table-cell>
          <table:table-cell table:number-columns-repeated="997"/>
        </table:table-row>
        <table:table-row table:style-name="ro3">
          <table:table-cell office:value-type="string">
            <text:p>IM-000000011378743-AP.pdf.txt.json</text:p>
          </table:table-cell>
          <table:table-cell office:value-type="string">
            <text:p>Ingram Micro Inc. vendor.invoices@ingrammicro.ca 3351 Michelson Drive, Suite 100 Irvine, CA 92612</text:p>
          </table:table-cell>
          <table:table-cell table:number-columns-repeated="8"/>
          <table:table-cell office:value-type="string">
            <text:p>50-99890-D</text:p>
          </table:table-cell>
          <table:table-cell office:value-type="string">
            <text:p>C21562-8991</text:p>
          </table:table-cell>
          <table:table-cell table:number-columns-repeated="4"/>
          <table:table-cell office:value-type="string">
            <text:p>7/31/2021</text:p>
          </table:table-cell>
          <table:table-cell/>
          <table:table-cell office:value-type="string">
            <text:p>remit to:BEC Technologies, Inc </text:p>
            <text:p><text:s/>3301 Matrix Dr. Suite 200 </text:p>
            <text:p><text:s/>Richardson, TX 75082</text:p>
          </table:table-cell>
          <table:table-cell table:number-columns-repeated="6"/>
          <table:table-cell office:value-type="string">
            <text:p>$1,154.95</text:p>
          </table:table-cell>
          <table:table-cell office:value-type="string">
            <text:p>BIC Security 1656 Herndon Rd. </text:p>
            <text:p><text:s/>Ceres, CA 95307-4420</text:p>
          </table:table-cell>
          <table:table-cell office:value-type="string">
            <text:p>6/11/2021</text:p>
          </table:table-cell>
          <table:table-cell table:number-columns-repeated="996"/>
        </table:table-row>
        <table:table-row table:style-name="ro1">
          <table:table-cell office:value-type="string">
            <text:p>IM-000000011378811-AP.pdf.txt.json</text:p>
          </table:table-cell>
          <table:table-cell office:value-type="string">
            <text:p>Ingram Micro 3351 Michelson Dr, Suite 100 Irvine CA 92612-0697 UNITED STATES</text:p>
          </table:table-cell>
          <table:table-cell/>
          <table:table-cell office:value-type="string">
            <text:p>#: 1191053337</text:p>
          </table:table-cell>
          <table:table-cell table:number-columns-repeated="3"/>
          <table:table-cell office:value-type="string">
            <text:p>Aug 18, 2021</text:p>
          </table:table-cell>
          <table:table-cell table:number-columns-repeated="2"/>
          <table:table-cell office:value-type="string">
            <text:p>70-66394-D</text:p>
          </table:table-cell>
          <table:table-cell table:number-columns-repeated="4"/>
          <table:table-cell office:value-type="string">
            <text:p>#: BRKLUS3A</text:p>
          </table:table-cell>
          <table:table-cell table:number-columns-repeated="2"/>
          <table:table-cell office:value-type="string">
            <text:p>Acronis, Inc., 1 Van De Graaff Dr, 3rd Floor, Burlington , MA 01803, UNITED STATES, Phone: +1 (781) 782-9000, Fax: +1 (781) 782-9001</text:p>
          </table:table-cell>
          <table:table-cell/>
          <table:table-cell office:value-type="string">
            <text:p>Aug 18, 2021</text:p>
          </table:table-cell>
          <table:table-cell/>
          <table:table-cell office:value-type="string">
            <text:p>SOUS056724</text:p>
          </table:table-cell>
          <table:table-cell table:number-columns-repeated="2"/>
          <table:table-cell office:value-type="string">
            <text:p>USD</text:p>
          </table:table-cell>
          <table:table-cell table:number-columns-repeated="998"/>
        </table:table-row>
        <table:table-row table:style-name="ro1">
          <table:table-cell office:value-type="string">
            <text:p>IM-000000011378748-AP.pdf.txt.json</text:p>
          </table:table-cell>
          <table:table-cell office:value-type="string">
            <text:p>INGRAM MICRO INC Accounts Payable 3351 Michelson Dr Ste 100 Ste 100 IRVINE, CA 92612 United States</text:p>
          </table:table-cell>
          <table:table-cell/>
          <table:table-cell office:value-type="string">
            <text:p>Quest 939329637</text:p>
          </table:table-cell>
          <table:table-cell table:number-columns-repeated="3"/>
          <table:table-cell office:value-type="string">
            <text:p>17-AUG-2021</text:p>
          </table:table-cell>
          <table:table-cell table:number-columns-repeated="2"/>
          <table:table-cell office:value-type="string">
            <text:p>30-UTQ97-D/ P21328729/ 43548 End User</text:p>
          </table:table-cell>
          <table:table-cell office:value-type="string">
            <text:p>1000972591</text:p>
          </table:table-cell>
          <table:table-cell table:number-columns-repeated="2"/>
          <table:table-cell office:value-type="string">
            <text:p>12583</text:p>
          </table:table-cell>
          <table:table-cell office:value-type="string">
            <text:p>Code:CHASUS33</text:p>
          </table:table-cell>
          <table:table-cell office:value-type="string">
            <text:p>Due 16-SEP-21</text:p>
          </table:table-cell>
          <table:table-cell/>
          <table:table-cell office:value-type="string">
            <text:p>Quest Software Inc. P.O. Box 731381 Dallas TX 75373-1381 United States</text:p>
          </table:table-cell>
          <table:table-cell office:value-type="string">
            <text:p>14,386.98</text:p>
          </table:table-cell>
          <table:table-cell office:value-type="string">
            <text:p>17-AUG-2021</text:p>
          </table:table-cell>
          <table:table-cell office:value-type="string">
            <text:p>1 / 1</text:p>
          </table:table-cell>
          <table:table-cell table:number-columns-repeated="3"/>
          <table:table-cell office:value-type="string">
            <text:p>USD</text:p>
          </table:table-cell>
          <table:table-cell/>
          <table:table-cell office:value-type="string">
            <text:p>17-AUG-2021</text:p>
          </table:table-cell>
          <table:table-cell table:number-columns-repeated="996"/>
        </table:table-row>
        <table:table-row table:style-name="ro1">
          <table:table-cell office:value-type="string">
            <text:p>IM-000000011378793-AP.pdf.txt.json</text:p>
          </table:table-cell>
          <table:table-cell office:value-type="string">
            <text:p>INGRAM MICRO INC PO BOX 1900 STN B MISSISSAUGA ON L4Y 3W6 CANADA</text:p>
          </table:table-cell>
          <table:table-cell table:number-columns-repeated="5"/>
          <table:table-cell office:value-type="string">
            <text:p>2021-08-18</text:p>
          </table:table-cell>
          <table:table-cell table:number-columns-repeated="2"/>
          <table:table-cell office:value-type="string">
            <text:p>70-YZL31</text:p>
          </table:table-cell>
          <table:table-cell office:value-type="string">
            <text:p>2930019602</text:p>
          </table:table-cell>
          <table:table-cell table:number-columns-repeated="4"/>
          <table:table-cell office:value-type="string">
            <text:p>2021-09-17</text:p>
          </table:table-cell>
          <table:table-cell/>
          <table:table-cell office:value-type="string">
            <text:p>RSA Security LLC ACCT# 1139765059 PO Box 654059 Dallas TX 75265-4059</text:p>
          </table:table-cell>
          <table:table-cell office:value-type="string">
            <text:p>532.80</text:p>
          </table:table-cell>
          <table:table-cell/>
          <table:table-cell office:value-type="string">
            <text:p>2 / 2</text:p>
          </table:table-cell>
          <table:table-cell table:number-columns-repeated="3"/>
          <table:table-cell office:value-type="string">
            <text:p>USD</text:p>
          </table:table-cell>
          <table:table-cell office:value-type="string">
            <text:p>Company KABLE PRODUCTS AND SERVICES KENT WELLING KENT WELLING 16 S WESLEY AVE MOUNT MORRIS IL 61054</text:p>
          </table:table-cell>
          <table:table-cell table:number-columns-repeated="997"/>
        </table:table-row>
        <table:table-row table:style-name="ro1">
          <table:table-cell office:value-type="string">
            <text:p>IM-000000011378666-AP.pdf.txt.json</text:p>
          </table:table-cell>
          <table:table-cell office:value-type="string">
            <text:p>INGRAM MICRO LP 55 Standish Court Mississauga, L5R 4A1 CA</text:p>
          </table:table-cell>
          <table:table-cell table:number-columns-repeated="5"/>
          <table:table-cell office:value-type="string">
            <text:p>08/18/2021</text:p>
          </table:table-cell>
          <table:table-cell table:number-columns-repeated="2"/>
          <table:table-cell office:value-type="string">
            <text:p>Purchase 40-W8704-D</text:p>
          </table:table-cell>
          <table:table-cell table:number-columns-repeated="3"/>
          <table:table-cell office:value-type="string">
            <text:p>1315493</text:p>
          </table:table-cell>
          <table:table-cell table:number-columns-repeated="3"/>
          <table:table-cell office:value-type="string">
            <text:p>Fortinet, Inc US Headquarters, 899 Kifer Road, Sunnyvale, CA 94086 UNITED STATES Tel: +1-408-235-7700 Fax: +1-408-235-7737</text:p>
          </table:table-cell>
          <table:table-cell office:value-type="string">
            <text:p>$227.50</text:p>
          </table:table-cell>
          <table:table-cell/>
          <table:table-cell office:value-type="string">
            <text:p>2121263D</text:p>
          </table:table-cell>
          <table:table-cell office:value-type="string">
            <text:p>1010747852</text:p>
          </table:table-cell>
          <table:table-cell table:number-columns-repeated="2"/>
          <table:table-cell office:value-type="string">
            <text:p>$0.00</text:p>
          </table:table-cell>
          <table:table-cell office:value-type="string">
            <text:p>PGFL NOTAIRES 7077, RUE BEAUBIEN EST BUREAU 201 MONTRAL, QC H1M2Y2 CA</text:p>
          </table:table-cell>
          <table:table-cell table:number-columns-repeated="997"/>
        </table:table-row>
        <table:table-row table:style-name="ro1">
          <table:table-cell office:value-type="string">
            <text:p>IM-000000011387565-AP.pdf.txt.json</text:p>
          </table:table-cell>
          <table:table-cell office:value-type="string">
            <text:p>BILL TO: Attn: Accounts Payable INGRAM MICRO LATIN AMERICA PO BOX 1900 STATION B MISSISSAUGA ON L4Y-3W6 Canada</text:p>
          </table:table-cell>
          <table:table-cell table:number-columns-repeated="5"/>
          <table:table-cell office:value-type="string">
            <text:p>18-AUG-21</text:p>
          </table:table-cell>
          <table:table-cell table:number-columns-repeated="2"/>
          <table:table-cell office:value-type="string">
            <text:p>17-KV472 OUR</text:p>
          </table:table-cell>
          <table:table-cell office:value-type="string">
            <text:p>3980321</text:p>
          </table:table-cell>
          <table:table-cell table:number-columns-repeated="2"/>
          <table:table-cell office:value-type="string">
            <text:p>6630</text:p>
          </table:table-cell>
          <table:table-cell/>
          <table:table-cell office:value-type="string">
            <text:p>DUE DATE: 02-OCT-21</text:p>
          </table:table-cell>
          <table:table-cell/>
          <table:table-cell office:value-type="string">
            <text:p>SCHNEIDER ELECTRIC IT CORP C/O 210080,PO BOX 11728 SUCC. CENTRE-VILLE MONTREAL H3C 6P7 Canada</text:p>
          </table:table-cell>
          <table:table-cell office:value-type="string">
            <text:p>8,831.00</text:p>
          </table:table-cell>
          <table:table-cell/>
          <table:table-cell office:value-type="string">
            <text:p>1 of 1</text:p>
          </table:table-cell>
          <table:table-cell office:value-type="string">
            <text:p>740766205</text:p>
          </table:table-cell>
          <table:table-cell table:number-columns-repeated="2"/>
          <table:table-cell office:value-type="string">
            <text:p>USD</text:p>
          </table:table-cell>
          <table:table-cell office:value-type="string">
            <text:p>INGRAM MICRO INC 2000 NW 84TH AVE DORAL FL 33122 United States</text:p>
          </table:table-cell>
          <table:table-cell office:value-type="string">
            <text:p>SHIP DATE: 17-AUG-21</text:p>
          </table:table-cell>
          <table:table-cell table:number-columns-repeated="996"/>
        </table:table-row>
        <table:table-row table:style-name="ro5">
          <table:table-cell office:value-type="string">
            <text:p>IM-000000011378731-AP.pdf.txt.json</text:p>
          </table:table-cell>
          <table:table-cell table:number-columns-repeated="2"/>
          <table:table-cell office:value-type="string">
            <text:p>#: 1191053337</text:p>
          </table:table-cell>
          <table:table-cell table:number-columns-repeated="3"/>
          <table:table-cell office:value-type="string">
            <text:p>Aug 18, 2021</text:p>
          </table:table-cell>
          <table:table-cell table:number-columns-repeated="2"/>
          <table:table-cell office:value-type="string">
            <text:p>14-FYY26-D</text:p>
          </table:table-cell>
          <table:table-cell office:value-type="string">
            <text:p>INVUS055142</text:p>
          </table:table-cell>
          <table:table-cell table:number-columns-repeated="2"/>
          <table:table-cell office:value-type="string">
            <text:p>02558414</text:p>
          </table:table-cell>
          <table:table-cell office:value-type="string">
            <text:p>#: BRKLUS3A</text:p>
          </table:table-cell>
          <table:table-cell table:number-columns-repeated="2"/>
          <table:table-cell office:value-type="string">
            <text:p>Acronis, Inc. </text:p>
            <text:p><text:s/>1 Van De Graaff Dr 3rd Floor Burlington, MA 01803 UNITED STATES</text:p>
          </table:table-cell>
          <table:table-cell office:value-type="string">
            <text:p>187.50</text:p>
          </table:table-cell>
          <table:table-cell office:value-type="string">
            <text:p>Aug 18, 2021</text:p>
          </table:table-cell>
          <table:table-cell table:number-columns-repeated="4"/>
          <table:table-cell office:value-type="string">
            <text:p>USD</text:p>
          </table:table-cell>
          <table:table-cell table:number-columns-repeated="998"/>
        </table:table-row>
        <table:table-row table:style-name="ro1">
          <table:table-cell office:value-type="string">
            <text:p>IM-000000011387659-AP.pdf.txt.json</text:p>
          </table:table-cell>
          <table:table-cell office:value-type="string">
            <text:p>Ingram Micro, Inc. Attention Accounts Payable PO Box 25189 SANTA ANA CA 92799-5189 UNITED STATES</text:p>
          </table:table-cell>
          <table:table-cell table:number-columns-repeated="5"/>
          <table:table-cell office:value-type="string">
            <text:p>Aug 19, 2021</text:p>
          </table:table-cell>
          <table:table-cell table:number-columns-repeated="2"/>
          <table:table-cell office:value-type="string">
            <text:p>30UGT14S</text:p>
          </table:table-cell>
          <table:table-cell office:value-type="string">
            <text:p>3012496720</text:p>
          </table:table-cell>
          <table:table-cell table:number-columns-repeated="6"/>
          <table:table-cell office:value-type="string">
            <text:p>PLEASE SEND YOUR REMITTANCE TO: Intel Americas,Inc. JPMorgan Chase Bank, National Associatio P.O. Box 70877 Chicago IL 60673-0877 US Account Number: 5095956 Swift: CHASUS33XXX Bank Key: 071000013</text:p>
          </table:table-cell>
          <table:table-cell office:value-type="string">
            <text:p>1,300.00</text:p>
          </table:table-cell>
          <table:table-cell/>
          <table:table-cell office:value-type="string">
            <text:p>1</text:p>
          </table:table-cell>
          <table:table-cell office:value-type="string">
            <text:p>17795784</text:p>
          </table:table-cell>
          <table:table-cell table:number-columns-repeated="2"/>
          <table:table-cell office:value-type="string">
            <text:p>US Dollar</text:p>
          </table:table-cell>
          <table:table-cell office:value-type="string">
            <text:p>INGRAM MICRO-30 3820 Micro Dr MILLINGTON TN 38053-6215 UNITED STATES</text:p>
          </table:table-cell>
          <table:table-cell table:number-columns-repeated="997"/>
        </table:table-row>
        <table:table-row table:style-name="ro1">
          <table:table-cell office:value-type="string">
            <text:p>IM-000000011378571-AP.pdf.txt.json</text:p>
          </table:table-cell>
          <table:table-cell office:value-type="string">
            <text:p>INGRAM MICRO</text:p>
          </table:table-cell>
          <table:table-cell/>
          <table:table-cell office:value-type="string">
            <text:p>12338-57430</text:p>
          </table:table-cell>
          <table:table-cell table:number-columns-repeated="6"/>
          <table:table-cell office:value-type="string">
            <text:p>30RHL55D</text:p>
          </table:table-cell>
          <table:table-cell office:value-type="string">
            <text:p>6100963857</text:p>
          </table:table-cell>
          <table:table-cell/>
          <table:table-cell office:value-type="string">
            <text:p>21.54</text:p>
          </table:table-cell>
          <table:table-cell office:value-type="string">
            <text:p>401747810</text:p>
          </table:table-cell>
          <table:table-cell/>
          <table:table-cell office:value-type="string">
            <text:p>17-SEP-2021</text:p>
          </table:table-cell>
          <table:table-cell/>
          <table:table-cell office:value-type="string">
            <text:p>P.O. Box 743253 LOS ANGELES CA 90074-3253 Bank of America, N.A</text:p>
          </table:table-cell>
          <table:table-cell office:value-type="string">
            <text:p>21.54</text:p>
          </table:table-cell>
          <table:table-cell/>
          <table:table-cell office:value-type="string">
            <text:p>2121263D</text:p>
          </table:table-cell>
          <table:table-cell table:number-columns-repeated="4"/>
          <table:table-cell office:value-type="string">
            <text:p>GARDNER RUSSO &amp; GARDNER 223 E CHESTNUT ST LANCASTER PA 17602 UNITED STATES</text:p>
          </table:table-cell>
          <table:table-cell table:number-columns-repeated="997"/>
        </table:table-row>
        <table:table-row table:style-name="ro1">
          <table:table-cell office:value-type="string">
            <text:p>IM-000000011378825-AP.pdf.txt.json</text:p>
          </table:table-cell>
          <table:table-cell table:number-columns-repeated="17"/>
          <table:table-cell office:value-type="string">
            <text:p>Tenable, Inc. 6100 Merriweather Drive Columbia MD 21044 (410) 872-0555 www.tenable.com</text:p>
          </table:table-cell>
          <table:table-cell table:number-columns-repeated="7"/>
          <table:table-cell office:value-type="string">
            <text:p>PRIMECorp - Canada 3301 E Pender Street Vancouver BC V5K5J3 Canada</text:p>
          </table:table-cell>
          <table:table-cell table:number-columns-repeated="997"/>
        </table:table-row>
        <table:table-row table:style-name="ro7">
          <table:table-cell office:value-type="string">
            <text:p>IM-000000011387529-AP.pdf.txt.json</text:p>
          </table:table-cell>
          <table:table-cell office:value-type="string">
            <text:p>VENDOR INVOICES </text:p>
            <text:p><text:s/>Ingram Micro Inc </text:p>
            <text:p><text:s/>3351 Michelson Dr </text:p>
            <text:p><text:s/>Suite 100 </text:p>
            <text:p><text:s/>Irvine, CA 92615 </text:p>
            <text:p><text:s/>United States</text:p>
          </table:table-cell>
          <table:table-cell/>
          <table:table-cell office:value-type="string">
            <text:p>4121100648</text:p>
          </table:table-cell>
          <table:table-cell table:number-columns-repeated="3"/>
          <table:table-cell office:value-type="string">
            <text:p>.............................................................. 18 Aug 2021</text:p>
          </table:table-cell>
          <table:table-cell table:number-columns-repeated="2"/>
          <table:table-cell office:value-type="string">
            <text:p>60-FYL74-D</text:p>
          </table:table-cell>
          <table:table-cell office:value-type="string">
            <text:p>3959162024</text:p>
          </table:table-cell>
          <table:table-cell table:number-columns-repeated="3"/>
          <table:table-cell office:value-type="string">
            <text:p>WFBIUS6S</text:p>
          </table:table-cell>
          <table:table-cell office:value-type="string">
            <text:p>2 Oct 2021</text:p>
          </table:table-cell>
          <table:table-cell/>
          <table:table-cell office:value-type="string">
            <text:p>Google LLC </text:p>
            <text:p><text:s/>Dept. 33654 </text:p>
            <text:p><text:s/>P.O. Box 39000 </text:p>
            <text:p><text:s/>San Francisco, CA 94139 </text:p>
            <text:p><text:s/>United States</text:p>
          </table:table-cell>
          <table:table-cell office:value-type="string">
            <text:p>US$105.00</text:p>
          </table:table-cell>
          <table:table-cell/>
          <table:table-cell office:value-type="string">
            <text:p>2 of</text:p>
          </table:table-cell>
          <table:table-cell office:value-type="string">
            <text:p>2480964.1</text:p>
          </table:table-cell>
          <table:table-cell table:number-columns-repeated="2"/>
          <table:table-cell office:value-type="string">
            <text:p>USD</text:p>
          </table:table-cell>
          <table:table-cell office:value-type="string">
            <text:p>MICHAEL LIANG </text:p>
            <text:p><text:s/>Panda Restaurant Group, Inc </text:p>
            <text:p><text:s/>4030 N US HIGHWAY 75 </text:p>
            <text:p><text:s/>SHERMAN, TX 75090 </text:p>
            <text:p><text:s/>United States</text:p>
          </table:table-cell>
          <table:table-cell table:number-columns-repeated="997"/>
        </table:table-row>
        <table:table-row table:style-name="ro7">
          <table:table-cell office:value-type="string">
            <text:p>IM-000000011387482-AP.pdf.txt.json</text:p>
          </table:table-cell>
          <table:table-cell office:value-type="string">
            <text:p>INGRAM MICRO INC </text:p>
            <text:p><text:s/>ACCOUNTS PAYABLE </text:p>
            <text:p><text:s/>INGRAM MICRO INC </text:p>
            <text:p><text:s/>3351 MICHELSON DR STE 100 </text:p>
            <text:p><text:s/>IRVINE CA 92612-0697 </text:p>
            <text:p><text:s/>USA</text:p>
          </table:table-cell>
          <table:table-cell table:number-columns-repeated="5"/>
          <table:table-cell office:value-type="string">
            <text:p>08/19/2021</text:p>
          </table:table-cell>
          <table:table-cell table:number-columns-repeated="2"/>
          <table:table-cell office:value-type="string">
            <text:p>17KV080S</text:p>
          </table:table-cell>
          <table:table-cell office:value-type="string">
            <text:p>AF32376189</text:p>
          </table:table-cell>
          <table:table-cell table:number-columns-repeated="2"/>
          <table:table-cell office:value-type="string">
            <text:p>733520</text:p>
          </table:table-cell>
          <table:table-cell/>
          <table:table-cell office:value-type="string">
            <text:p>10/03/2021</text:p>
          </table:table-cell>
          <table:table-cell/>
          <table:table-cell office:value-type="string">
            <text:p>Apple Inc. </text:p>
            <text:p><text:s/>P.O. Box 846095 </text:p>
            <text:p><text:s/>DALLAS, TX 75284-6095 </text:p>
            <text:p><text:s/>USA</text:p>
          </table:table-cell>
          <table:table-cell office:value-type="string">
            <text:p>1,766.00</text:p>
          </table:table-cell>
          <table:table-cell/>
          <table:table-cell office:value-type="string">
            <text:p>1 of</text:p>
          </table:table-cell>
          <table:table-cell office:value-type="string">
            <text:p>1014932799</text:p>
          </table:table-cell>
          <table:table-cell table:number-columns-repeated="2"/>
          <table:table-cell office:value-type="string">
            <text:p>USD$</text:p>
          </table:table-cell>
          <table:table-cell office:value-type="string">
            <text:p>INGRAM MICRO INC LATAM EXPORT DIVI </text:p>
            <text:p><text:s/>2000 NW 84TH AVENUE </text:p>
            <text:p><text:s/>MIAMI FL 33122-1520 </text:p>
            <text:p><text:s/>USA</text:p>
          </table:table-cell>
          <table:table-cell table:number-columns-repeated="997"/>
        </table:table-row>
        <table:table-row table:style-name="ro1">
          <table:table-cell office:value-type="string">
            <text:p>IM-000000011387606-AP.pdf.txt.json</text:p>
          </table:table-cell>
          <table:table-cell office:value-type="string">
            <text:p>INGRAM MICRO 3351 MICHELSON DR STE 100 IRVINE, CA 92612 US</text:p>
          </table:table-cell>
          <table:table-cell table:number-columns-repeated="5"/>
          <table:table-cell office:value-type="string">
            <text:p>DATE 18-AUG-21</text:p>
          </table:table-cell>
          <table:table-cell table:number-columns-repeated="3"/>
          <table:table-cell office:value-type="string">
            <text:p>50795772</text:p>
          </table:table-cell>
          <table:table-cell table:number-columns-repeated="2"/>
          <table:table-cell office:value-type="string">
            <text:p>4030</text:p>
          </table:table-cell>
          <table:table-cell/>
          <table:table-cell office:value-type="string">
            <text:p>17-OCT-21</text:p>
          </table:table-cell>
          <table:table-cell/>
          <table:table-cell office:value-type="string">
            <text:p>NUANCE COMMUNICATIONS, INC PO BOX 2561 CAROL STREAM, IL 60132-2561 US</text:p>
          </table:table-cell>
          <table:table-cell office:value-type="string">
            <text:p>425.00</text:p>
          </table:table-cell>
          <table:table-cell/>
          <table:table-cell office:value-type="string">
            <text:p>PAGE 1 of 1</text:p>
          </table:table-cell>
          <table:table-cell table:number-columns-repeated="3"/>
          <table:table-cell office:value-type="string">
            <text:p>425.00</text:p>
          </table:table-cell>
          <table:table-cell office:value-type="string">
            <text:p>SHIP TO: BURRELL CENTER INC PAUL JOHN /PO0015958/67007062 1300 E BRADFORD PKWY SPRINGFIELD, MO 65804 US</text:p>
          </table:table-cell>
          <table:table-cell office:value-type="string">
            <text:p>18-AUG-21</text:p>
          </table:table-cell>
          <table:table-cell table:number-columns-repeated="996"/>
        </table:table-row>
        <table:table-row table:style-name="ro4">
          <table:table-cell office:value-type="string">
            <text:p>IM-000000011378837-AP.pdf.txt.json</text:p>
          </table:table-cell>
          <table:table-cell office:value-type="string">
            <text:p>Ingram Micro </text:p>
            <text:p><text:s/>3351 Michelson Drive </text:p>
            <text:p><text:s/>Suite 100 </text:p>
            <text:p><text:s/>Irvine, CA 92612-0697</text:p>
          </table:table-cell>
          <table:table-cell table:number-columns-repeated="5"/>
          <table:table-cell office:value-type="string">
            <text:p>8/18/2021</text:p>
          </table:table-cell>
          <table:table-cell table:number-columns-repeated="2"/>
          <table:table-cell office:value-type="string">
            <text:p>LL1324 416</text:p>
          </table:table-cell>
          <table:table-cell office:value-type="string">
            <text:p>35422</text:p>
          </table:table-cell>
          <table:table-cell table:number-columns-repeated="4"/>
          <table:table-cell office:value-type="string">
            <text:p>8/18/2021</text:p>
          </table:table-cell>
          <table:table-cell/>
          <table:table-cell office:value-type="string">
            <text:p>22572 Avenida Empresa </text:p>
            <text:p><text:s/>Rancho Santa Margarita, </text:p>
            <text:p><text:s/>CA, 92688</text:p>
          </table:table-cell>
          <table:table-cell office:value-type="string">
            <text:p>38,272.00</text:p>
          </table:table-cell>
          <table:table-cell table:number-columns-repeated="5"/>
          <table:table-cell office:value-type="string">
            <text:p>USD</text:p>
          </table:table-cell>
          <table:table-cell office:value-type="string">
            <text:p>INGRAM MICRO </text:p>
            <text:p><text:s/>12510 MICRO DRIVE </text:p>
            <text:p><text:s/>MIRA LOMA CA 91752</text:p>
          </table:table-cell>
          <table:table-cell table:number-columns-repeated="997"/>
        </table:table-row>
        <table:table-row table:style-name="ro5">
          <table:table-cell office:value-type="string">
            <text:p>IM-000000011378574-AP.pdf.txt.json</text:p>
          </table:table-cell>
          <table:table-cell office:value-type="string">
            <text:p>INGRAM MICRO INC PO BOX 1900 STN B MISSISSAUGA ON L4Y 3W6 CANADA</text:p>
          </table:table-cell>
          <table:table-cell/>
          <table:table-cell office:value-type="string">
            <text:p>12338-57430</text:p>
          </table:table-cell>
          <table:table-cell table:number-columns-repeated="6"/>
          <table:table-cell office:value-type="string">
            <text:p>2121263D</text:p>
          </table:table-cell>
          <table:table-cell office:value-type="string">
            <text:p>6100963952</text:p>
          </table:table-cell>
          <table:table-cell/>
          <table:table-cell office:value-type="string">
            <text:p>22.68</text:p>
          </table:table-cell>
          <table:table-cell office:value-type="string">
            <text:p>401747810</text:p>
          </table:table-cell>
          <table:table-cell office:value-type="string">
            <text:p>BOFAUS3N</text:p>
          </table:table-cell>
          <table:table-cell office:value-type="string">
            <text:p>17-SEP-2021</text:p>
          </table:table-cell>
          <table:table-cell table:number-columns-repeated="2"/>
          <table:table-cell office:value-type="string">
            <text:p>0.00 </text:p>
            <text:p><text:s/>22.68</text:p>
          </table:table-cell>
          <table:table-cell/>
          <table:table-cell office:value-type="string">
            <text:p>2121263D</text:p>
          </table:table-cell>
          <table:table-cell table:number-columns-repeated="3"/>
          <table:table-cell office:value-type="string">
            <text:p>USD</text:p>
          </table:table-cell>
          <table:table-cell office:value-type="string">
            <text:p>THE ROCK FINANCIAL GROUP 102 VERSAILLES BLVD STE 100 LAFAYETTE LA 70501 UNITED STATES</text:p>
          </table:table-cell>
          <table:table-cell table:number-columns-repeated="997"/>
        </table:table-row>
        <table:table-row table:style-name="ro4">
          <table:table-cell office:value-type="string">
            <text:p>IM-000000011378834-AP.pdf.txt.json</text:p>
          </table:table-cell>
          <table:table-cell table:number-columns-repeated="2"/>
          <table:table-cell office:value-type="string">
            <text:p>8188803550</text:p>
          </table:table-cell>
          <table:table-cell table:number-columns-repeated="3"/>
          <table:table-cell office:value-type="string">
            <text:p>08/18/2021</text:p>
          </table:table-cell>
          <table:table-cell table:number-columns-repeated="2"/>
          <table:table-cell office:value-type="string">
            <text:p>40-HJZ56-S 108983990</text:p>
          </table:table-cell>
          <table:table-cell office:value-type="string">
            <text:p>9469819920</text:p>
          </table:table-cell>
          <table:table-cell table:number-columns-repeated="3"/>
          <table:table-cell office:value-type="string">
            <text:p>BOFAUS3N</text:p>
          </table:table-cell>
          <table:table-cell office:value-type="string">
            <text:p>09/02/2021 09/17/2021</text:p>
          </table:table-cell>
          <table:table-cell/>
          <table:table-cell office:value-type="string">
            <text:p>Lexmark International Inc. </text:p>
            <text:p><text:s/>PO Box 96612 </text:p>
            <text:p><text:s/>Chicago IL 60693 </text:p>
            <text:p><text:s/>USA</text:p>
          </table:table-cell>
          <table:table-cell table:number-columns-repeated="2"/>
          <table:table-cell office:value-type="string">
            <text:p>1 of</text:p>
          </table:table-cell>
          <table:table-cell table:number-columns-repeated="2"/>
          <table:table-cell office:value-type="string">
            <text:p>2,126.20</text:p>
          </table:table-cell>
          <table:table-cell office:value-type="string">
            <text:p>USD</text:p>
          </table:table-cell>
          <table:table-cell table:number-columns-repeated="998"/>
        </table:table-row>
        <table:table-row table:style-name="ro1">
          <table:table-cell office:value-type="string">
            <text:p>IM-000000011379054-AP.pdf.txt.json</text:p>
          </table:table-cell>
          <table:table-cell office:value-type="string">
            <text:p>BILL-TO: INGRAM MICRO US 3351 Michelson Drive, Suite 100 CA Irvine US 92612</text:p>
          </table:table-cell>
          <table:table-cell/>
          <table:table-cell office:value-type="string">
            <text:p>4040006199</text:p>
          </table:table-cell>
          <table:table-cell table:number-columns-repeated="3"/>
          <table:table-cell office:value-type="string">
            <text:p>18-AUG-21</text:p>
          </table:table-cell>
          <table:table-cell table:number-columns-repeated="2"/>
          <table:table-cell office:value-type="string">
            <text:p>60-74232-D</text:p>
          </table:table-cell>
          <table:table-cell office:value-type="string">
            <text:p>1611426938</text:p>
          </table:table-cell>
          <table:table-cell table:number-columns-repeated="2"/>
          <table:table-cell office:value-type="string">
            <text:p>53948</text:p>
          </table:table-cell>
          <table:table-cell/>
          <table:table-cell office:value-type="string">
            <text:p>17-SEP-21</text:p>
          </table:table-cell>
          <table:table-cell/>
          <table:table-cell office:value-type="string">
            <text:p>REMIT TO INFORMATION: BENEFICIARY: Fortinet Inc., 899 Kifer Road ADDRESS: Sunnyvale, CA 94086 United States</text:p>
          </table:table-cell>
          <table:table-cell office:value-type="string">
            <text:p>1,909.32</text:p>
          </table:table-cell>
          <table:table-cell office:value-type="string">
            <text:p>17-AUG-21</text:p>
          </table:table-cell>
          <table:table-cell office:value-type="string">
            <text:p>1 of 1</text:p>
          </table:table-cell>
          <table:table-cell office:value-type="string">
            <text:p>1010747719</text:p>
          </table:table-cell>
          <table:table-cell table:number-columns-repeated="2"/>
          <table:table-cell office:value-type="string">
            <text:p>(USD)</text:p>
          </table:table-cell>
          <table:table-cell table:number-columns-repeated="998"/>
        </table:table-row>
        <table:table-row table:style-name="ro1">
          <table:table-cell office:value-type="string">
            <text:p>IM-000000011378577-AP.pdf.txt.json</text:p>
          </table:table-cell>
          <table:table-cell office:value-type="string">
            <text:p>INGRAM MICRO INC PO BOX 1900 STN B MISSISSAUGA ON L4Y 3W6 CANADA</text:p>
          </table:table-cell>
          <table:table-cell/>
          <table:table-cell office:value-type="string">
            <text:p>N.A 12338-57430</text:p>
          </table:table-cell>
          <table:table-cell table:number-columns-repeated="6"/>
          <table:table-cell office:value-type="string">
            <text:p>2021249D</text:p>
          </table:table-cell>
          <table:table-cell office:value-type="string">
            <text:p>6100963960</text:p>
          </table:table-cell>
          <table:table-cell table:number-columns-repeated="2"/>
          <table:table-cell office:value-type="string">
            <text:p>401747810</text:p>
          </table:table-cell>
          <table:table-cell office:value-type="string">
            <text:p>BOFAUS3N</text:p>
          </table:table-cell>
          <table:table-cell office:value-type="string">
            <text:p>17-SEP-2021</text:p>
          </table:table-cell>
          <table:table-cell/>
          <table:table-cell office:value-type="string">
            <text:p>P.O. Box 743253 LOS ANGELES CA 90074-3253 Bank of America,</text:p>
          </table:table-cell>
          <table:table-cell office:value-type="string">
            <text:p>961.00</text:p>
          </table:table-cell>
          <table:table-cell/>
          <table:table-cell office:value-type="string">
            <text:p>2121263D</text:p>
          </table:table-cell>
          <table:table-cell table:number-columns-repeated="3"/>
          <table:table-cell office:value-type="string">
            <text:p>USD</text:p>
          </table:table-cell>
          <table:table-cell office:value-type="string">
            <text:p>SUN BEHAVIORAL HOUSTON 7601 FANNIN ST HOUSTON TX 77054 UNITED STATES</text:p>
          </table:table-cell>
          <table:table-cell table:number-columns-repeated="997"/>
        </table:table-row>
        <table:table-row table:style-name="ro5">
          <table:table-cell office:value-type="string">
            <text:p>IM-000000011387600-AP.pdf.txt.json</text:p>
          </table:table-cell>
          <table:table-cell office:value-type="string">
            <text:p>Ingram Micro 3351 Michelson Dr, Suite 100 Irvine CA 92612-0697 UNITED STATES</text:p>
          </table:table-cell>
          <table:table-cell/>
          <table:table-cell office:value-type="string">
            <text:p>#: 1191053337</text:p>
          </table:table-cell>
          <table:table-cell table:number-columns-repeated="3"/>
          <table:table-cell office:value-type="string">
            <text:p>Aug 19, 2021</text:p>
          </table:table-cell>
          <table:table-cell table:number-columns-repeated="2"/>
          <table:table-cell office:value-type="string">
            <text:p>60-80482-D</text:p>
          </table:table-cell>
          <table:table-cell table:number-columns-repeated="3"/>
          <table:table-cell office:value-type="string">
            <text:p>02558414</text:p>
          </table:table-cell>
          <table:table-cell office:value-type="string">
            <text:p>#: BRKLUS3A</text:p>
          </table:table-cell>
          <table:table-cell table:number-columns-repeated="2"/>
          <table:table-cell office:value-type="string">
            <text:p>Acronis, Inc. </text:p>
            <text:p><text:s/>1 Van De Graaff Dr 3rd Floor Burlington, MA 01803 UNITED STATES</text:p>
          </table:table-cell>
          <table:table-cell office:value-type="string">
            <text:p>187.50</text:p>
          </table:table-cell>
          <table:table-cell office:value-type="string">
            <text:p>Aug 19, 2021</text:p>
          </table:table-cell>
          <table:table-cell/>
          <table:table-cell office:value-type="string">
            <text:p>SOUS056845</text:p>
          </table:table-cell>
          <table:table-cell table:number-columns-repeated="2"/>
          <table:table-cell office:value-type="string">
            <text:p>USD</text:p>
          </table:table-cell>
          <table:table-cell table:number-columns-repeated="998"/>
        </table:table-row>
        <table:table-row table:style-name="ro3">
          <table:table-cell office:value-type="string">
            <text:p>IM-000000011378995-AP.pdf.txt.json</text:p>
          </table:table-cell>
          <table:table-cell office:value-type="string">
            <text:p>Ingram Micro P.O. Box 90343 </text:p>
            <text:p><text:s/>Chicago, IL 60696-0343</text:p>
          </table:table-cell>
          <table:table-cell table:number-columns-repeated="5"/>
          <table:table-cell office:value-type="string">
            <text:p>8/4/2021</text:p>
          </table:table-cell>
          <table:table-cell table:number-columns-repeated="2"/>
          <table:table-cell office:value-type="string">
            <text:p>40-HJG96-S</text:p>
          </table:table-cell>
          <table:table-cell office:value-type="string">
            <text:p>IM-13913</text:p>
          </table:table-cell>
          <table:table-cell table:number-columns-repeated="6"/>
          <table:table-cell office:value-type="string">
            <text:p>5622 W. Orchid Ln. </text:p>
            <text:p><text:s/>Chandler, AZ 85226-1214</text:p>
          </table:table-cell>
          <table:table-cell office:value-type="string">
            <text:p>Balance 235,714.50</text:p>
          </table:table-cell>
          <table:table-cell table:number-columns-repeated="6"/>
          <table:table-cell office:value-type="string">
            <text:p>Ingram Micro Ref PO# 40-HJG96-S </text:p>
            <text:p><text:s/>415 E. Lies </text:p>
            <text:p><text:s/>Carol Stream, IL 60188</text:p>
          </table:table-cell>
          <table:table-cell office:value-type="string">
            <text:p>8/4/2021</text:p>
          </table:table-cell>
          <table:table-cell table:number-columns-repeated="996"/>
        </table:table-row>
        <table:table-row table:style-name="ro1">
          <table:table-cell office:value-type="string">
            <text:p>IM-000000011379081-AP.pdf.txt.json</text:p>
          </table:table-cell>
          <table:table-cell office:value-type="string">
            <text:p>2300540520</text:p>
          </table:table-cell>
          <table:table-cell table:number-columns-repeated="3"/>
          <table:table-cell office:value-type="string">
            <text:p>10-Z3981-S 1682159468</text:p>
          </table:table-cell>
          <table:table-cell table:number-columns-repeated="5"/>
          <table:table-cell office:value-type="string">
            <text:p>4005054505</text:p>
          </table:table-cell>
          <table:table-cell table:number-columns-repeated="2"/>
          <table:table-cell office:value-type="string">
            <text:p>2300540520</text:p>
          </table:table-cell>
          <table:table-cell table:number-columns-repeated="3"/>
          <table:table-cell office:value-type="string">
            <text:p>Robert Bosch Inc. - T57672C, PO Box 5672, Stn A,Toronto, On, M5W 5M5, CANADA</text:p>
          </table:table-cell>
          <table:table-cell office:value-type="string">
            <text:p>6,870.67</text:p>
          </table:table-cell>
          <table:table-cell office:value-type="string">
            <text:p>06/26/2021</text:p>
          </table:table-cell>
          <table:table-cell office:value-type="string">
            <text:p>1/2</text:p>
          </table:table-cell>
          <table:table-cell table:number-columns-repeated="3"/>
          <table:table-cell office:value-type="string">
            <text:p>CAD</text:p>
          </table:table-cell>
          <table:table-cell office:value-type="string">
            <text:p>2300540520</text:p>
          </table:table-cell>
          <table:table-cell table:number-columns-repeated="997"/>
        </table:table-row>
        <table:table-row table:style-name="ro1">
          <table:table-cell office:value-type="string">
            <text:p>IM-000000011378923-AP.pdf.txt.json</text:p>
          </table:table-cell>
          <table:table-cell office:value-type="string">
            <text:p>Ingram Micro, Inc. Attention Accounts Payable PO Box 25189 SANTA ANA CA 92799-5189 UNITED STATES</text:p>
          </table:table-cell>
          <table:table-cell table:number-columns-repeated="5"/>
          <table:table-cell office:value-type="string">
            <text:p>Aug 18, 2021</text:p>
          </table:table-cell>
          <table:table-cell table:number-columns-repeated="2"/>
          <table:table-cell office:value-type="string">
            <text:p>10YWX46S</text:p>
          </table:table-cell>
          <table:table-cell office:value-type="string">
            <text:p>3012494891</text:p>
          </table:table-cell>
          <table:table-cell table:number-columns-repeated="6"/>
          <table:table-cell office:value-type="string">
            <text:p>PLEASE SEND YOUR REMITTANCE TO: Intel Americas,Inc. JPMorgan Chase Bank, National Associatio P.O. Box 70877 Chicago IL 60673-0877 US Account Number: 5095956 Swift: CHASUS33XXX Bank Key: 071000013</text:p>
          </table:table-cell>
          <table:table-cell office:value-type="string">
            <text:p>9,928.20</text:p>
          </table:table-cell>
          <table:table-cell/>
          <table:table-cell office:value-type="string">
            <text:p>1</text:p>
          </table:table-cell>
          <table:table-cell table:number-columns-repeated="3"/>
          <table:table-cell office:value-type="string">
            <text:p>US Dollar</text:p>
          </table:table-cell>
          <table:table-cell office:value-type="string">
            <text:p>INGRAM MICRO-10 BRANCH 10 12510 Micro Dr MIRA LOMA CA 91752-1024 UNITED STATES</text:p>
          </table:table-cell>
          <table:table-cell table:number-columns-repeated="997"/>
        </table:table-row>
        <table:table-row table:style-name="ro1">
          <table:table-cell office:value-type="string">
            <text:p>IM-000000011379084-AP.pdf.txt.json</text:p>
          </table:table-cell>
          <table:table-cell office:value-type="string">
            <text:p>INGRAM MICRO INC 55 STANDISH COURT MISSISSAUGA ON L5R 4A1</text:p>
          </table:table-cell>
          <table:table-cell table:number-columns-repeated="5"/>
          <table:table-cell office:value-type="string">
            <text:p>08/18/2021</text:p>
          </table:table-cell>
          <table:table-cell table:number-columns-repeated="3"/>
          <table:table-cell office:value-type="string">
            <text:p>4005054504</text:p>
          </table:table-cell>
          <table:table-cell table:number-columns-repeated="2"/>
          <table:table-cell office:value-type="string">
            <text:p>2300540520</text:p>
          </table:table-cell>
          <table:table-cell table:number-columns-repeated="6"/>
          <table:table-cell office:value-type="string">
            <text:p>2/2</text:p>
          </table:table-cell>
          <table:table-cell office:value-type="string">
            <text:p>1000415142</text:p>
          </table:table-cell>
          <table:table-cell table:number-columns-repeated="2"/>
          <table:table-cell office:value-type="string">
            <text:p>CAD</text:p>
          </table:table-cell>
          <table:table-cell table:number-columns-repeated="998"/>
        </table:table-row>
        <table:table-row table:style-name="ro5">
          <table:table-cell office:value-type="string">
            <text:p>IM-000000011387125-AP.pdf.txt.json</text:p>
          </table:table-cell>
          <table:table-cell office:value-type="string">
            <text:p>1 of 1</text:p>
          </table:table-cell>
          <table:table-cell table:number-columns-repeated="3"/>
          <table:table-cell office:value-type="string">
            <text:p>CPSR0339</text:p>
          </table:table-cell>
          <table:table-cell/>
          <table:table-cell office:value-type="string">
            <text:p>08/18/2021</text:p>
          </table:table-cell>
          <table:table-cell table:number-columns-repeated="2"/>
          <table:table-cell office:value-type="string">
            <text:p>10YX319S</text:p>
          </table:table-cell>
          <table:table-cell office:value-type="string">
            <text:p>75911258</text:p>
          </table:table-cell>
          <table:table-cell table:number-columns-repeated="4"/>
          <table:table-cell office:value-type="string">
            <text:p>10/02/2021</text:p>
          </table:table-cell>
          <table:table-cell/>
          <table:table-cell office:value-type="string">
            <text:p>REMIT TO: </text:p>
            <text:p><text:s/>CANON USA, INC. LOS ANGELES OFFICE 15955 ALTON PARKWAY IRVINE, CA 92618-3616 P.O. BOX 51071 LOS ANGELES, CA 90074-1071</text:p>
          </table:table-cell>
          <table:table-cell office:value-type="string">
            <text:p>2,585.34</text:p>
          </table:table-cell>
          <table:table-cell office:value-type="string">
            <text:p>08/06/2021</text:p>
          </table:table-cell>
          <table:table-cell office:value-type="string">
            <text:p>20-NLX08-S</text:p>
          </table:table-cell>
          <table:table-cell office:value-type="string">
            <text:p>SHHXF448</text:p>
          </table:table-cell>
          <table:table-cell table:number-columns-repeated="2"/>
          <table:table-cell office:value-type="string">
            <text:p>(USD)</text:p>
          </table:table-cell>
          <table:table-cell office:value-type="string">
            <text:p>DB2L01</text:p>
          </table:table-cell>
          <table:table-cell office:value-type="string">
            <text:p>08/06/2021</text:p>
          </table:table-cell>
          <table:table-cell table:number-columns-repeated="996"/>
        </table:table-row>
        <table:table-row table:style-name="ro2">
          <table:table-cell office:value-type="string">
            <text:p>IM-000000011387194-AP.pdf.txt.json</text:p>
          </table:table-cell>
          <table:table-cell office:value-type="string">
            <text:p>INGRAM MICRO INC </text:p>
            <text:p><text:s/>MARKETING ACCOUNT-PASS THROUGH </text:p>
            <text:p><text:s/>PO Box 1900 </text:p>
            <text:p><text:s/>MISSISSAUGA ON L4Y 3W6 </text:p>
            <text:p><text:s/>CANADA</text:p>
          </table:table-cell>
          <table:table-cell table:number-columns-repeated="5"/>
          <table:table-cell office:value-type="string">
            <text:p>08/18/2021</text:p>
          </table:table-cell>
          <table:table-cell table:number-columns-repeated="2"/>
          <table:table-cell office:value-type="string">
            <text:p>20NM305S 08/17/2021</text:p>
          </table:table-cell>
          <table:table-cell office:value-type="string">
            <text:p>90424831</text:p>
          </table:table-cell>
          <table:table-cell table:number-columns-repeated="2"/>
          <table:table-cell office:value-type="string">
            <text:p>1000039 NET 60</text:p>
          </table:table-cell>
          <table:table-cell table:number-columns-repeated="3"/>
          <table:table-cell office:value-type="string">
            <text:p>Remit To: Seiko Instruments USA, Inc. 21221 S. Western Ave. #250 TORRANCE CA 90501</text:p>
          </table:table-cell>
          <table:table-cell office:value-type="string">
            <text:p>582.60</text:p>
          </table:table-cell>
          <table:table-cell/>
          <table:table-cell office:value-type="string">
            <text:p>1 of</text:p>
          </table:table-cell>
          <table:table-cell office:value-type="string">
            <text:p>20322922</text:p>
          </table:table-cell>
          <table:table-cell table:number-columns-repeated="2"/>
          <table:table-cell office:value-type="string">
            <text:p>(USD)</text:p>
          </table:table-cell>
          <table:table-cell office:value-type="string">
            <text:p>INGRAM MICRO BR. 20 TS SUITE 300 </text:p>
            <text:p><text:s/>14500 FAA BLVD </text:p>
            <text:p><text:s/>FORT WORTH TX 76155-0000 </text:p>
            <text:p><text:s/>UNITED STATES OF AMERICA</text:p>
          </table:table-cell>
          <table:table-cell table:number-columns-repeated="997"/>
        </table:table-row>
        <table:table-row table:style-name="ro5">
          <table:table-cell office:value-type="string">
            <text:p>IM-000000011387413-AP.pdf.txt.json</text:p>
          </table:table-cell>
          <table:table-cell office:value-type="string">
            <text:p>Ingram Micro 3351 Michelson Dr, Suite 100 Irvine CA 92612-0697 UNITED STATES</text:p>
          </table:table-cell>
          <table:table-cell table:number-columns-repeated="5"/>
          <table:table-cell office:value-type="string">
            <text:p>Aug 19, 2021</text:p>
          </table:table-cell>
          <table:table-cell table:number-columns-repeated="2"/>
          <table:table-cell office:value-type="string">
            <text:p>41-QWN65-D</text:p>
          </table:table-cell>
          <table:table-cell office:value-type="string">
            <text:p>INVUS055241</text:p>
          </table:table-cell>
          <table:table-cell table:number-columns-repeated="2"/>
          <table:table-cell office:value-type="string">
            <text:p>02558414</text:p>
          </table:table-cell>
          <table:table-cell office:value-type="string">
            <text:p>#: BRKLUS3A</text:p>
          </table:table-cell>
          <table:table-cell table:number-columns-repeated="2"/>
          <table:table-cell office:value-type="string">
            <text:p>Acronis, Inc. </text:p>
            <text:p><text:s/>1 Van De Graaff Dr 3rd Floor Burlington, MA 01803 UNITED STATES</text:p>
          </table:table-cell>
          <table:table-cell office:value-type="string">
            <text:p>749.99</text:p>
          </table:table-cell>
          <table:table-cell office:value-type="string">
            <text:p>Aug 19, 2021</text:p>
          </table:table-cell>
          <table:table-cell/>
          <table:table-cell office:value-type="string">
            <text:p>SOUS056836</text:p>
          </table:table-cell>
          <table:table-cell table:number-columns-repeated="2"/>
          <table:table-cell office:value-type="string">
            <text:p>USD</text:p>
          </table:table-cell>
          <table:table-cell table:number-columns-repeated="998"/>
        </table:table-row>
        <table:table-row table:style-name="ro5">
          <table:table-cell office:value-type="string">
            <text:p>IM-000000011387229-AP.pdf.txt.json</text:p>
          </table:table-cell>
          <table:table-cell office:value-type="string">
            <text:p>Ingram Micro Canada 55 Standish Court Mississauga Ontario L5R 4A1 Canada</text:p>
          </table:table-cell>
          <table:table-cell/>
          <table:table-cell office:value-type="string">
            <text:p>Acct: 4124018953 (RTN/ABA)</text:p>
          </table:table-cell>
          <table:table-cell office:value-type="string">
            <text:p>13%</text:p>
          </table:table-cell>
          <table:table-cell table:number-columns-repeated="2"/>
          <table:table-cell office:value-type="string">
            <text:p>8/18/2021</text:p>
          </table:table-cell>
          <table:table-cell table:number-columns-repeated="2"/>
          <table:table-cell office:value-type="string">
            <text:p>10-Z9277-D</text:p>
          </table:table-cell>
          <table:table-cell office:value-type="string">
            <text:p>#INV-046814</text:p>
          </table:table-cell>
          <table:table-cell table:number-columns-repeated="4"/>
          <table:table-cell office:value-type="string">
            <text:p>9/17/2021</text:p>
          </table:table-cell>
          <table:table-cell/>
          <table:table-cell office:value-type="string">
            <text:p>1 of 1</text:p>
          </table:table-cell>
          <table:table-cell office:value-type="string">
            <text:p>$2,475.72 </text:p>
            <text:p><text:s/>$21,519.80</text:p>
          </table:table-cell>
          <table:table-cell/>
          <table:table-cell office:value-type="string">
            <text:p>2 of 2</text:p>
          </table:table-cell>
          <table:table-cell table:number-columns-repeated="3"/>
          <table:table-cell office:value-type="string">
            <text:p>USD</text:p>
          </table:table-cell>
          <table:table-cell office:value-type="string">
            <text:p>SOVEREIGN MANAGEMENT 101 - 17637 1ST AVENUE PO 10-Z9277-D SURREY BC V3S 9S1 Canada</text:p>
          </table:table-cell>
          <table:table-cell office:value-type="string">
            <text:p>8/18/2021</text:p>
          </table:table-cell>
          <table:table-cell table:number-columns-repeated="996"/>
        </table:table-row>
        <table:table-row table:style-name="ro4">
          <table:table-cell office:value-type="string">
            <text:p>IM-000000011378989-AP.pdf.txt.json</text:p>
          </table:table-cell>
          <table:table-cell office:value-type="string">
            <text:p>* INGRAM 3351 MICHELSON DR STE 100 </text:p>
            <text:p><text:s/>* MICRO IRVINE, CA 92612-0697 </text:p>
            <text:p><text:s/>* 714-566-1000 </text:p>
            <text:p><text:s/>****************************************************</text:p>
          </table:table-cell>
          <table:table-cell table:number-columns-repeated="8"/>
          <table:table-cell office:value-type="string">
            <text:p>40-HK711-S</text:p>
          </table:table-cell>
          <table:table-cell table:number-columns-repeated="8"/>
          <table:table-cell office:value-type="string">
            <text:p>1750.00</text:p>
          </table:table-cell>
          <table:table-cell table:number-columns-repeated="6"/>
          <table:table-cell office:value-type="string">
            <text:p>INGRAM MICRO (CHICAGO) </text:p>
            <text:p><text:s/>415 E. LIES </text:p>
            <text:p><text:s/>CAROL STREAM IL 60188</text:p>
          </table:table-cell>
          <table:table-cell office:value-type="string">
            <text:p>|08/18/21</text:p>
          </table:table-cell>
          <table:table-cell table:number-columns-repeated="996"/>
        </table:table-row>
        <table:table-row table:style-name="ro2">
          <table:table-cell office:value-type="string">
            <text:p>IM-000000011387384-AP.pdf.txt.json</text:p>
          </table:table-cell>
          <table:table-cell table:number-columns-repeated="2"/>
          <table:table-cell office:value-type="string">
            <text:p>Acct#31159196</text:p>
          </table:table-cell>
          <table:table-cell table:number-columns-repeated="6"/>
          <table:table-cell office:value-type="string">
            <text:p>SHE-081621</text:p>
          </table:table-cell>
          <table:table-cell office:value-type="string">
            <text:p>191538555</text:p>
          </table:table-cell>
          <table:table-cell table:number-columns-repeated="3"/>
          <table:table-cell office:value-type="string">
            <text:p>CITIUS33</text:p>
          </table:table-cell>
          <table:table-cell office:value-type="string">
            <text:p>Sep 18, 2021</text:p>
          </table:table-cell>
          <table:table-cell/>
          <table:table-cell office:value-type="string">
            <text:p>5 Shlomo Kaplan St. | Tel Aviv , Israel , 6789159 | Phone: 972 3 753 4555 | Fax: 972 3 575 9256 </text:p>
            <text:p><text:s/>[Confidential] ONLY for designated groups and individuals</text:p>
          </table:table-cell>
          <table:table-cell office:value-type="string">
            <text:p>2,624.00</text:p>
          </table:table-cell>
          <table:table-cell/>
          <table:table-cell office:value-type="string">
            <text:p>P. 2 of 2</text:p>
          </table:table-cell>
          <table:table-cell office:value-type="string">
            <text:p>16468797</text:p>
          </table:table-cell>
          <table:table-cell table:number-columns-repeated="2"/>
          <table:table-cell office:value-type="string">
            <text:p>USD</text:p>
          </table:table-cell>
          <table:table-cell office:value-type="string">
            <text:p>SHERIDAN COLLEGE </text:p>
            <text:p><text:s/>NATE ANDERSON/PO#SHE-081621 </text:p>
            <text:p><text:s/>1 WHITNEY WAY </text:p>
            <text:p><text:s/>SHERIDAN, WY, 82801 </text:p>
            <text:p><text:s/>USA</text:p>
          </table:table-cell>
          <table:table-cell table:number-columns-repeated="997"/>
        </table:table-row>
        <table:table-row table:style-name="ro1">
          <table:table-cell office:value-type="string">
            <text:p>IM-000000011378716-AP.pdf.txt.json</text:p>
          </table:table-cell>
          <table:table-cell office:value-type="string">
            <text:p>Attn: Accounts Payable Ingram Micro-Drop Ship 3351 Michelson Dr Ste 100 Irvine CA 92612-0697</text:p>
          </table:table-cell>
          <table:table-cell/>
          <table:table-cell office:value-type="string">
            <text:p>69070910, ABA#</text:p>
          </table:table-cell>
          <table:table-cell/>
          <table:table-cell office:value-type="string">
            <text:p>Order # 7095655</text:p>
          </table:table-cell>
          <table:table-cell table:number-columns-repeated="4"/>
          <table:table-cell office:value-type="string">
            <text:p>Purchase 30-UTW67-D</text:p>
          </table:table-cell>
          <table:table-cell office:value-type="string">
            <text:p>1034874</text:p>
          </table:table-cell>
          <table:table-cell table:number-columns-repeated="2"/>
          <table:table-cell office:value-type="string">
            <text:p>104801</text:p>
          </table:table-cell>
          <table:table-cell office:value-type="string">
            <text:p>BOFAUS3N ABA#</text:p>
          </table:table-cell>
          <table:table-cell office:value-type="string">
            <text:p>Due Date 17-SEP-21</text:p>
          </table:table-cell>
          <table:table-cell/>
          <table:table-cell office:value-type="string">
            <text:p>F5 Networks, Inc. c/o Bank of America PO BOX 406097 Atlanta GA 30384-6097</text:p>
          </table:table-cell>
          <table:table-cell office:value-type="string">
            <text:p>Total 153,092.34</text:p>
          </table:table-cell>
          <table:table-cell/>
          <table:table-cell office:value-type="string">
            <text:p>1 of 1</text:p>
          </table:table-cell>
          <table:table-cell table:number-columns-repeated="3"/>
          <table:table-cell office:value-type="string">
            <text:p>Currency:</text:p>
          </table:table-cell>
          <table:table-cell office:value-type="string">
            <text:p>Andy Branch QTS 1033 JEFFERSON ST NW C/O FIVE9 INC Atlanta GA 30318</text:p>
          </table:table-cell>
          <table:table-cell table:number-columns-repeated="997"/>
        </table:table-row>
        <table:table-row table:style-name="ro1">
          <table:table-cell office:value-type="string">
            <text:p>IM-000000011378810-AP.pdf.txt.json</text:p>
          </table:table-cell>
          <table:table-cell office:value-type="string">
            <text:p>BILL-TO: INGRAM MICRO US 3351 Michelson Drive, Suite 100 CA Irvine US 92612</text:p>
          </table:table-cell>
          <table:table-cell/>
          <table:table-cell office:value-type="string">
            <text:p>4040006199</text:p>
          </table:table-cell>
          <table:table-cell table:number-columns-repeated="3"/>
          <table:table-cell office:value-type="string">
            <text:p>18-AUG-21</text:p>
          </table:table-cell>
          <table:table-cell table:number-columns-repeated="2"/>
          <table:table-cell office:value-type="string">
            <text:p>70-65322-D</text:p>
          </table:table-cell>
          <table:table-cell office:value-type="string">
            <text:p>1611426876</text:p>
          </table:table-cell>
          <table:table-cell table:number-columns-repeated="3"/>
          <table:table-cell office:value-type="string">
            <text:p>121000248 WFBIUS6S</text:p>
          </table:table-cell>
          <table:table-cell office:value-type="string">
            <text:p>17-SEP-21</text:p>
          </table:table-cell>
          <table:table-cell table:number-columns-repeated="2"/>
          <table:table-cell office:value-type="string">
            <text:p>888.11</text:p>
          </table:table-cell>
          <table:table-cell office:value-type="string">
            <text:p>17-AUG-21</text:p>
          </table:table-cell>
          <table:table-cell office:value-type="string">
            <text:p>1 of 1</text:p>
          </table:table-cell>
          <table:table-cell table:number-columns-repeated="3"/>
          <table:table-cell office:value-type="string">
            <text:p>(USD)</text:p>
          </table:table-cell>
          <table:table-cell office:value-type="string">
            <text:p>SHIP-TO: DTY WEALTH PLANNING SOLUTIONS ATTN: DAVID YU REF# 1434681 3343 W COMMERCIAL BLVD STE 107 FL FT LAUDERDALE US 333093425</text:p>
          </table:table-cell>
          <table:table-cell table:number-columns-repeated="997"/>
        </table:table-row>
        <table:table-row table:style-name="ro1">
          <table:table-cell office:value-type="string">
            <text:p>IM-000000011387419-AP.pdf.txt.json</text:p>
          </table:table-cell>
          <table:table-cell table:number-columns-repeated="6"/>
          <table:table-cell office:value-type="string">
            <text:p>18-AUG-21</text:p>
          </table:table-cell>
          <table:table-cell table:number-columns-repeated="2"/>
          <table:table-cell office:value-type="string">
            <text:p>20-NLV14-D</text:p>
          </table:table-cell>
          <table:table-cell office:value-type="string">
            <text:p>4165675</text:p>
          </table:table-cell>
          <table:table-cell table:number-columns-repeated="2"/>
          <table:table-cell office:value-type="string">
            <text:p>7846450</text:p>
          </table:table-cell>
          <table:table-cell/>
          <table:table-cell office:value-type="string">
            <text:p>17-SEP-21</text:p>
          </table:table-cell>
          <table:table-cell/>
          <table:table-cell office:value-type="string">
            <text:p>Panduit Sales Corp 24575 NETWORK PLACE CHICAGO IL 60673-1245</text:p>
          </table:table-cell>
          <table:table-cell office:value-type="string">
            <text:p>4,022.72</text:p>
          </table:table-cell>
          <table:table-cell office:value-type="string">
            <text:p>11-AUG-21</text:p>
          </table:table-cell>
          <table:table-cell office:value-type="string">
            <text:p>2 of 2</text:p>
          </table:table-cell>
          <table:table-cell table:number-columns-repeated="3"/>
          <table:table-cell office:value-type="string">
            <text:p>dollar: USD</text:p>
          </table:table-cell>
          <table:table-cell office:value-type="string">
            <text:p>FEDEX SUPPLY CHAIN - DELL 1000 HIXSON BLVD BLDG 100 PARK 840 E LEBANON TN 37090</text:p>
          </table:table-cell>
          <table:table-cell office:value-type="string">
            <text:p>18-AUG-21</text:p>
          </table:table-cell>
          <table:table-cell table:number-columns-repeated="996"/>
        </table:table-row>
        <table:table-row table:style-name="ro1">
          <table:table-cell office:value-type="string">
            <text:p>IM-000000011378681-AP.pdf.txt.json</text:p>
          </table:table-cell>
          <table:table-cell office:value-type="string">
            <text:p>BILL TO: 2012838 INGRAM MICRO 3351 Michelson Drive, Suite 100 Irvine California 92612 USA</text:p>
          </table:table-cell>
          <table:table-cell/>
          <table:table-cell office:value-type="string">
            <text:p>IL</text:p>
          </table:table-cell>
          <table:table-cell table:number-columns-repeated="3"/>
          <table:table-cell office:value-type="string">
            <text:p>08/18/2021</text:p>
          </table:table-cell>
          <table:table-cell table:number-columns-repeated="3"/>
          <table:table-cell office:value-type="string">
            <text:p>3001776297</text:p>
          </table:table-cell>
          <table:table-cell table:number-columns-repeated="6"/>
          <table:table-cell office:value-type="string">
            <text:p>WESTERN DIGITAL TECHNOLOGIES, INC. Beneficiary Bank: JPMORGAN CHASE, 270 Park Ave, New York, NY 10017 SWIFT: CHASUS33, ABA: 322271627, Wire: 021000021, A/C#: 225306925</text:p>
          </table:table-cell>
          <table:table-cell office:value-type="string">
            <text:p>1,399.98</text:p>
          </table:table-cell>
          <table:table-cell/>
          <table:table-cell office:value-type="string">
            <text:p>of 1</text:p>
          </table:table-cell>
          <table:table-cell office:value-type="string">
            <text:p>11144695</text:p>
          </table:table-cell>
          <table:table-cell table:number-columns-repeated="2"/>
          <table:table-cell office:value-type="string">
            <text:p>USD</text:p>
          </table:table-cell>
          <table:table-cell office:value-type="string">
            <text:p>SHIP TO: 4038717 INGRAM MICRO (RTL-CHICAGO) 415 EAST LIES CAROL STREAM Illinois 60188 USA</text:p>
          </table:table-cell>
          <table:table-cell table:number-columns-repeated="997"/>
        </table:table-row>
        <table:table-row table:style-name="ro1">
          <table:table-cell office:value-type="string">
            <text:p>IM-000000011379001-AP.pdf.txt.json</text:p>
          </table:table-cell>
          <table:table-cell office:value-type="string">
            <text:p>Bill To Ingram Micro, Inc. (fka Promark Tec... 10900 Pump House Road Suite B Annapolis Junction MD 20701</text:p>
          </table:table-cell>
          <table:table-cell/>
          <table:table-cell office:value-type="string">
            <text:p>3303290821</text:p>
          </table:table-cell>
          <table:table-cell table:number-columns-repeated="3"/>
          <table:table-cell office:value-type="string">
            <text:p>8/18/2021</text:p>
          </table:table-cell>
          <table:table-cell table:number-columns-repeated="2"/>
          <table:table-cell office:value-type="string">
            <text:p>60-FYX11-D</text:p>
          </table:table-cell>
          <table:table-cell office:value-type="string">
            <text:p>IN030819</text:p>
          </table:table-cell>
          <table:table-cell table:number-columns-repeated="3"/>
          <table:table-cell office:value-type="string">
            <text:p>SVBKUS6S Name:</text:p>
          </table:table-cell>
          <table:table-cell table:number-columns-repeated="2"/>
          <table:table-cell office:value-type="string">
            <text:p>REMIT TO: PO Box 83248 Woburn, MA 01813-3248</text:p>
          </table:table-cell>
          <table:table-cell office:value-type="string">
            <text:p>$4,863.14</text:p>
          </table:table-cell>
          <table:table-cell table:number-columns-repeated="6"/>
          <table:table-cell office:value-type="string">
            <text:p>Ship To Ocean Financial Federal Credit Uni... 45 Atlantic Ave Oceanside NY 11572-2035</text:p>
          </table:table-cell>
          <table:table-cell office:value-type="string">
            <text:p>Ocean 8/18/2021</text:p>
          </table:table-cell>
          <table:table-cell table:number-columns-repeated="996"/>
        </table:table-row>
        <table:table-row table:style-name="ro3">
          <table:table-cell office:value-type="string">
            <text:p>IM-000000011379016-AP.pdf.txt.json</text:p>
          </table:table-cell>
          <table:table-cell office:value-type="string">
            <text:p>Ingram Micro P.O. Box 90343 </text:p>
            <text:p><text:s/>Chicago, IL 60696-0343</text:p>
          </table:table-cell>
          <table:table-cell table:number-columns-repeated="5"/>
          <table:table-cell office:value-type="string">
            <text:p>8/4/2021</text:p>
          </table:table-cell>
          <table:table-cell table:number-columns-repeated="2"/>
          <table:table-cell office:value-type="string">
            <text:p>80-ZTP69-S</text:p>
          </table:table-cell>
          <table:table-cell office:value-type="string">
            <text:p>IM-13920</text:p>
          </table:table-cell>
          <table:table-cell table:number-columns-repeated="5"/>
          <table:table-cell office:value-type="string">
            <text:p>ERGOGUYS</text:p>
          </table:table-cell>
          <table:table-cell office:value-type="string">
            <text:p>5622 W. Orchid Ln. </text:p>
            <text:p><text:s/>Chandler, AZ 85226-1214</text:p>
          </table:table-cell>
          <table:table-cell office:value-type="string">
            <text:p>Balance 238,724.50</text:p>
          </table:table-cell>
          <table:table-cell table:number-columns-repeated="6"/>
          <table:table-cell office:value-type="string">
            <text:p>Ingram Micro Ref PO# 80-ZTP69-S </text:p>
            <text:p><text:s/>80 Micro Drive </text:p>
            <text:p><text:s/>Jonestown, PA 17038</text:p>
          </table:table-cell>
          <table:table-cell office:value-type="string">
            <text:p>8/4/2021</text:p>
          </table:table-cell>
          <table:table-cell table:number-columns-repeated="996"/>
        </table:table-row>
        <table:table-row table:style-name="ro1">
          <table:table-cell office:value-type="string">
            <text:p>IM-000000011387638-AP.pdf.txt.json</text:p>
          </table:table-cell>
          <table:table-cell office:value-type="string">
            <text:p>BILL TO ATTN: ACCOUNTS PAYABLE INGRAM MICRO U.S. TRADE PAYABLES 55 STANDISH COURT MISSISSAUGA, ONTARIO, L5R-4A1 Canada</text:p>
          </table:table-cell>
          <table:table-cell/>
          <table:table-cell office:value-type="string">
            <text:p>1499987346</text:p>
          </table:table-cell>
          <table:table-cell table:number-columns-repeated="3"/>
          <table:table-cell office:value-type="string">
            <text:p>17-AUG-21</text:p>
          </table:table-cell>
          <table:table-cell table:number-columns-repeated="2"/>
          <table:table-cell office:value-type="string">
            <text:p>20-NLV85-S</text:p>
          </table:table-cell>
          <table:table-cell office:value-type="string">
            <text:p>12450108</text:p>
          </table:table-cell>
          <table:table-cell table:number-columns-repeated="2"/>
          <table:table-cell office:value-type="string">
            <text:p>1271</text:p>
          </table:table-cell>
          <table:table-cell/>
          <table:table-cell office:value-type="string">
            <text:p>01-OCT-21</text:p>
          </table:table-cell>
          <table:table-cell/>
          <table:table-cell office:value-type="string">
            <text:p>Invoice is assigned to, and payable to Corsair Memory Inc. 47100 Bayside Parkway, Fremont, CA 94538, USA</text:p>
          </table:table-cell>
          <table:table-cell table:number-columns-repeated="6"/>
          <table:table-cell office:value-type="string">
            <text:p>(USD)</text:p>
          </table:table-cell>
          <table:table-cell office:value-type="string">
            <text:p>SHIP TO ATTN: RECEIVING INGRAM MICRO INGRAM MICRO/FORT WORTH 14500 FAA BLVD SUITE 300 FORT WORTH, TX 76155 United States</text:p>
          </table:table-cell>
          <table:table-cell office:value-type="string">
            <text:p>17-AUG-21</text:p>
          </table:table-cell>
          <table:table-cell table:number-columns-repeated="996"/>
        </table:table-row>
        <table:table-row table:style-name="ro1">
          <table:table-cell office:value-type="string">
            <text:p>IM-000000011378687-AP.pdf.txt.json</text:p>
          </table:table-cell>
          <table:table-cell office:value-type="string">
            <text:p>Ingram Micro Inc. 3351 Michelson Drive Irvine CA 92612 United States</text:p>
          </table:table-cell>
          <table:table-cell/>
          <table:table-cell office:value-type="string">
            <text:p>446046973</text:p>
          </table:table-cell>
          <table:table-cell table:number-columns-repeated="6"/>
          <table:table-cell office:value-type="string">
            <text:p>30-UJH68-S</text:p>
          </table:table-cell>
          <table:table-cell office:value-type="string">
            <text:p>474999</text:p>
          </table:table-cell>
          <table:table-cell table:number-columns-repeated="3"/>
          <table:table-cell office:value-type="string">
            <text:p>MRMDUS 33</text:p>
          </table:table-cell>
          <table:table-cell table:number-columns-repeated="2"/>
          <table:table-cell office:value-type="string">
            <text:p>Sierra Wireless America, Inc. Dept CH 17132, Palatine, IL 60055-7132</text:p>
          </table:table-cell>
          <table:table-cell office:value-type="string">
            <text:p>1,238.40</text:p>
          </table:table-cell>
          <table:table-cell/>
          <table:table-cell office:value-type="string">
            <text:p>1 of 1</text:p>
          </table:table-cell>
          <table:table-cell office:value-type="string">
            <text:p>409417</text:p>
          </table:table-cell>
          <table:table-cell table:number-columns-repeated="2"/>
          <table:table-cell office:value-type="string">
            <text:p>USD</text:p>
          </table:table-cell>
          <table:table-cell office:value-type="string">
            <text:p>Ingram Micro TLP (Memphis) 3820 Micro Drive 714-566-1000 Millington TN 38053 United States</text:p>
          </table:table-cell>
          <table:table-cell table:number-columns-repeated="997"/>
        </table:table-row>
        <table:table-row table:style-name="ro1">
          <table:table-cell office:value-type="string">
            <text:p>IM-000000011378807-AP.pdf.txt.json</text:p>
          </table:table-cell>
          <table:table-cell office:value-type="string">
            <text:p>BILL-TO: INGRAM MICRO US 3351 Michelson Drive, Suite 100 CA Irvine US 92612</text:p>
          </table:table-cell>
          <table:table-cell/>
          <table:table-cell office:value-type="string">
            <text:p>4040006199</text:p>
          </table:table-cell>
          <table:table-cell table:number-columns-repeated="3"/>
          <table:table-cell office:value-type="string">
            <text:p>18-AUG-21</text:p>
          </table:table-cell>
          <table:table-cell table:number-columns-repeated="2"/>
          <table:table-cell office:value-type="string">
            <text:p>80-ZVC40-D</text:p>
          </table:table-cell>
          <table:table-cell office:value-type="string">
            <text:p>1611426845</text:p>
          </table:table-cell>
          <table:table-cell table:number-columns-repeated="2"/>
          <table:table-cell office:value-type="string">
            <text:p>53948</text:p>
          </table:table-cell>
          <table:table-cell office:value-type="string">
            <text:p>121000248 WFBIUS6S</text:p>
          </table:table-cell>
          <table:table-cell office:value-type="string">
            <text:p>17-SEP-21</text:p>
          </table:table-cell>
          <table:table-cell/>
          <table:table-cell office:value-type="string">
            <text:p>REMIT TO INFORMATION: BENEFICIARY: Fortinet Inc., 899 Kifer Road ADDRESS: Sunnyvale, CA 94086 United States</text:p>
          </table:table-cell>
          <table:table-cell office:value-type="string">
            <text:p>2,466.65</text:p>
          </table:table-cell>
          <table:table-cell office:value-type="string">
            <text:p>17-AUG-21</text:p>
          </table:table-cell>
          <table:table-cell office:value-type="string">
            <text:p>1 of 1</text:p>
          </table:table-cell>
          <table:table-cell office:value-type="string">
            <text:p>1010747464</text:p>
          </table:table-cell>
          <table:table-cell table:number-columns-repeated="2"/>
          <table:table-cell office:value-type="string">
            <text:p>(USD)</text:p>
          </table:table-cell>
          <table:table-cell office:value-type="string">
            <text:p>SHIP-TO: CN BROWN CO REF# 925534 1 C N BROWN WAY ME SOUTH PARIS US 04281-1600 Contact: SETH MATTSON</text:p>
          </table:table-cell>
          <table:table-cell table:number-columns-repeated="997"/>
        </table:table-row>
        <table:table-row table:style-name="ro5">
          <table:table-cell office:value-type="string">
            <text:p>IM-000000011387635-AP.pdf.txt.json</text:p>
          </table:table-cell>
          <table:table-cell office:value-type="string">
            <text:p>INGRAM (United </text:p>
            <text:p><text:s/>3351 Michelson Drive Suite 100 Irvine California 92612 US</text:p>
          </table:table-cell>
          <table:table-cell/>
          <table:table-cell office:value-type="string">
            <text:p>622170186</text:p>
          </table:table-cell>
          <table:table-cell table:number-columns-repeated="3"/>
          <table:table-cell office:value-type="string">
            <text:p>Date:8/18/2021</text:p>
          </table:table-cell>
          <table:table-cell table:number-columns-repeated="2"/>
          <table:table-cell office:value-type="string">
            <text:p>41QWL74D</text:p>
          </table:table-cell>
          <table:table-cell office:value-type="string">
            <text:p>#:131546</text:p>
          </table:table-cell>
          <table:table-cell table:number-columns-repeated="3"/>
          <table:table-cell office:value-type="string">
            <text:p>Pulse CHASUS33</text:p>
          </table:table-cell>
          <table:table-cell table:number-columns-repeated="2"/>
          <table:table-cell office:value-type="string">
            <text:p>Pulse Secure, LLC 2700 Zanker Road Suite 200 San Jose CA 95134 United States</text:p>
          </table:table-cell>
          <table:table-cell office:value-type="string">
            <text:p>$118.56</text:p>
          </table:table-cell>
          <table:table-cell table:number-columns-repeated="2"/>
          <table:table-cell office:value-type="string">
            <text:p>116018</text:p>
          </table:table-cell>
          <table:table-cell table:number-columns-repeated="3"/>
          <table:table-cell office:value-type="string">
            <text:p>SIS, A Converge Company </text:p>
            <text:p><text:s/>165 Barr Street LEXINGTON KY 405071321 US</text:p>
          </table:table-cell>
          <table:table-cell table:number-columns-repeated="997"/>
        </table:table-row>
        <table:table-row table:style-name="ro2">
          <table:table-cell office:value-type="string">
            <text:p>IM-000000011379019-AP.pdf.txt.json</text:p>
          </table:table-cell>
          <table:table-cell office:value-type="string">
            <text:p>INGRAM MICRO, INC </text:p>
            <text:p><text:s/>PO Box 25189 </text:p>
            <text:p><text:s/>Santa Ana CA 92799 </text:p>
            <text:p><text:s/>UNITED STATES</text:p>
          </table:table-cell>
          <table:table-cell table:number-columns-repeated="5"/>
          <table:table-cell office:value-type="string">
            <text:p>8/17/2021</text:p>
          </table:table-cell>
          <table:table-cell table:number-columns-repeated="2"/>
          <table:table-cell office:value-type="string">
            <text:p>50-XP623</text:p>
          </table:table-cell>
          <table:table-cell office:value-type="string">
            <text:p>1093368</text:p>
          </table:table-cell>
          <table:table-cell table:number-columns-repeated="6"/>
          <table:table-cell office:value-type="string">
            <text:p>WatchGuard Technologies, Inc. </text:p>
            <text:p><text:s/>505 5th Ave. S. </text:p>
            <text:p><text:s/>Suite 500 </text:p>
            <text:p><text:s/>Seattle, WA 98104-3892 </text:p>
            <text:p><text:s/>Phone (206) 521-8340; Fax (206) 521-8342</text:p>
          </table:table-cell>
          <table:table-cell table:number-columns-repeated="2"/>
          <table:table-cell office:value-type="string">
            <text:p>1</text:p>
          </table:table-cell>
          <table:table-cell table:number-columns-repeated="3"/>
          <table:table-cell office:value-type="string">
            <text:p>$0.00</text:p>
          </table:table-cell>
          <table:table-cell/>
          <table:table-cell office:value-type="string">
            <text:p>8/17/2021</text:p>
          </table:table-cell>
          <table:table-cell table:number-columns-repeated="996"/>
        </table:table-row>
        <table:table-row table:style-name="ro5">
          <table:table-cell office:value-type="string">
            <text:p>IM-000000011378991-AP.pdf.txt.json</text:p>
          </table:table-cell>
          <table:table-cell office:value-type="string">
            <text:p>Ingram Micro 3351 Michelson Dr, Suite 100 Irvine CA 92612-0697 UNITED STATES</text:p>
          </table:table-cell>
          <table:table-cell/>
          <table:table-cell office:value-type="string">
            <text:p>#: 1191053337</text:p>
          </table:table-cell>
          <table:table-cell table:number-columns-repeated="3"/>
          <table:table-cell office:value-type="string">
            <text:p>Aug 18, 2021</text:p>
          </table:table-cell>
          <table:table-cell table:number-columns-repeated="2"/>
          <table:table-cell office:value-type="string">
            <text:p>50-XP861-D</text:p>
          </table:table-cell>
          <table:table-cell office:value-type="string">
            <text:p>INVUS055153</text:p>
          </table:table-cell>
          <table:table-cell table:number-columns-repeated="2"/>
          <table:table-cell office:value-type="string">
            <text:p>02558414</text:p>
          </table:table-cell>
          <table:table-cell office:value-type="string">
            <text:p>#: BRKLUS3A</text:p>
          </table:table-cell>
          <table:table-cell table:number-columns-repeated="2"/>
          <table:table-cell office:value-type="string">
            <text:p>Acronis, Inc. </text:p>
            <text:p><text:s/>1 Van De Graaff Dr 3rd Floor Burlington, MA 01803 UNITED STATES</text:p>
          </table:table-cell>
          <table:table-cell office:value-type="string">
            <text:p>358.50</text:p>
          </table:table-cell>
          <table:table-cell table:number-columns-repeated="2"/>
          <table:table-cell office:value-type="string">
            <text:p>SOUS056732</text:p>
          </table:table-cell>
          <table:table-cell table:number-columns-repeated="2"/>
          <table:table-cell office:value-type="string">
            <text:p>USD</text:p>
          </table:table-cell>
          <table:table-cell table:number-columns-repeated="998"/>
        </table:table-row>
        <table:table-row table:style-name="ro4">
          <table:table-cell office:value-type="string">
            <text:p>IM-000000011378678-AP.pdf.txt.json</text:p>
          </table:table-cell>
          <table:table-cell office:value-type="string">
            <text:p>Ingram Micro </text:p>
            <text:p><text:s/>3351 Michelson Drive, Suite 100 </text:p>
            <text:p><text:s/>Irvine, CA 92612-0697</text:p>
          </table:table-cell>
          <table:table-cell table:number-columns-repeated="5"/>
          <table:table-cell office:value-type="string">
            <text:p>8/17/2021</text:p>
          </table:table-cell>
          <table:table-cell table:number-columns-repeated="2"/>
          <table:table-cell office:value-type="string">
            <text:p>70-YYK73-D</text:p>
          </table:table-cell>
          <table:table-cell office:value-type="string">
            <text:p>35416</text:p>
          </table:table-cell>
          <table:table-cell table:number-columns-repeated="4"/>
          <table:table-cell office:value-type="string">
            <text:p>10/16/2021</text:p>
          </table:table-cell>
          <table:table-cell/>
          <table:table-cell office:value-type="string">
            <text:p>22572 Avenida Empresa </text:p>
            <text:p><text:s/>Rancho Santa Margarita, </text:p>
            <text:p><text:s/>CA, 92688</text:p>
          </table:table-cell>
          <table:table-cell office:value-type="string">
            <text:p>32.50</text:p>
          </table:table-cell>
          <table:table-cell table:number-columns-repeated="2"/>
          <table:table-cell office:value-type="string">
            <text:p>70-YYK73-D</text:p>
          </table:table-cell>
          <table:table-cell table:number-columns-repeated="2"/>
          <table:table-cell office:value-type="string">
            <text:p>USD</text:p>
          </table:table-cell>
          <table:table-cell office:value-type="string">
            <text:p>CDW LOGISTICS, INC </text:p>
            <text:p><text:s/>200 N MILWAUKEE AVE </text:p>
            <text:p><text:s/>XGF9006 </text:p>
            <text:p><text:s/>VERNON HILLS IL 60061-1577</text:p>
          </table:table-cell>
          <table:table-cell table:number-columns-repeated="997"/>
        </table:table-row>
        <table:table-row table:style-name="ro5">
          <table:table-cell office:value-type="string">
            <text:p>IM-000000011378997-AP.pdf.txt.json</text:p>
          </table:table-cell>
          <table:table-cell office:value-type="string">
            <text:p>Bill To Ingram Micro PO Box 90343 Chicago IL 60696 United States</text:p>
          </table:table-cell>
          <table:table-cell/>
          <table:table-cell office:value-type="string">
            <text:p>8291154049</text:p>
          </table:table-cell>
          <table:table-cell table:number-columns-repeated="3"/>
          <table:table-cell office:value-type="string">
            <text:p>8/18/2021</text:p>
          </table:table-cell>
          <table:table-cell table:number-columns-repeated="2"/>
          <table:table-cell office:value-type="string">
            <text:p>PO # 30-UTR37-S Date</text:p>
          </table:table-cell>
          <table:table-cell office:value-type="string">
            <text:p>13252</text:p>
          </table:table-cell>
          <table:table-cell table:number-columns-repeated="3"/>
          <table:table-cell office:value-type="string">
            <text:p>BBFXUS6S #:</text:p>
          </table:table-cell>
          <table:table-cell office:value-type="string">
            <text:p>Due Date 9/17/2021 Tracking</text:p>
          </table:table-cell>
          <table:table-cell/>
          <table:table-cell office:value-type="string">
            <text:p>REMITTANCE </text:p>
            <text:p><text:s/>Wires/ACH payments should be sent to: Bank Name: Western Alliance Bank Address: One East Washington Ste 2500, Phoenix, AZ 85004 USA ABA/Routing Transit # 122105980</text:p>
          </table:table-cell>
          <table:table-cell office:value-type="string">
            <text:p>620.55 $620.55</text:p>
          </table:table-cell>
          <table:table-cell table:number-columns-repeated="5"/>
          <table:table-cell office:value-type="string">
            <text:p>USD</text:p>
          </table:table-cell>
          <table:table-cell office:value-type="string">
            <text:p>INGRAM MICRO TLP (MEMPHIS) 3820 MICRO DRIVE Millington TN 38053 United States</text:p>
          </table:table-cell>
          <table:table-cell office:value-type="string">
            <text:p>Ship 8/17/2021</text:p>
          </table:table-cell>
          <table:table-cell table:number-columns-repeated="996"/>
        </table:table-row>
        <table:table-row table:style-name="ro2">
          <table:table-cell office:value-type="string">
            <text:p>IM-000000011386987-AP.pdf.txt.json</text:p>
          </table:table-cell>
          <table:table-cell office:value-type="string">
            <text:p>INGRAM MICRO </text:p>
            <text:p><text:s/>PO BOX 1900 </text:p>
            <text:p><text:s/>STATION B </text:p>
            <text:p><text:s/>MISSISSAUGA, ON L4Y 3W6 </text:p>
            <text:p><text:s/>Canada</text:p>
          </table:table-cell>
          <table:table-cell table:number-columns-repeated="3"/>
          <table:table-cell office:value-type="string">
            <text:p>295212</text:p>
          </table:table-cell>
          <table:table-cell/>
          <table:table-cell office:value-type="string">
            <text:p>8/18/2021</text:p>
          </table:table-cell>
          <table:table-cell table:number-columns-repeated="2"/>
          <table:table-cell office:value-type="string">
            <text:p>40-HGR78</text:p>
          </table:table-cell>
          <table:table-cell office:value-type="string">
            <text:p>114316</text:p>
          </table:table-cell>
          <table:table-cell table:number-columns-repeated="2"/>
          <table:table-cell office:value-type="string">
            <text:p>689</text:p>
          </table:table-cell>
          <table:table-cell table:number-columns-repeated="3"/>
          <table:table-cell office:value-type="string">
            <text:p>CRU Data Security Group 1000 SE Tech Center Drive, Suite 160 Vancouver, WA 98683 Phone: (360) 816-1800</text:p>
          </table:table-cell>
          <table:table-cell office:value-type="string">
            <text:p>209.85</text:p>
          </table:table-cell>
          <table:table-cell office:value-type="string">
            <text:p>6/9/2021</text:p>
          </table:table-cell>
          <table:table-cell office:value-type="string">
            <text:p>1</text:p>
          </table:table-cell>
          <table:table-cell table:number-columns-repeated="3"/>
          <table:table-cell office:value-type="string">
            <text:p>USD</text:p>
          </table:table-cell>
          <table:table-cell office:value-type="string">
            <text:p>INGRAM MICRO (CHICAGO) </text:p>
            <text:p><text:s/>415 E. LIES </text:p>
            <text:p><text:s/>PH: 630-668-0106 x34245 </text:p>
            <text:p><text:s/>CAROL STREAM, IL 60188 </text:p>
            <text:p><text:s/>US</text:p>
          </table:table-cell>
          <table:table-cell table:number-columns-repeated="997"/>
        </table:table-row>
        <table:table-row table:style-name="ro5">
          <table:table-cell office:value-type="string">
            <text:p>IM-000000011378784-AP.pdf.txt.json</text:p>
          </table:table-cell>
          <table:table-cell office:value-type="string">
            <text:p>Ingram Micro 3351 Michelson Dr, Suite 100 Irvine CA 92612-0697 UNITED STATES</text:p>
          </table:table-cell>
          <table:table-cell/>
          <table:table-cell office:value-type="string">
            <text:p>#: 1191053337</text:p>
          </table:table-cell>
          <table:table-cell table:number-columns-repeated="3"/>
          <table:table-cell office:value-type="string">
            <text:p>Aug 18, 2021</text:p>
          </table:table-cell>
          <table:table-cell table:number-columns-repeated="2"/>
          <table:table-cell office:value-type="string">
            <text:p>41-85722-D</text:p>
          </table:table-cell>
          <table:table-cell office:value-type="string">
            <text:p>INVUS055145</text:p>
          </table:table-cell>
          <table:table-cell table:number-columns-repeated="2"/>
          <table:table-cell office:value-type="string">
            <text:p>02558414</text:p>
          </table:table-cell>
          <table:table-cell office:value-type="string">
            <text:p>#: BRKLUS3A</text:p>
          </table:table-cell>
          <table:table-cell table:number-columns-repeated="2"/>
          <table:table-cell office:value-type="string">
            <text:p>Acronis, Inc., 1 Van De Graaff Dr, 3rd Floor, Burlington , MA 01803, UNITED STATES, Phone: +1 (781) 782-9000, Fax: +1 (781) 782-9001</text:p>
          </table:table-cell>
          <table:table-cell office:value-type="string">
            <text:p>1,420.83 </text:p>
            <text:p><text:s/>1,420.83</text:p>
          </table:table-cell>
          <table:table-cell table:number-columns-repeated="5"/>
          <table:table-cell office:value-type="string">
            <text:p>USD</text:p>
          </table:table-cell>
          <table:table-cell table:number-columns-repeated="998"/>
        </table:table-row>
        <table:table-row table:style-name="ro4">
          <table:table-cell office:value-type="string">
            <text:p>IM-000000011378787-AP.pdf.txt.json</text:p>
          </table:table-cell>
          <table:table-cell office:value-type="string">
            <text:p>INGRAM MICRO </text:p>
            <text:p><text:s/>3351 MICHELSON DR </text:p>
            <text:p><text:s/>SUITE 100 </text:p>
            <text:p><text:s/>IRVINE, CA 92612</text:p>
          </table:table-cell>
          <table:table-cell table:number-columns-repeated="3"/>
          <table:table-cell office:value-type="string">
            <text:p>22139892</text:p>
          </table:table-cell>
          <table:table-cell office:value-type="string">
            <text:p>40-HE950-S</text:p>
          </table:table-cell>
          <table:table-cell office:value-type="string">
            <text:p>17-Aug-2021</text:p>
          </table:table-cell>
          <table:table-cell table:number-columns-repeated="3"/>
          <table:table-cell office:value-type="string">
            <text:p>21-629054</text:p>
          </table:table-cell>
          <table:table-cell table:number-columns-repeated="4"/>
          <table:table-cell office:value-type="string">
            <text:p>16-Oct-2021</text:p>
          </table:table-cell>
          <table:table-cell/>
          <table:table-cell office:value-type="string">
            <text:p>NATIONAL PRODUCTS, INC. </text:p>
            <text:p><text:s/>8410 DALLAS AVE. SOUTH </text:p>
            <text:p><text:s/>SEATTLE, WA 98108</text:p>
          </table:table-cell>
          <table:table-cell office:value-type="string">
            <text:p>$1,188.00</text:p>
          </table:table-cell>
          <table:table-cell table:number-columns-repeated="5"/>
          <table:table-cell office:value-type="string">
            <text:p>US DOLLARS.</text:p>
          </table:table-cell>
          <table:table-cell office:value-type="string">
            <text:p>INGRAM MICRO (CHICAGO) </text:p>
            <text:p><text:s/>415 E LIES </text:p>
            <text:p><text:s/>CAROL STREAM, IL 60188</text:p>
          </table:table-cell>
          <table:table-cell office:value-type="string">
            <text:p>17-Aug-2021</text:p>
          </table:table-cell>
          <table:table-cell table:number-columns-repeated="996"/>
        </table:table-row>
        <table:table-row table:style-name="ro7">
          <table:table-cell office:value-type="string">
            <text:p>IM-000000011387538-AP.pdf.txt.json</text:p>
          </table:table-cell>
          <table:table-cell office:value-type="string">
            <text:p>VENDOR INVOICES </text:p>
            <text:p><text:s/>Ingram Micro Inc </text:p>
            <text:p><text:s/>3351 Michelson Dr </text:p>
            <text:p><text:s/>Suite 100 </text:p>
            <text:p><text:s/>Irvine, CA 92615 </text:p>
            <text:p><text:s/>United States</text:p>
          </table:table-cell>
          <table:table-cell/>
          <table:table-cell office:value-type="string">
            <text:p>4121100648</text:p>
          </table:table-cell>
          <table:table-cell table:number-columns-repeated="3"/>
          <table:table-cell office:value-type="string">
            <text:p>.............................................................. 18 Aug 2021</text:p>
          </table:table-cell>
          <table:table-cell table:number-columns-repeated="2"/>
          <table:table-cell office:value-type="string">
            <text:p>$14,770.00</text:p>
          </table:table-cell>
          <table:table-cell office:value-type="string">
            <text:p>3959246595</text:p>
          </table:table-cell>
          <table:table-cell table:number-columns-repeated="4"/>
          <table:table-cell office:value-type="string">
            <text:p>2 Oct 2021</text:p>
          </table:table-cell>
          <table:table-cell/>
          <table:table-cell office:value-type="string">
            <text:p>To </text:p>
            <text:p><text:s/>Google LLC </text:p>
            <text:p><text:s/>Dept. 33654 </text:p>
            <text:p><text:s/>P.O. Box 39000 </text:p>
            <text:p><text:s/>San Francisco, CA 94139 </text:p>
            <text:p><text:s/>United States</text:p>
          </table:table-cell>
          <table:table-cell office:value-type="string">
            <text:p>US$57.00</text:p>
          </table:table-cell>
          <table:table-cell/>
          <table:table-cell office:value-type="string">
            <text:p>1 of</text:p>
          </table:table-cell>
          <table:table-cell office:value-type="string">
            <text:p>2480848.1</text:p>
          </table:table-cell>
          <table:table-cell table:number-columns-repeated="2"/>
          <table:table-cell office:value-type="string">
            <text:p>Amount(US$)</text:p>
          </table:table-cell>
          <table:table-cell office:value-type="string">
            <text:p>JESSICA ANDERSON </text:p>
            <text:p><text:s/>SCHOOL DISTRICT OF MANATEE COUNTY </text:p>
            <text:p><text:s/>1812 27TH ST E </text:p>
            <text:p><text:s/>BRADENTON, FL 34208 </text:p>
            <text:p><text:s/>United States</text:p>
          </table:table-cell>
          <table:table-cell table:number-columns-repeated="997"/>
        </table:table-row>
        <table:table-row table:style-name="ro5">
          <table:table-cell office:value-type="string">
            <text:p>IM-000000011378719-AP.pdf.txt.json</text:p>
          </table:table-cell>
          <table:table-cell office:value-type="string">
            <text:p>Ingram Micro 3351 Michelson Dr, Suite 100 Irvine CA 92612-0697 UNITED STATES</text:p>
          </table:table-cell>
          <table:table-cell table:number-columns-repeated="5"/>
          <table:table-cell office:value-type="string">
            <text:p>Aug 18, 2021</text:p>
          </table:table-cell>
          <table:table-cell table:number-columns-repeated="3"/>
          <table:table-cell office:value-type="string">
            <text:p>INVUS055140</text:p>
          </table:table-cell>
          <table:table-cell table:number-columns-repeated="2"/>
          <table:table-cell office:value-type="string">
            <text:p>02558414</text:p>
          </table:table-cell>
          <table:table-cell office:value-type="string">
            <text:p>#: BRKLUS3A</text:p>
          </table:table-cell>
          <table:table-cell table:number-columns-repeated="2"/>
          <table:table-cell office:value-type="string">
            <text:p>Acronis, Inc. </text:p>
            <text:p><text:s/>1 Van De Graaff Dr 3rd Floor Burlington, MA 01803 UNITED STATES</text:p>
          </table:table-cell>
          <table:table-cell office:value-type="string">
            <text:p>187.50</text:p>
          </table:table-cell>
          <table:table-cell office:value-type="string">
            <text:p>Aug 18, 2021</text:p>
          </table:table-cell>
          <table:table-cell/>
          <table:table-cell office:value-type="string">
            <text:p>SOUS056718</text:p>
          </table:table-cell>
          <table:table-cell table:number-columns-repeated="2"/>
          <table:table-cell office:value-type="string">
            <text:p>USD</text:p>
          </table:table-cell>
          <table:table-cell table:number-columns-repeated="998"/>
        </table:table-row>
        <table:table-row table:style-name="ro1">
          <table:table-cell office:value-type="string">
            <text:p>IM-000000011378769-AP.pdf.txt.json</text:p>
          </table:table-cell>
          <table:table-cell office:value-type="string">
            <text:p>INGRAM MICRO INC Accounts Payable 3351 Michelson Dr Ste 100 Ste 100 IRVINE, CA 92612 United States</text:p>
          </table:table-cell>
          <table:table-cell/>
          <table:table-cell office:value-type="string">
            <text:p>Quest 939329637</text:p>
          </table:table-cell>
          <table:table-cell table:number-columns-repeated="3"/>
          <table:table-cell office:value-type="string">
            <text:p>17-AUG-2021</text:p>
          </table:table-cell>
          <table:table-cell table:number-columns-repeated="2"/>
          <table:table-cell office:value-type="string">
            <text:p>70-YZ885-D / US-PO-1128748 / Q-1322552 End User</text:p>
          </table:table-cell>
          <table:table-cell office:value-type="string">
            <text:p>1000972598</text:p>
          </table:table-cell>
          <table:table-cell table:number-columns-repeated="3"/>
          <table:table-cell office:value-type="string">
            <text:p>Code:CHASUS33</text:p>
          </table:table-cell>
          <table:table-cell office:value-type="string">
            <text:p>Due 16-SEP-21</text:p>
          </table:table-cell>
          <table:table-cell/>
          <table:table-cell office:value-type="string">
            <text:p>Quest Software Inc. P.O. Box 731381 Dallas TX 75373-1381 United States</text:p>
          </table:table-cell>
          <table:table-cell office:value-type="string">
            <text:p>1,791.55</text:p>
          </table:table-cell>
          <table:table-cell office:value-type="string">
            <text:p>17-AUG-2021</text:p>
          </table:table-cell>
          <table:table-cell office:value-type="string">
            <text:p>1 / 1</text:p>
          </table:table-cell>
          <table:table-cell table:number-columns-repeated="3"/>
          <table:table-cell office:value-type="string">
            <text:p>USD</text:p>
          </table:table-cell>
          <table:table-cell office:value-type="string">
            <text:p>LNR PROPERTY LLC Marvin Saint-Fleur 1601 Washington Ave Fl 8 Fl 8 MIAMI BEACH, FL 33139 United States</text:p>
          </table:table-cell>
          <table:table-cell office:value-type="string">
            <text:p>17-AUG-2021</text:p>
          </table:table-cell>
          <table:table-cell table:number-columns-repeated="996"/>
        </table:table-row>
        <table:table-row table:style-name="ro1">
          <table:table-cell office:value-type="string">
            <text:p>IM-000000011378704-AP.pdf.txt.json</text:p>
          </table:table-cell>
          <table:table-cell office:value-type="string">
            <text:p>Ingram Micro 55 Standish Court Mississauga, Ontario, Canada L5R 4A1</text:p>
          </table:table-cell>
          <table:table-cell table:number-columns-repeated="5"/>
          <table:table-cell office:value-type="string">
            <text:p>7/31/2021</text:p>
          </table:table-cell>
          <table:table-cell table:number-columns-repeated="3"/>
          <table:table-cell office:value-type="string">
            <text:p>INGCA21080031</text:p>
          </table:table-cell>
          <table:table-cell table:number-columns-repeated="7"/>
          <table:table-cell office:value-type="string">
            <text:p>$199.55</text:p>
          </table:table-cell>
          <table:table-cell table:number-columns-repeated="1004"/>
        </table:table-row>
        <table:table-row table:style-name="ro1">
          <table:table-cell office:value-type="string">
            <text:p>IM-000000011378728-AP.pdf.txt.json</text:p>
          </table:table-cell>
          <table:table-cell office:value-type="string">
            <text:p>Ingram Micro 3351 Michelson Dr, Suite 100 Irvine CA 92612-0697 UNITED STATES</text:p>
          </table:table-cell>
          <table:table-cell/>
          <table:table-cell office:value-type="string">
            <text:p>#: 1191053337</text:p>
          </table:table-cell>
          <table:table-cell table:number-columns-repeated="3"/>
          <table:table-cell office:value-type="string">
            <text:p>Aug 18, 2021</text:p>
          </table:table-cell>
          <table:table-cell table:number-columns-repeated="2"/>
          <table:table-cell office:value-type="string">
            <text:p>41-87049-D</text:p>
          </table:table-cell>
          <table:table-cell office:value-type="string">
            <text:p>INVUS055139</text:p>
          </table:table-cell>
          <table:table-cell table:number-columns-repeated="2"/>
          <table:table-cell office:value-type="string">
            <text:p>02558414</text:p>
          </table:table-cell>
          <table:table-cell office:value-type="string">
            <text:p>#: BRKLUS3A</text:p>
          </table:table-cell>
          <table:table-cell table:number-columns-repeated="2"/>
          <table:table-cell office:value-type="string">
            <text:p>Acronis, Inc., 1 Van De Graaff Dr, 3rd Floor, Burlington , MA 01803, UNITED STATES, Phone: +1 (781) 782-9000, Fax: +1 (781) 782-9001</text:p>
          </table:table-cell>
          <table:table-cell office:value-type="string">
            <text:p>343.70</text:p>
          </table:table-cell>
          <table:table-cell office:value-type="string">
            <text:p>Aug 18, 2021</text:p>
          </table:table-cell>
          <table:table-cell/>
          <table:table-cell office:value-type="string">
            <text:p>SOUS056717</text:p>
          </table:table-cell>
          <table:table-cell table:number-columns-repeated="2"/>
          <table:table-cell office:value-type="string">
            <text:p>USD</text:p>
          </table:table-cell>
          <table:table-cell table:number-columns-repeated="998"/>
        </table:table-row>
        <table:table-row table:style-name="ro1">
          <table:table-cell office:value-type="string">
            <text:p>IM-000000011378794-AP.pdf.txt.json</text:p>
          </table:table-cell>
          <table:table-cell office:value-type="string">
            <text:p>INGRAM MICRO INC PO BOX 1900 STN B MISSISSAUGA ON L4Y 3W6 CANADA</text:p>
          </table:table-cell>
          <table:table-cell table:number-columns-repeated="5"/>
          <table:table-cell office:value-type="string">
            <text:p>2021-08-18</text:p>
          </table:table-cell>
          <table:table-cell table:number-columns-repeated="2"/>
          <table:table-cell office:value-type="string">
            <text:p>21-74884</text:p>
          </table:table-cell>
          <table:table-cell office:value-type="string">
            <text:p>2930019611</text:p>
          </table:table-cell>
          <table:table-cell table:number-columns-repeated="4"/>
          <table:table-cell office:value-type="string">
            <text:p>2021-09-17</text:p>
          </table:table-cell>
          <table:table-cell/>
          <table:table-cell office:value-type="string">
            <text:p>RSA Security LLC ACCT# 1139765059 PO Box 654059 Dallas TX 75265-4059</text:p>
          </table:table-cell>
          <table:table-cell office:value-type="string">
            <text:p>372.40</text:p>
          </table:table-cell>
          <table:table-cell/>
          <table:table-cell office:value-type="string">
            <text:p>Jun 07, 2021</text:p>
          </table:table-cell>
          <table:table-cell table:number-columns-repeated="3"/>
          <table:table-cell office:value-type="string">
            <text:p>USD</text:p>
          </table:table-cell>
          <table:table-cell office:value-type="string">
            <text:p>ASPEN SKIING COMPANY 311 ASPEN AIRPORT BUSINESS CTR ASPEN CO 81611</text:p>
          </table:table-cell>
          <table:table-cell table:number-columns-repeated="997"/>
        </table:table-row>
        <table:table-row table:style-name="ro1">
          <table:table-cell office:value-type="string">
            <text:p>IM-000000011378988-AP.pdf.txt.json</text:p>
          </table:table-cell>
          <table:table-cell office:value-type="string">
            <text:p>Ingram Micro Inc. 3351 Michelson Drive Ste 100 Irvine, CA 92612 United States</text:p>
          </table:table-cell>
          <table:table-cell table:number-columns-repeated="3"/>
          <table:table-cell office:value-type="string">
            <text:p>SORU04911</text:p>
          </table:table-cell>
          <table:table-cell/>
          <table:table-cell office:value-type="string">
            <text:p>August 18, 2021</text:p>
          </table:table-cell>
          <table:table-cell table:number-columns-repeated="2"/>
          <table:table-cell office:value-type="string">
            <text:p>40-HK711-S</text:p>
          </table:table-cell>
          <table:table-cell office:value-type="string">
            <text:p>RU211832</text:p>
          </table:table-cell>
          <table:table-cell table:number-columns-repeated="4"/>
          <table:table-cell office:value-type="string">
            <text:p>October 2, 2021</text:p>
          </table:table-cell>
          <table:table-cell/>
          <table:table-cell office:value-type="string">
            <text:p>Rackmount.IT LLC 9201 Metric Blvd - Unit A Austin, TX 78758</text:p>
          </table:table-cell>
          <table:table-cell office:value-type="string">
            <text:p>1,750.00</text:p>
          </table:table-cell>
          <table:table-cell table:number-columns-repeated="6"/>
          <table:table-cell office:value-type="string">
            <text:p>Ingram Micro - CHICAGO 415 E. LIES CAROL STREAM, IL 60188 United States</text:p>
          </table:table-cell>
          <table:table-cell table:number-columns-repeated="997"/>
        </table:table-row>
        <table:table-row table:style-name="ro1">
          <table:table-cell office:value-type="string">
            <text:p>IM-000000011378763-AP.pdf.txt.json</text:p>
          </table:table-cell>
          <table:table-cell office:value-type="string">
            <text:p>INGRAM MICRO INC Accounts Payable 3351 Michelson Dr Ste 100 Ste 100 IRVINE, CA 92612 United States</text:p>
          </table:table-cell>
          <table:table-cell/>
          <table:table-cell office:value-type="string">
            <text:p>Quest 939329637</text:p>
          </table:table-cell>
          <table:table-cell table:number-columns-repeated="3"/>
          <table:table-cell office:value-type="string">
            <text:p>17-AUG-2021</text:p>
          </table:table-cell>
          <table:table-cell table:number-columns-repeated="2"/>
          <table:table-cell office:value-type="string">
            <text:p>30-UTQ97-D/ P21328729/ 43548 End User</text:p>
          </table:table-cell>
          <table:table-cell office:value-type="string">
            <text:p>1000972591</text:p>
          </table:table-cell>
          <table:table-cell table:number-columns-repeated="2"/>
          <table:table-cell office:value-type="string">
            <text:p>12583</text:p>
          </table:table-cell>
          <table:table-cell office:value-type="string">
            <text:p>Code:CHASUS33</text:p>
          </table:table-cell>
          <table:table-cell office:value-type="string">
            <text:p>Due 16-SEP-21</text:p>
          </table:table-cell>
          <table:table-cell/>
          <table:table-cell office:value-type="string">
            <text:p>Quest Software Inc. P.O. Box 731381 Dallas TX 75373-1381 United States</text:p>
          </table:table-cell>
          <table:table-cell office:value-type="string">
            <text:p>14,386.98</text:p>
          </table:table-cell>
          <table:table-cell office:value-type="string">
            <text:p>17-AUG-2021</text:p>
          </table:table-cell>
          <table:table-cell office:value-type="string">
            <text:p>1 / 1</text:p>
          </table:table-cell>
          <table:table-cell table:number-columns-repeated="3"/>
          <table:table-cell office:value-type="string">
            <text:p>USD</text:p>
          </table:table-cell>
          <table:table-cell office:value-type="string">
            <text:p>CITY NATIONAL BANK SAM Team 350 S Grand Ave LOS ANGELES, CA 90071 United States</text:p>
          </table:table-cell>
          <table:table-cell office:value-type="string">
            <text:p>17-AUG-2021</text:p>
          </table:table-cell>
          <table:table-cell table:number-columns-repeated="996"/>
        </table:table-row>
        <table:table-row table:style-name="ro1">
          <table:table-cell office:value-type="string">
            <text:p>IM-000000011378791-AP.pdf.txt.json</text:p>
          </table:table-cell>
          <table:table-cell office:value-type="string">
            <text:p>INGRAM MICRO INC PO BOX 1900 STN B MISSISSAUGA ON L4Y 3W6 CANADA</text:p>
          </table:table-cell>
          <table:table-cell table:number-columns-repeated="5"/>
          <table:table-cell office:value-type="string">
            <text:p>2021-08-18</text:p>
          </table:table-cell>
          <table:table-cell table:number-columns-repeated="2"/>
          <table:table-cell office:value-type="string">
            <text:p>41-86888</text:p>
          </table:table-cell>
          <table:table-cell office:value-type="string">
            <text:p>2930019612</text:p>
          </table:table-cell>
          <table:table-cell table:number-columns-repeated="4"/>
          <table:table-cell office:value-type="string">
            <text:p>2021-09-17</text:p>
          </table:table-cell>
          <table:table-cell/>
          <table:table-cell office:value-type="string">
            <text:p>RSA Security LLC ACCT# 1139765059 PO Box 654059 Dallas TX 75265-4059</text:p>
          </table:table-cell>
          <table:table-cell office:value-type="string">
            <text:p>12,936.00</text:p>
          </table:table-cell>
          <table:table-cell/>
          <table:table-cell office:value-type="string">
            <text:p>Jun 07, 2021</text:p>
          </table:table-cell>
          <table:table-cell table:number-columns-repeated="3"/>
          <table:table-cell office:value-type="string">
            <text:p>USD</text:p>
          </table:table-cell>
          <table:table-cell office:value-type="string">
            <text:p>Company SAMMONS FINANCIAL GROUP, INC. Lerrin Stahnke Lerrin Stahnke 5400 S SOLBERG AVE SIOUX FALLS SD 57108</text:p>
          </table:table-cell>
          <table:table-cell table:number-columns-repeated="997"/>
        </table:table-row>
        <table:table-row table:style-name="ro4">
          <table:table-cell office:value-type="string">
            <text:p>IM-000000011378725-AP.pdf.txt.json</text:p>
          </table:table-cell>
          <table:table-cell table:number-columns-repeated="2"/>
          <table:table-cell office:value-type="string">
            <text:p>502068676</text:p>
          </table:table-cell>
          <table:table-cell table:number-columns-repeated="3"/>
          <table:table-cell office:value-type="string">
            <text:p>08/18/21</text:p>
          </table:table-cell>
          <table:table-cell table:number-columns-repeated="2"/>
          <table:table-cell office:value-type="string">
            <text:p>17-83443</text:p>
          </table:table-cell>
          <table:table-cell table:number-columns-repeated="3"/>
          <table:table-cell office:value-type="string">
            <text:p>C02588</text:p>
          </table:table-cell>
          <table:table-cell office:value-type="string">
            <text:p>CHASUS33</text:p>
          </table:table-cell>
          <table:table-cell office:value-type="string">
            <text:p>10/02/21</text:p>
          </table:table-cell>
          <table:table-cell/>
          <table:table-cell office:value-type="string">
            <text:p>Kemp Technologies Inc. </text:p>
            <text:p><text:s/>P.O. Box 22780 </text:p>
            <text:p><text:s/>New York, NY 10087-22780</text:p>
          </table:table-cell>
          <table:table-cell office:value-type="string">
            <text:p>700.00</text:p>
          </table:table-cell>
          <table:table-cell/>
          <table:table-cell office:value-type="string">
            <text:p>1</text:p>
          </table:table-cell>
          <table:table-cell table:number-columns-repeated="3"/>
          <table:table-cell office:value-type="string">
            <text:p>USD</text:p>
          </table:table-cell>
          <table:table-cell office:value-type="string">
            <text:p>Government of the Virgin Islands </text:p>
            <text:p><text:s/>33 Admin Drive </text:p>
            <text:p><text:s/>British Virgin Island, IN 47150 </text:p>
            <text:p><text:s/>United States</text:p>
          </table:table-cell>
          <table:table-cell table:number-columns-repeated="997"/>
        </table:table-row>
        <table:table-row table:style-name="ro2">
          <table:table-cell office:value-type="string">
            <text:p>IM-000000011379022-AP.pdf.txt.json</text:p>
          </table:table-cell>
          <table:table-cell office:value-type="string">
            <text:p>INGRAM MICRO, INC </text:p>
            <text:p><text:s/>PO Box 25189 </text:p>
            <text:p><text:s/>Santa Ana CA 92799 </text:p>
            <text:p><text:s/>UNITED STATES</text:p>
          </table:table-cell>
          <table:table-cell table:number-columns-repeated="5"/>
          <table:table-cell office:value-type="string">
            <text:p>8/17/2021</text:p>
          </table:table-cell>
          <table:table-cell table:number-columns-repeated="2"/>
          <table:table-cell office:value-type="string">
            <text:p>30-UTT80</text:p>
          </table:table-cell>
          <table:table-cell office:value-type="string">
            <text:p>1093371</text:p>
          </table:table-cell>
          <table:table-cell table:number-columns-repeated="6"/>
          <table:table-cell office:value-type="string">
            <text:p>WatchGuard Technologies, Inc. </text:p>
            <text:p><text:s/>505 5th Ave. S. </text:p>
            <text:p><text:s/>Suite 500 </text:p>
            <text:p><text:s/>Seattle, WA 98104-3892 </text:p>
            <text:p><text:s/>Phone (206) 521-8340; Fax (206) 521-8342</text:p>
          </table:table-cell>
          <table:table-cell office:value-type="string">
            <text:p>$972.00</text:p>
          </table:table-cell>
          <table:table-cell/>
          <table:table-cell office:value-type="string">
            <text:p>1</text:p>
          </table:table-cell>
          <table:table-cell table:number-columns-repeated="3"/>
          <table:table-cell office:value-type="string">
            <text:p>$0.00</text:p>
          </table:table-cell>
          <table:table-cell/>
          <table:table-cell office:value-type="string">
            <text:p>8/17/2021</text:p>
          </table:table-cell>
          <table:table-cell table:number-columns-repeated="996"/>
        </table:table-row>
        <table:table-row table:style-name="ro7">
          <table:table-cell office:value-type="string">
            <text:p>IM-000000011387499-AP.pdf.txt.json</text:p>
          </table:table-cell>
          <table:table-cell office:value-type="string">
            <text:p>VENDOR INVOICES </text:p>
            <text:p><text:s/>Ingram Micro Inc </text:p>
            <text:p><text:s/>3351 Michelson Dr </text:p>
            <text:p><text:s/>Suite 100 </text:p>
            <text:p><text:s/>Irvine, CA 92615 </text:p>
            <text:p><text:s/>United States</text:p>
          </table:table-cell>
          <table:table-cell/>
          <table:table-cell office:value-type="string">
            <text:p>4121100648</text:p>
          </table:table-cell>
          <table:table-cell table:number-columns-repeated="3"/>
          <table:table-cell office:value-type="string">
            <text:p>.............................................................. 18 Aug 2021</text:p>
          </table:table-cell>
          <table:table-cell table:number-columns-repeated="2"/>
          <table:table-cell office:value-type="string">
            <text:p>5008532D</text:p>
          </table:table-cell>
          <table:table-cell office:value-type="string">
            <text:p>3959246514</text:p>
          </table:table-cell>
          <table:table-cell table:number-columns-repeated="3"/>
          <table:table-cell office:value-type="string">
            <text:p>WFBIUS6S</text:p>
          </table:table-cell>
          <table:table-cell office:value-type="string">
            <text:p>2 Oct 2021</text:p>
          </table:table-cell>
          <table:table-cell/>
          <table:table-cell office:value-type="string">
            <text:p>Google LLC </text:p>
            <text:p><text:s/>Dept. 33654 </text:p>
            <text:p><text:s/>P.O. Box 39000 </text:p>
            <text:p><text:s/>San Francisco, CA 94139 </text:p>
            <text:p><text:s/>United States</text:p>
          </table:table-cell>
          <table:table-cell office:value-type="string">
            <text:p>US$105.00</text:p>
          </table:table-cell>
          <table:table-cell/>
          <table:table-cell office:value-type="string">
            <text:p>1 of</text:p>
          </table:table-cell>
          <table:table-cell office:value-type="string">
            <text:p>2480674.1</text:p>
          </table:table-cell>
          <table:table-cell table:number-columns-repeated="2"/>
          <table:table-cell office:value-type="string">
            <text:p>USD</text:p>
          </table:table-cell>
          <table:table-cell office:value-type="string">
            <text:p>STEVE PERRY </text:p>
            <text:p><text:s/>CLEAR CREEK TAHOE </text:p>
            <text:p><text:s/>3745 GOLF CLUB DR </text:p>
            <text:p><text:s/>CARSON CITY, NV 89705 </text:p>
            <text:p><text:s/>United States</text:p>
          </table:table-cell>
          <table:table-cell table:number-columns-repeated="997"/>
        </table:table-row>
        <table:table-row table:style-name="ro1">
          <table:table-cell office:value-type="string">
            <text:p>IM-000000011378665-AP.pdf.txt.json</text:p>
          </table:table-cell>
          <table:table-cell office:value-type="string">
            <text:p>INGRAM MICRO LP 55 Standish Court Mississauga, L5R 4A1 CA</text:p>
          </table:table-cell>
          <table:table-cell table:number-columns-repeated="5"/>
          <table:table-cell office:value-type="string">
            <text:p>08/18/2021</text:p>
          </table:table-cell>
          <table:table-cell table:number-columns-repeated="2"/>
          <table:table-cell office:value-type="string">
            <text:p>Purchase 40-W8549-D</text:p>
          </table:table-cell>
          <table:table-cell table:number-columns-repeated="3"/>
          <table:table-cell office:value-type="string">
            <text:p>1315493</text:p>
          </table:table-cell>
          <table:table-cell table:number-columns-repeated="3"/>
          <table:table-cell office:value-type="string">
            <text:p>Fortinet, Inc US Headquarters, 899 Kifer Road, Sunnyvale, CA 94086 UNITED STATES Tel: +1-408-235-7700 Fax: +1-408-235-7737</text:p>
          </table:table-cell>
          <table:table-cell office:value-type="string">
            <text:p>$25,113.62</text:p>
          </table:table-cell>
          <table:table-cell table:number-columns-repeated="2"/>
          <table:table-cell office:value-type="string">
            <text:p>1010747849</text:p>
          </table:table-cell>
          <table:table-cell table:number-columns-repeated="2"/>
          <table:table-cell office:value-type="string">
            <text:p>$25,113.62</text:p>
          </table:table-cell>
          <table:table-cell office:value-type="string">
            <text:p>Accara IT Services 993 PRINCESS STREET, UNIT#14 KINGSTON, ON K7L 1H3 CA</text:p>
          </table:table-cell>
          <table:table-cell table:number-columns-repeated="997"/>
        </table:table-row>
        <table:table-row table:style-name="ro2">
          <table:table-cell office:value-type="string">
            <text:p>IM-000000011379025-AP.pdf.txt.json</text:p>
          </table:table-cell>
          <table:table-cell office:value-type="string">
            <text:p>INGRAM MICRO, INC </text:p>
            <text:p><text:s/>PO Box 25189 </text:p>
            <text:p><text:s/>Santa Ana CA 92799 </text:p>
            <text:p><text:s/>UNITED STATES</text:p>
          </table:table-cell>
          <table:table-cell table:number-columns-repeated="5"/>
          <table:table-cell office:value-type="string">
            <text:p>8/17/2021</text:p>
          </table:table-cell>
          <table:table-cell table:number-columns-repeated="2"/>
          <table:table-cell office:value-type="string">
            <text:p>70-82598</text:p>
          </table:table-cell>
          <table:table-cell office:value-type="string">
            <text:p>1093375</text:p>
          </table:table-cell>
          <table:table-cell table:number-columns-repeated="6"/>
          <table:table-cell office:value-type="string">
            <text:p>WatchGuard Technologies, Inc. </text:p>
            <text:p><text:s/>505 5th Ave. S. </text:p>
            <text:p><text:s/>Suite 500 </text:p>
            <text:p><text:s/>Seattle, WA 98104-3892 </text:p>
            <text:p><text:s/>Phone (206) 521-8340; Fax (206) 521-8342</text:p>
          </table:table-cell>
          <table:table-cell office:value-type="string">
            <text:p>$180.00</text:p>
          </table:table-cell>
          <table:table-cell/>
          <table:table-cell office:value-type="string">
            <text:p>1</text:p>
          </table:table-cell>
          <table:table-cell table:number-columns-repeated="3"/>
          <table:table-cell office:value-type="string">
            <text:p>$0.00</text:p>
          </table:table-cell>
          <table:table-cell office:value-type="string">
            <text:p>INGRAM MICRO, INC </text:p>
            <text:p><text:s/>PO Box 25189 </text:p>
            <text:p><text:s/>Santa Ana CA 92799 </text:p>
            <text:p><text:s/>UNITED STATES</text:p>
          </table:table-cell>
          <table:table-cell office:value-type="string">
            <text:p>8/17/2021</text:p>
          </table:table-cell>
          <table:table-cell table:number-columns-repeated="996"/>
        </table:table-row>
        <table:table-row table:style-name="ro2">
          <table:table-cell office:value-type="string">
            <text:p>IM-000000011387626-AP.pdf.txt.json</text:p>
          </table:table-cell>
          <table:table-cell office:value-type="string">
            <text:p>Ingram Micro Inc.-Canada </text:p>
            <text:p><text:s/>55 Standish Crt Suite 1 </text:p>
            <text:p><text:s/>Mississauga ON L5R </text:p>
            <text:p><text:s/>4A1Canada</text:p>
          </table:table-cell>
          <table:table-cell/>
          <table:table-cell office:value-type="string">
            <text:p>636193170</text:p>
          </table:table-cell>
          <table:table-cell table:number-columns-repeated="3"/>
          <table:table-cell office:value-type="string">
            <text:p>06/26/2021</text:p>
          </table:table-cell>
          <table:table-cell table:number-columns-repeated="2"/>
          <table:table-cell office:value-type="string">
            <text:p>10-Z4261</text:p>
          </table:table-cell>
          <table:table-cell office:value-type="string">
            <text:p>25222</text:p>
          </table:table-cell>
          <table:table-cell table:number-columns-repeated="3"/>
          <table:table-cell office:value-type="string">
            <text:p>MEBKUS66</text:p>
          </table:table-cell>
          <table:table-cell table:number-columns-repeated="2"/>
          <table:table-cell office:value-type="string">
            <text:p>AKRacing America, Inc </text:p>
            <text:p><text:s/>5217 Verdugo Way Unit C </text:p>
            <text:p><text:s/>Camarillo, CA 93012 US </text:p>
            <text:p><text:s/>+1 8053837005 </text:p>
            <text:p><text:s/>www.akracing.com</text:p>
          </table:table-cell>
          <table:table-cell office:value-type="string">
            <text:p>1,040.85</text:p>
          </table:table-cell>
          <table:table-cell table:number-columns-repeated="5"/>
          <table:table-cell office:value-type="string">
            <text:p>USD</text:p>
          </table:table-cell>
          <table:table-cell office:value-type="string">
            <text:p>Ingram Micro Inc.-Canada </text:p>
            <text:p><text:s/>55 Standish Crt Suite 1 </text:p>
            <text:p><text:s/>Mississauga ON L5R </text:p>
            <text:p><text:s/>4A1Canada</text:p>
          </table:table-cell>
          <table:table-cell table:number-columns-repeated="997"/>
        </table:table-row>
        <table:table-row table:style-name="ro7">
          <table:table-cell office:value-type="string">
            <text:p>IM-000000011387493-AP.pdf.txt.json</text:p>
          </table:table-cell>
          <table:table-cell office:value-type="string">
            <text:p>VENDOR INVOICES </text:p>
            <text:p><text:s/>Ingram Micro Inc </text:p>
            <text:p><text:s/>3351 Michelson Dr </text:p>
            <text:p><text:s/>Suite 100 </text:p>
            <text:p><text:s/>Irvine, CA 92615 </text:p>
            <text:p><text:s/>United States</text:p>
          </table:table-cell>
          <table:table-cell/>
          <table:table-cell office:value-type="string">
            <text:p>4121100648</text:p>
          </table:table-cell>
          <table:table-cell table:number-columns-repeated="3"/>
          <table:table-cell office:value-type="string">
            <text:p>.............................................................. 18 Aug 2021</text:p>
          </table:table-cell>
          <table:table-cell table:number-columns-repeated="2"/>
          <table:table-cell office:value-type="string">
            <text:p>30UU359D</text:p>
          </table:table-cell>
          <table:table-cell office:value-type="string">
            <text:p>3959246538</text:p>
          </table:table-cell>
          <table:table-cell table:number-columns-repeated="3"/>
          <table:table-cell office:value-type="string">
            <text:p>WFBIUS6S</text:p>
          </table:table-cell>
          <table:table-cell office:value-type="string">
            <text:p>2 Oct 2021</text:p>
          </table:table-cell>
          <table:table-cell table:number-columns-repeated="2"/>
          <table:table-cell office:value-type="string">
            <text:p>US$105.00</text:p>
          </table:table-cell>
          <table:table-cell/>
          <table:table-cell office:value-type="string">
            <text:p>1 of</text:p>
          </table:table-cell>
          <table:table-cell office:value-type="string">
            <text:p>2480891.1</text:p>
          </table:table-cell>
          <table:table-cell table:number-columns-repeated="2"/>
          <table:table-cell office:value-type="string">
            <text:p>Amount(US$)</text:p>
          </table:table-cell>
          <table:table-cell office:value-type="string">
            <text:p>MICHAEL LIANG </text:p>
            <text:p><text:s/>Panda Restaurant Group, Inc </text:p>
            <text:p><text:s/>17210 I-20 FRONTAGE ROAD </text:p>
            <text:p><text:s/>CANTON, TX 75103 </text:p>
            <text:p><text:s/>United States</text:p>
          </table:table-cell>
          <table:table-cell table:number-columns-repeated="997"/>
        </table:table-row>
        <table:table-row table:style-name="ro1">
          <table:table-cell office:value-type="string">
            <text:p>IM-000000011378829-AP.pdf.txt.json</text:p>
          </table:table-cell>
          <table:table-cell office:value-type="string">
            <text:p>Ingram Micro 1600 E. Saint Andrew Place Santa Ana CA 92705</text:p>
          </table:table-cell>
          <table:table-cell/>
          <table:table-cell office:value-type="string">
            <text:p>30532280</text:p>
          </table:table-cell>
          <table:table-cell table:number-columns-repeated="3"/>
          <table:table-cell office:value-type="string">
            <text:p>8/18/2021</text:p>
          </table:table-cell>
          <table:table-cell table:number-columns-repeated="2"/>
          <table:table-cell office:value-type="string">
            <text:p>41-QWL80-D</text:p>
          </table:table-cell>
          <table:table-cell office:value-type="string">
            <text:p>IV0064709</text:p>
          </table:table-cell>
          <table:table-cell table:number-columns-repeated="3"/>
          <table:table-cell office:value-type="string">
            <text:p>CATHUS6L</text:p>
          </table:table-cell>
          <table:table-cell office:value-type="string">
            <text:p>10/2/2021</text:p>
          </table:table-cell>
          <table:table-cell/>
          <table:table-cell office:value-type="string">
            <text:p>1-949-216-8888</text:p>
          </table:table-cell>
          <table:table-cell office:value-type="string">
            <text:p>$530.07</text:p>
          </table:table-cell>
          <table:table-cell/>
          <table:table-cell office:value-type="string">
            <text:p>1 of 1</text:p>
          </table:table-cell>
          <table:table-cell office:value-type="string">
            <text:p>#SO0071962</text:p>
          </table:table-cell>
          <table:table-cell table:number-columns-repeated="2"/>
          <table:table-cell office:value-type="string">
            <text:p>$0.00</text:p>
          </table:table-cell>
          <table:table-cell office:value-type="string">
            <text:p>LOCUSVIEW SOLUTIONS INC 626 W RANDOLPH ST STE C-100 Chicago IL 60661-2207</text:p>
          </table:table-cell>
          <table:table-cell office:value-type="string">
            <text:p>8/18/2021</text:p>
          </table:table-cell>
          <table:table-cell table:number-columns-repeated="996"/>
        </table:table-row>
        <table:table-row table:style-name="ro1">
          <table:table-cell office:value-type="string">
            <text:p>IM-000000011378690-AP.pdf.txt.json</text:p>
          </table:table-cell>
          <table:table-cell office:value-type="string">
            <text:p>Ingram Micro, Inc 3351 Michelson Dr Ste 100 Irvine CA 92612-0697 United States</text:p>
          </table:table-cell>
          <table:table-cell table:number-columns-repeated="5"/>
          <table:table-cell office:value-type="string">
            <text:p>18/8/2021</text:p>
          </table:table-cell>
          <table:table-cell table:number-columns-repeated="10"/>
          <table:table-cell office:value-type="string">
            <text:p>Mimecast North America, Inc. 191 Spring Street Lexington MA 02421 United States Tax ID # 26-0851633</text:p>
          </table:table-cell>
          <table:table-cell office:value-type="string">
            <text:p>$1,665,934.73</text:p>
          </table:table-cell>
          <table:table-cell/>
          <table:table-cell office:value-type="string">
            <text:p>1 of</text:p>
          </table:table-cell>
          <table:table-cell table:number-columns-repeated="3"/>
          <table:table-cell office:value-type="string">
            <text:p>USD</text:p>
          </table:table-cell>
          <table:table-cell table:number-columns-repeated="998"/>
        </table:table-row>
        <table:table-row table:style-name="ro1">
          <table:table-cell office:value-type="string">
            <text:p>IM-000000011387657-AP.pdf.txt.json</text:p>
          </table:table-cell>
          <table:table-cell office:value-type="string">
            <text:p>Ingram Micro, Inc. Attention Accounts Payable PO Box 25189 SANTA ANA CA 92799-5189 UNITED STATES</text:p>
          </table:table-cell>
          <table:table-cell/>
          <table:table-cell office:value-type="string">
            <text:p>5095956</text:p>
          </table:table-cell>
          <table:table-cell table:number-columns-repeated="6"/>
          <table:table-cell office:value-type="string">
            <text:p>30UGJ90S</text:p>
          </table:table-cell>
          <table:table-cell office:value-type="string">
            <text:p>3012496718</text:p>
          </table:table-cell>
          <table:table-cell table:number-columns-repeated="3"/>
          <table:table-cell office:value-type="string">
            <text:p>Number: CHASUS33XXX</text:p>
          </table:table-cell>
          <table:table-cell table:number-columns-repeated="2"/>
          <table:table-cell office:value-type="string">
            <text:p>PLEASE SEND YOUR REMITTANCE Intel Americas,Inc. JPMorgan Chase Bank, National Associatio P.O. Box 70877 Chicago IL 60673-0877 US Account</text:p>
          </table:table-cell>
          <table:table-cell office:value-type="string">
            <text:p>380.00</text:p>
          </table:table-cell>
          <table:table-cell office:value-type="string">
            <text:p>Jun 07, 2021</text:p>
          </table:table-cell>
          <table:table-cell/>
          <table:table-cell office:value-type="string">
            <text:p>17792826</text:p>
          </table:table-cell>
          <table:table-cell table:number-columns-repeated="2"/>
          <table:table-cell office:value-type="string">
            <text:p>US Dollar</text:p>
          </table:table-cell>
          <table:table-cell office:value-type="string">
            <text:p>INGRAM MICRO-30 3820 Micro Dr MILLINGTON TN 38053-6215 UNITED STATES</text:p>
          </table:table-cell>
          <table:table-cell table:number-columns-repeated="997"/>
        </table:table-row>
        <table:table-row table:style-name="ro4">
          <table:table-cell office:value-type="string">
            <text:p>IM-000000011378699-AP.pdf.txt.json</text:p>
          </table:table-cell>
          <table:table-cell office:value-type="string">
            <text:p>Ingram Micro </text:p>
            <text:p><text:s/>3351 Michelson Drive, Suite 100 </text:p>
            <text:p><text:s/>Irvine, CA 92612-0697</text:p>
          </table:table-cell>
          <table:table-cell table:number-columns-repeated="5"/>
          <table:table-cell office:value-type="string">
            <text:p>8/17/2021</text:p>
          </table:table-cell>
          <table:table-cell table:number-columns-repeated="2"/>
          <table:table-cell office:value-type="string">
            <text:p>20-NM059-D</text:p>
          </table:table-cell>
          <table:table-cell office:value-type="string">
            <text:p>35419</text:p>
          </table:table-cell>
          <table:table-cell table:number-columns-repeated="4"/>
          <table:table-cell office:value-type="string">
            <text:p>10/16/2021</text:p>
          </table:table-cell>
          <table:table-cell/>
          <table:table-cell office:value-type="string">
            <text:p>22572 Avenida Empresa </text:p>
            <text:p><text:s/>Rancho Santa Margarita, </text:p>
            <text:p><text:s/>CA, 92688</text:p>
          </table:table-cell>
          <table:table-cell office:value-type="string">
            <text:p>103.50</text:p>
          </table:table-cell>
          <table:table-cell table:number-columns-repeated="2"/>
          <table:table-cell office:value-type="string">
            <text:p>20-NM059-D</text:p>
          </table:table-cell>
          <table:table-cell table:number-columns-repeated="2"/>
          <table:table-cell office:value-type="string">
            <text:p>USD</text:p>
          </table:table-cell>
          <table:table-cell office:value-type="string">
            <text:p>MIRABITO </text:p>
            <text:p><text:s/>49 COURT ST STE 1 </text:p>
            <text:p><text:s/>BUNTS ERIC/RAVENPOWERCORDJDT </text:p>
            <text:p><text:s/>BINGHAMTON NY 139014640</text:p>
          </table:table-cell>
          <table:table-cell table:number-columns-repeated="997"/>
        </table:table-row>
        <table:table-row table:style-name="ro1">
          <table:table-cell office:value-type="string">
            <text:p>IM-000000011378823-AP.pdf.txt.json</text:p>
          </table:table-cell>
          <table:table-cell office:value-type="string">
            <text:p>Bill To: Attn: Accounts Payable Ingram Micro Inc., LATAM Export Division 3351 Michelson Dr, Ste 100 Irvine CA 92612</text:p>
          </table:table-cell>
          <table:table-cell/>
          <table:table-cell office:value-type="string">
            <text:p>3300443459</text:p>
          </table:table-cell>
          <table:table-cell table:number-columns-repeated="3"/>
          <table:table-cell office:value-type="string">
            <text:p>18-AUG-21</text:p>
          </table:table-cell>
          <table:table-cell table:number-columns-repeated="2"/>
          <table:table-cell office:value-type="string">
            <text:p>Customer PO 17-44247-D</text:p>
          </table:table-cell>
          <table:table-cell office:value-type="string">
            <text:p>10205036</text:p>
          </table:table-cell>
          <table:table-cell table:number-columns-repeated="2"/>
          <table:table-cell office:value-type="string">
            <text:p>499877</text:p>
          </table:table-cell>
          <table:table-cell office:value-type="string">
            <text:p>SVBKUS6S</text:p>
          </table:table-cell>
          <table:table-cell office:value-type="string">
            <text:p>02-OCT-21</text:p>
          </table:table-cell>
          <table:table-cell/>
          <table:table-cell office:value-type="string">
            <text:p>Lockbox - Checks FireEye, Inc. Dept 3063 PO Box 123063 Dallas, TX 75312-3063 US</text:p>
          </table:table-cell>
          <table:table-cell office:value-type="string">
            <text:p>$72,500.00</text:p>
          </table:table-cell>
          <table:table-cell table:number-columns-repeated="5"/>
          <table:table-cell office:value-type="string">
            <text:p>USD</text:p>
          </table:table-cell>
          <table:table-cell office:value-type="string">
            <text:p>Ship To: Ingram Micro Inc., LATAM Export Division Parque Industrial La Florida Bodega 27, Km 1.5 Medellín Highway via Bogota INGRAM MICRO SAS Cota Cundinamarca 250017 Colombia</text:p>
          </table:table-cell>
          <table:table-cell office:value-type="string">
            <text:p>Date 18-AUG-21</text:p>
          </table:table-cell>
          <table:table-cell table:number-columns-repeated="996"/>
        </table:table-row>
        <table:table-row table:style-name="ro1">
          <table:table-cell office:value-type="string">
            <text:p>IM-000000011378693-AP.pdf.txt.json</text:p>
          </table:table-cell>
          <table:table-cell table:number-columns-repeated="6"/>
          <table:table-cell office:value-type="string">
            <text:p>18/8/2021</text:p>
          </table:table-cell>
          <table:table-cell table:number-columns-repeated="10"/>
          <table:table-cell office:value-type="string">
            <text:p>Mimecast North America, Inc. 191 Spring Street Lexington MA 02421 United States Tax ID # 26-0851633</text:p>
          </table:table-cell>
          <table:table-cell office:value-type="string">
            <text:p>1,659,060.84</text:p>
          </table:table-cell>
          <table:table-cell/>
          <table:table-cell office:value-type="string">
            <text:p>4 of 4</text:p>
          </table:table-cell>
          <table:table-cell table:number-columns-repeated="3"/>
          <table:table-cell office:value-type="string">
            <text:p>$1,665,934.73</text:p>
          </table:table-cell>
          <table:table-cell table:number-columns-repeated="998"/>
        </table:table-row>
        <table:table-row table:style-name="ro1">
          <table:table-cell office:value-type="string">
            <text:p>IM-000000011379082-AP.pdf.txt.json</text:p>
          </table:table-cell>
          <table:table-cell office:value-type="string">
            <text:p>INGRAM MICRO INC 55 STANDISH COURT MISSISSAUGA ON L5R 4A1</text:p>
          </table:table-cell>
          <table:table-cell table:number-columns-repeated="5"/>
          <table:table-cell office:value-type="string">
            <text:p>08/18/2021</text:p>
          </table:table-cell>
          <table:table-cell table:number-columns-repeated="3"/>
          <table:table-cell office:value-type="string">
            <text:p>4005054505</text:p>
          </table:table-cell>
          <table:table-cell table:number-columns-repeated="2"/>
          <table:table-cell office:value-type="string">
            <text:p>2300540520</text:p>
          </table:table-cell>
          <table:table-cell table:number-columns-repeated="3"/>
          <table:table-cell office:value-type="string">
            <text:p>Robert Bosch Inc. - T57672C, PO Box 5672, Stn A,Toronto, On, M5W 5M5, CANADA</text:p>
          </table:table-cell>
          <table:table-cell table:number-columns-repeated="2"/>
          <table:table-cell office:value-type="string">
            <text:p>2/2</text:p>
          </table:table-cell>
          <table:table-cell office:value-type="string">
            <text:p>1000415142</text:p>
          </table:table-cell>
          <table:table-cell table:number-columns-repeated="2"/>
          <table:table-cell office:value-type="string">
            <text:p>CAD</text:p>
          </table:table-cell>
          <table:table-cell table:number-columns-repeated="998"/>
        </table:table-row>
        <table:table-row table:style-name="ro3">
          <table:table-cell office:value-type="string">
            <text:p>IM-000000011378987-AP.pdf.txt.json</text:p>
          </table:table-cell>
          <table:table-cell office:value-type="string">
            <text:p>Ingram Micro P.O. Box 90343 </text:p>
            <text:p><text:s/>Chicago, IL 60696-0343</text:p>
          </table:table-cell>
          <table:table-cell table:number-columns-repeated="5"/>
          <table:table-cell office:value-type="string">
            <text:p>8/11/2021</text:p>
          </table:table-cell>
          <table:table-cell table:number-columns-repeated="2"/>
          <table:table-cell office:value-type="string">
            <text:p>40-HJG96-S</text:p>
          </table:table-cell>
          <table:table-cell office:value-type="string">
            <text:p>IM-13911</text:p>
          </table:table-cell>
          <table:table-cell table:number-columns-repeated="5"/>
          <table:table-cell office:value-type="string">
            <text:p>ERGOGUYS</text:p>
          </table:table-cell>
          <table:table-cell office:value-type="string">
            <text:p>5622 W. Orchid Ln. </text:p>
            <text:p><text:s/>Chandler, AZ 85226-1214</text:p>
          </table:table-cell>
          <table:table-cell office:value-type="string">
            <text:p>Balance USD 233,774.50</text:p>
          </table:table-cell>
          <table:table-cell table:number-columns-repeated="5"/>
          <table:table-cell office:value-type="string">
            <text:p>USD</text:p>
          </table:table-cell>
          <table:table-cell office:value-type="string">
            <text:p>Ingram Micro Ref PO# 40-HJG96-S </text:p>
            <text:p><text:s/>415 E. Lies </text:p>
            <text:p><text:s/>Carol Stream, IL 60188</text:p>
          </table:table-cell>
          <table:table-cell office:value-type="string">
            <text:p>8/11/2021</text:p>
          </table:table-cell>
          <table:table-cell table:number-columns-repeated="996"/>
        </table:table-row>
        <table:table-row table:style-name="ro5">
          <table:table-cell office:value-type="string">
            <text:p>IM-000000011378984-AP.pdf.txt.json</text:p>
          </table:table-cell>
          <table:table-cell office:value-type="string">
            <text:p>Ingram Micro 3351 Michelson Dr, Suite 100 Irvine CA 92612-0697 UNITED STATES</text:p>
          </table:table-cell>
          <table:table-cell/>
          <table:table-cell office:value-type="string">
            <text:p>#: 1191053337</text:p>
          </table:table-cell>
          <table:table-cell table:number-columns-repeated="3"/>
          <table:table-cell office:value-type="string">
            <text:p>Aug 18, 2021</text:p>
          </table:table-cell>
          <table:table-cell table:number-columns-repeated="2"/>
          <table:table-cell office:value-type="string">
            <text:p>41-87090-D</text:p>
          </table:table-cell>
          <table:table-cell office:value-type="string">
            <text:p>INVUS055152</text:p>
          </table:table-cell>
          <table:table-cell table:number-columns-repeated="2"/>
          <table:table-cell office:value-type="string">
            <text:p>02558414</text:p>
          </table:table-cell>
          <table:table-cell office:value-type="string">
            <text:p>#: BRKLUS3A</text:p>
          </table:table-cell>
          <table:table-cell table:number-columns-repeated="2"/>
          <table:table-cell office:value-type="string">
            <text:p>Acronis, Inc. </text:p>
            <text:p><text:s/>1 Van De Graaff Dr 3rd Floor Burlington, MA 01803 UNITED STATES</text:p>
          </table:table-cell>
          <table:table-cell office:value-type="string">
            <text:p>1,500.00</text:p>
          </table:table-cell>
          <table:table-cell office:value-type="string">
            <text:p>Aug 18, 2021</text:p>
          </table:table-cell>
          <table:table-cell/>
          <table:table-cell office:value-type="string">
            <text:p>SOUS056731</text:p>
          </table:table-cell>
          <table:table-cell table:number-columns-repeated="2"/>
          <table:table-cell office:value-type="string">
            <text:p>USD</text:p>
          </table:table-cell>
          <table:table-cell table:number-columns-repeated="998"/>
        </table:table-row>
        <table:table-row table:style-name="ro3">
          <table:table-cell office:value-type="string">
            <text:p>IM-000000011379094-AP.pdf.txt.json</text:p>
          </table:table-cell>
          <table:table-cell office:value-type="string">
            <text:p>Ingram Micro P.O. Box 90343 </text:p>
            <text:p><text:s/>Chicago, IL 60696-0343</text:p>
          </table:table-cell>
          <table:table-cell table:number-columns-repeated="5"/>
          <table:table-cell office:value-type="string">
            <text:p>8/17/2021</text:p>
          </table:table-cell>
          <table:table-cell table:number-columns-repeated="3"/>
          <table:table-cell office:value-type="string">
            <text:p>IM-14020</text:p>
          </table:table-cell>
          <table:table-cell table:number-columns-repeated="5"/>
          <table:table-cell office:value-type="string">
            <text:p>ERGOGUYS</text:p>
          </table:table-cell>
          <table:table-cell table:number-columns-repeated="7"/>
          <table:table-cell office:value-type="string">
            <text:p>USD</text:p>
          </table:table-cell>
          <table:table-cell office:value-type="string">
            <text:p>INGRAM MICRO BR. 20 TS SUITE 300 Ref PO# 20-NLU25-S </text:p>
            <text:p><text:s/>14500 FAA BLVD </text:p>
            <text:p><text:s/>FORT WORTH, TX 76155</text:p>
          </table:table-cell>
          <table:table-cell office:value-type="string">
            <text:p>8/17/2021</text:p>
          </table:table-cell>
          <table:table-cell table:number-columns-repeated="996"/>
        </table:table-row>
        <table:table-row table:style-name="ro4">
          <table:table-cell office:value-type="string">
            <text:p>IM-000000011378835-AP.pdf.txt.json</text:p>
          </table:table-cell>
          <table:table-cell office:value-type="string">
            <text:p>BILL TO : 412164 INGRAM MICRO INC 3351 MICHELSON DR STE 100 IRVINE CA 92612-0697 USA</text:p>
          </table:table-cell>
          <table:table-cell/>
          <table:table-cell office:value-type="string">
            <text:p>8188803550</text:p>
          </table:table-cell>
          <table:table-cell table:number-columns-repeated="3"/>
          <table:table-cell office:value-type="string">
            <text:p>08/18/2021</text:p>
          </table:table-cell>
          <table:table-cell table:number-columns-repeated="2"/>
          <table:table-cell office:value-type="string">
            <text:p>108984013</text:p>
          </table:table-cell>
          <table:table-cell table:number-columns-repeated="4"/>
          <table:table-cell office:value-type="string">
            <text:p>BOFAUS3N</text:p>
          </table:table-cell>
          <table:table-cell office:value-type="string">
            <text:p>09/02/2021 09/17/2021</text:p>
          </table:table-cell>
          <table:table-cell/>
          <table:table-cell office:value-type="string">
            <text:p>Lexmark International Inc. </text:p>
            <text:p><text:s/>PO Box 96612 </text:p>
            <text:p><text:s/>Chicago IL 60693 </text:p>
            <text:p><text:s/>USA</text:p>
          </table:table-cell>
          <table:table-cell office:value-type="string">
            <text:p>2,126.20</text:p>
          </table:table-cell>
          <table:table-cell table:number-columns-repeated="4"/>
          <table:table-cell office:value-type="string">
            <text:p>2,126.20</text:p>
          </table:table-cell>
          <table:table-cell office:value-type="string">
            <text:p>USD</text:p>
          </table:table-cell>
          <table:table-cell office:value-type="string">
            <text:p>SHIP TO : 655354 INGRAM MICRO TLP (MEMPHIS) 3820 MICRO DRIVE MILLINGTON TN 38053 USA</text:p>
          </table:table-cell>
          <table:table-cell table:number-columns-repeated="997"/>
        </table:table-row>
        <table:table-row table:style-name="ro3">
          <table:table-cell office:value-type="string">
            <text:p>IM-000000011379097-AP.pdf.txt.json</text:p>
          </table:table-cell>
          <table:table-cell office:value-type="string">
            <text:p>Ingram Micro P.O. Box 90343 </text:p>
            <text:p><text:s/>Chicago, IL 60696-0343</text:p>
          </table:table-cell>
          <table:table-cell table:number-columns-repeated="5"/>
          <table:table-cell office:value-type="string">
            <text:p>8/16/2021</text:p>
          </table:table-cell>
          <table:table-cell table:number-columns-repeated="2"/>
          <table:table-cell office:value-type="string">
            <text:p>20-NLX08-S</text:p>
          </table:table-cell>
          <table:table-cell office:value-type="string">
            <text:p>IM-14044</text:p>
          </table:table-cell>
          <table:table-cell table:number-columns-repeated="5"/>
          <table:table-cell office:value-type="string">
            <text:p>ERGOGUYS</text:p>
          </table:table-cell>
          <table:table-cell table:number-columns-repeated="7"/>
          <table:table-cell office:value-type="string">
            <text:p>USD</text:p>
          </table:table-cell>
          <table:table-cell office:value-type="string">
            <text:p>INGRAM MICRO BR. 20 TS SUITE 300 Ref PO# 20-NLX08-S </text:p>
            <text:p><text:s/>14500 FAA BLVD </text:p>
            <text:p><text:s/>FORT WORTH, TX 76155</text:p>
          </table:table-cell>
          <table:table-cell office:value-type="string">
            <text:p>8/16/2021</text:p>
          </table:table-cell>
          <table:table-cell table:number-columns-repeated="996"/>
        </table:table-row>
        <table:table-row table:style-name="ro1">
          <table:table-cell office:value-type="string">
            <text:p>IM-000000011387203-AP.pdf.txt.json</text:p>
          </table:table-cell>
          <table:table-cell office:value-type="string">
            <text:p>1417997 Ingram Micro Inc PO Box 1900 MISSISSAUGA ON L4Y 3W6 CANADA</text:p>
          </table:table-cell>
          <table:table-cell table:number-columns-repeated="5"/>
          <table:table-cell office:value-type="string">
            <text:p>18-AUG-2021</text:p>
          </table:table-cell>
          <table:table-cell table:number-columns-repeated="2"/>
          <table:table-cell office:value-type="string">
            <text:p>40-HH809-S</text:p>
          </table:table-cell>
          <table:table-cell office:value-type="string">
            <text:p>910388677</text:p>
          </table:table-cell>
          <table:table-cell table:number-columns-repeated="5"/>
          <table:table-cell office:value-type="string">
            <text:p>Touch</text:p>
          </table:table-cell>
          <table:table-cell office:value-type="string">
            <text:p>Elo Solutions, 26393 Network Place Chicago, IL 60673-1263</text:p>
          </table:table-cell>
          <table:table-cell office:value-type="string">
            <text:p>10,153.00</text:p>
          </table:table-cell>
          <table:table-cell/>
          <table:table-cell office:value-type="string">
            <text:p>1 of 1</text:p>
          </table:table-cell>
          <table:table-cell table:number-columns-repeated="3"/>
          <table:table-cell office:value-type="string">
            <text:p>(USD)</text:p>
          </table:table-cell>
          <table:table-cell office:value-type="string">
            <text:p>INGRAM MICRO (CHICAGO) 415 E. LIES CAROL STREAM IL 60188 USA</text:p>
          </table:table-cell>
          <table:table-cell office:value-type="string">
            <text:p>08/18/2021</text:p>
          </table:table-cell>
          <table:table-cell table:number-columns-repeated="996"/>
        </table:table-row>
        <table:table-row table:style-name="ro3">
          <table:table-cell office:value-type="string">
            <text:p>IM-000000011378859-AP.pdf.txt.json</text:p>
          </table:table-cell>
          <table:table-cell office:value-type="string">
            <text:p>Ingram Micro P.O. Box 90343 </text:p>
            <text:p><text:s/>Chicago, IL 60696-0343</text:p>
          </table:table-cell>
          <table:table-cell table:number-columns-repeated="5"/>
          <table:table-cell office:value-type="string">
            <text:p>8/2/2021</text:p>
          </table:table-cell>
          <table:table-cell table:number-columns-repeated="2"/>
          <table:table-cell office:value-type="string">
            <text:p>10-YPN52-S</text:p>
          </table:table-cell>
          <table:table-cell office:value-type="string">
            <text:p>IM-13375</text:p>
          </table:table-cell>
          <table:table-cell table:number-columns-repeated="5"/>
          <table:table-cell office:value-type="string">
            <text:p>ERGOGUYS</text:p>
          </table:table-cell>
          <table:table-cell office:value-type="string">
            <text:p>5622 W. Orchid Ln. </text:p>
            <text:p><text:s/>Chandler, AZ 85226-1214</text:p>
          </table:table-cell>
          <table:table-cell office:value-type="string">
            <text:p>Balance 208,844.77</text:p>
          </table:table-cell>
          <table:table-cell table:number-columns-repeated="5"/>
          <table:table-cell office:value-type="string">
            <text:p>USD</text:p>
          </table:table-cell>
          <table:table-cell office:value-type="string">
            <text:p>INGRAM MICRO REF PO# 10-YPN52-S </text:p>
            <text:p><text:s/>12510 MICRO DRIVE </text:p>
            <text:p><text:s/>MIRA LOMA, CA 91752</text:p>
          </table:table-cell>
          <table:table-cell table:number-columns-repeated="997"/>
        </table:table-row>
        <table:table-row table:style-name="ro4">
          <table:table-cell office:value-type="string">
            <text:p>IM-000000011378856-AP.pdf.txt.json</text:p>
          </table:table-cell>
          <table:table-cell office:value-type="string">
            <text:p>INGRAM MICRO, INC. - CANADA 55 STANDISH COURT MISSISSAUGA Ontario L5R 4A1 CA</text:p>
          </table:table-cell>
          <table:table-cell office:value-type="string">
            <text:p>20.10</text:p>
          </table:table-cell>
          <table:table-cell table:number-columns-repeated="2"/>
          <table:table-cell office:value-type="string">
            <text:p>SO00216738</text:p>
          </table:table-cell>
          <table:table-cell table:number-columns-repeated="4"/>
          <table:table-cell office:value-type="string">
            <text:p>40-W8518-D</text:p>
          </table:table-cell>
          <table:table-cell office:value-type="string">
            <text:p>Invoice INV00130695</text:p>
          </table:table-cell>
          <table:table-cell table:number-columns-repeated="2"/>
          <table:table-cell office:value-type="string">
            <text:p>A2246709</text:p>
          </table:table-cell>
          <table:table-cell/>
          <table:table-cell office:value-type="string">
            <text:p>10/17/2021</text:p>
          </table:table-cell>
          <table:table-cell/>
          <table:table-cell office:value-type="string">
            <text:p>Kofax, Inc. </text:p>
            <text:p><text:s/>P.O. Box 748127 </text:p>
            <text:p><text:s/>Los Angeles, CA 90074-8127 </text:p>
            <text:p><text:s/>United</text:p>
          </table:table-cell>
          <table:table-cell office:value-type="string">
            <text:p>154.35</text:p>
          </table:table-cell>
          <table:table-cell table:number-columns-repeated="5"/>
          <table:table-cell office:value-type="string">
            <text:p>USD</text:p>
          </table:table-cell>
          <table:table-cell office:value-type="string">
            <text:p>ARNAUD NGABIRANO 2075, AVE HAIG MONTR AL QC H1N3E2 CA</text:p>
          </table:table-cell>
          <table:table-cell table:number-columns-repeated="997"/>
        </table:table-row>
        <table:table-row table:style-name="ro2">
          <table:table-cell office:value-type="string">
            <text:p>IM-000000011387374-AP.pdf.txt.json</text:p>
          </table:table-cell>
          <table:table-cell office:value-type="string">
            <text:p>Accounts Payable </text:p>
            <text:p><text:s/>Ingram Micro Canada </text:p>
            <text:p><text:s/>55 STANDISH </text:p>
            <text:p><text:s/>CT,MISSISSAUGA, </text:p>
            <text:p><text:s/>ONTARIO</text:p>
          </table:table-cell>
          <table:table-cell table:number-columns-repeated="8"/>
          <table:table-cell office:value-type="string">
            <text:p>40-69628-D</text:p>
          </table:table-cell>
          <table:table-cell office:value-type="string">
            <text:p>250807</text:p>
          </table:table-cell>
          <table:table-cell table:number-columns-repeated="4"/>
          <table:table-cell office:value-type="string">
            <text:p>10/3/2021</text:p>
          </table:table-cell>
          <table:table-cell/>
          <table:table-cell office:value-type="string">
            <text:p>GQRC Technologies, LLC DBA Condusiv Technologies </text:p>
            <text:p><text:s/>1230 Madera Rd – STE 5-195 Simi Valley, CA 93065 (818) 252-5303 DirIncome@condusiv.com www.condusiv.com</text:p>
          </table:table-cell>
          <table:table-cell office:value-type="string">
            <text:p>$831.12</text:p>
          </table:table-cell>
          <table:table-cell/>
          <table:table-cell office:value-type="string">
            <text:p>Page 1 of</text:p>
          </table:table-cell>
          <table:table-cell table:number-columns-repeated="3"/>
          <table:table-cell office:value-type="string">
            <text:p>$831.12</text:p>
          </table:table-cell>
          <table:table-cell office:value-type="string">
            <text:p>St. Josephs Healthcare Hamilton</text:p>
          </table:table-cell>
          <table:table-cell table:number-columns-repeated="997"/>
        </table:table-row>
        <table:table-row table:style-name="ro7">
          <table:table-cell office:value-type="string">
            <text:p>IM-000000011387551-AP.pdf.txt.json</text:p>
          </table:table-cell>
          <table:table-cell office:value-type="string">
            <text:p>VENDOR INVOICES </text:p>
            <text:p><text:s/>Ingram Micro Inc </text:p>
            <text:p><text:s/>3351 Michelson Dr </text:p>
            <text:p><text:s/>Suite 100 </text:p>
            <text:p><text:s/>Irvine, CA 92615 </text:p>
            <text:p><text:s/>United States</text:p>
          </table:table-cell>
          <table:table-cell/>
          <table:table-cell office:value-type="string">
            <text:p>4121100648</text:p>
          </table:table-cell>
          <table:table-cell table:number-columns-repeated="3"/>
          <table:table-cell office:value-type="string">
            <text:p>.............................................................. 18 Aug 2021</text:p>
          </table:table-cell>
          <table:table-cell table:number-columns-repeated="2"/>
          <table:table-cell office:value-type="string">
            <text:p>30UU465D</text:p>
          </table:table-cell>
          <table:table-cell office:value-type="string">
            <text:p>3959314360</text:p>
          </table:table-cell>
          <table:table-cell table:number-columns-repeated="3"/>
          <table:table-cell office:value-type="string">
            <text:p>WFBIUS6S</text:p>
          </table:table-cell>
          <table:table-cell office:value-type="string">
            <text:p>2 Oct 2021</text:p>
          </table:table-cell>
          <table:table-cell/>
          <table:table-cell office:value-type="string">
            <text:p>Google LLC </text:p>
            <text:p><text:s/>Dept. 33654 </text:p>
            <text:p><text:s/>P.O. Box 39000 </text:p>
            <text:p><text:s/>San Francisco, CA 94139 </text:p>
            <text:p><text:s/>United States</text:p>
          </table:table-cell>
          <table:table-cell office:value-type="string">
            <text:p>US$105.00</text:p>
          </table:table-cell>
          <table:table-cell/>
          <table:table-cell office:value-type="string">
            <text:p>1 of</text:p>
          </table:table-cell>
          <table:table-cell office:value-type="string">
            <text:p>2480965.1</text:p>
          </table:table-cell>
          <table:table-cell table:number-columns-repeated="2"/>
          <table:table-cell office:value-type="string">
            <text:p>USD</text:p>
          </table:table-cell>
          <table:table-cell office:value-type="string">
            <text:p>MICHAEL LIANG </text:p>
            <text:p><text:s/>Panda Restaurant Group, Inc </text:p>
            <text:p><text:s/>2400 HORIZON RD </text:p>
            <text:p><text:s/>ROCKWALL, TX 75032 </text:p>
            <text:p><text:s/>United States</text:p>
          </table:table-cell>
          <table:table-cell table:number-columns-repeated="997"/>
        </table:table-row>
        <table:table-row table:style-name="ro1">
          <table:table-cell office:value-type="string">
            <text:p>IM-000000011378723-AP.pdf.txt.json</text:p>
          </table:table-cell>
          <table:table-cell office:value-type="string">
            <text:p>Bill To: Ingram Micro P.O. Box 1900 Station B Mississuauga, Ontario, Canada L4Y 3W6</text:p>
          </table:table-cell>
          <table:table-cell table:number-columns-repeated="5"/>
          <table:table-cell office:value-type="string">
            <text:p>7/31/2021</text:p>
          </table:table-cell>
          <table:table-cell table:number-columns-repeated="2"/>
          <table:table-cell office:value-type="string">
            <text:p>21-66468</text:p>
          </table:table-cell>
          <table:table-cell office:value-type="string">
            <text:p>ING21080232AL</text:p>
          </table:table-cell>
          <table:table-cell table:number-columns-repeated="6"/>
          <table:table-cell office:value-type="string">
            <text:p>Intermedia.net, Inc. PO Box 398897 San Francisco, CA 94139-8897</text:p>
          </table:table-cell>
          <table:table-cell office:value-type="string">
            <text:p>$1,211.02</text:p>
          </table:table-cell>
          <table:table-cell table:number-columns-repeated="1004"/>
        </table:table-row>
        <table:table-row table:style-name="ro1">
          <table:table-cell office:value-type="string">
            <text:p>IM-000000011378720-AP.pdf.txt.json</text:p>
          </table:table-cell>
          <table:table-cell office:value-type="string">
            <text:p>Ingram Micro 3351 Michelson Dr. Irvine CA 92612 United States</text:p>
          </table:table-cell>
          <table:table-cell/>
          <table:table-cell office:value-type="string">
            <text:p>3302302116</text:p>
          </table:table-cell>
          <table:table-cell table:number-columns-repeated="3"/>
          <table:table-cell office:value-type="string">
            <text:p>8/17/2021</text:p>
          </table:table-cell>
          <table:table-cell table:number-columns-repeated="2"/>
          <table:table-cell office:value-type="string">
            <text:p>70-YZK41-D</text:p>
          </table:table-cell>
          <table:table-cell office:value-type="string">
            <text:p>INV13777</text:p>
          </table:table-cell>
          <table:table-cell table:number-columns-repeated="3"/>
          <table:table-cell office:value-type="string">
            <text:p>Number: SVBKUS6S</text:p>
          </table:table-cell>
          <table:table-cell table:number-columns-repeated="10"/>
          <table:table-cell office:value-type="string">
            <text:p>LA-CO Industries 1201 Pratt Boulevard Chicago IL 60007-5746 United States</text:p>
          </table:table-cell>
          <table:table-cell table:number-columns-repeated="997"/>
        </table:table-row>
        <table:table-row table:style-name="ro7">
          <table:table-cell office:value-type="string">
            <text:p>IM-000000011387506-AP.pdf.txt.json</text:p>
          </table:table-cell>
          <table:table-cell office:value-type="string">
            <text:p>VENDOR INVOICES </text:p>
            <text:p><text:s/>Ingram Micro Inc </text:p>
            <text:p><text:s/>3351 Michelson Dr </text:p>
            <text:p><text:s/>Suite 100 </text:p>
            <text:p><text:s/>Irvine, CA 92615 </text:p>
            <text:p><text:s/>United States</text:p>
          </table:table-cell>
          <table:table-cell/>
          <table:table-cell office:value-type="string">
            <text:p>4121100648</text:p>
          </table:table-cell>
          <table:table-cell table:number-columns-repeated="3"/>
          <table:table-cell office:value-type="string">
            <text:p>.............................................................. 18 Aug 2021</text:p>
          </table:table-cell>
          <table:table-cell table:number-columns-repeated="2"/>
          <table:table-cell office:value-type="string">
            <text:p>30UU477D</text:p>
          </table:table-cell>
          <table:table-cell office:value-type="string">
            <text:p>3959161859</text:p>
          </table:table-cell>
          <table:table-cell table:number-columns-repeated="3"/>
          <table:table-cell office:value-type="string">
            <text:p>WFBIUS6S</text:p>
          </table:table-cell>
          <table:table-cell office:value-type="string">
            <text:p>2 Oct 2021</text:p>
          </table:table-cell>
          <table:table-cell/>
          <table:table-cell office:value-type="string">
            <text:p>To </text:p>
            <text:p><text:s/>Google LLC </text:p>
            <text:p><text:s/>Dept. 33654 </text:p>
            <text:p><text:s/>P.O. Box 39000 </text:p>
            <text:p><text:s/>San Francisco, CA 94139 </text:p>
            <text:p><text:s/>United States</text:p>
          </table:table-cell>
          <table:table-cell office:value-type="string">
            <text:p>US$105.00</text:p>
          </table:table-cell>
          <table:table-cell/>
          <table:table-cell office:value-type="string">
            <text:p>1 of</text:p>
          </table:table-cell>
          <table:table-cell office:value-type="string">
            <text:p>2480973.1</text:p>
          </table:table-cell>
          <table:table-cell table:number-columns-repeated="2"/>
          <table:table-cell office:value-type="string">
            <text:p>USD</text:p>
          </table:table-cell>
          <table:table-cell office:value-type="string">
            <text:p>MICHAEL LIANG </text:p>
            <text:p><text:s/>Panda Restaurant Group, Inc </text:p>
            <text:p><text:s/>2015 S. I-45 </text:p>
            <text:p><text:s/>CORSICANA, TX 75110 </text:p>
            <text:p><text:s/>United States</text:p>
          </table:table-cell>
          <table:table-cell table:number-columns-repeated="997"/>
        </table:table-row>
        <table:table-row table:style-name="ro3">
          <table:table-cell office:value-type="string">
            <text:p>IM-000000011378851-AP.pdf.txt.json</text:p>
          </table:table-cell>
          <table:table-cell office:value-type="string">
            <text:p>Ingram Micro P.O. Box 90343 </text:p>
            <text:p><text:s/>Chicago, IL 60696-0343</text:p>
          </table:table-cell>
          <table:table-cell table:number-columns-repeated="5"/>
          <table:table-cell office:value-type="string">
            <text:p>8/2/2021</text:p>
          </table:table-cell>
          <table:table-cell table:number-columns-repeated="2"/>
          <table:table-cell office:value-type="string">
            <text:p>10-YNM73-S</text:p>
          </table:table-cell>
          <table:table-cell table:number-columns-repeated="6"/>
          <table:table-cell office:value-type="string">
            <text:p>ERGOGUYS</text:p>
          </table:table-cell>
          <table:table-cell office:value-type="string">
            <text:p>5622 W. Orchid Ln. </text:p>
            <text:p><text:s/>Chandler, AZ 85226-1214</text:p>
          </table:table-cell>
          <table:table-cell office:value-type="string">
            <text:p>Balance 208,818.85</text:p>
          </table:table-cell>
          <table:table-cell table:number-columns-repeated="5"/>
          <table:table-cell office:value-type="string">
            <text:p>USD</text:p>
          </table:table-cell>
          <table:table-cell office:value-type="string">
            <text:p>INGRAM MICRO REF PO# 10-YNM73-S </text:p>
            <text:p><text:s/>12510 MICRO DRIVE </text:p>
            <text:p><text:s/>MIRA LOMA, CA 91752</text:p>
          </table:table-cell>
          <table:table-cell office:value-type="string">
            <text:p>8/2/2021</text:p>
          </table:table-cell>
          <table:table-cell table:number-columns-repeated="996"/>
        </table:table-row>
        <table:table-row table:style-name="ro1">
          <table:table-cell office:value-type="string">
            <text:p>IM-000000011387397-AP.pdf.txt.json</text:p>
          </table:table-cell>
          <table:table-cell office:value-type="string">
            <text:p>Ingram Micro Inc. (Parent) 3351 Michelson Dr STE 100 Irvine California 92612-0697 USA Phone: (714) 566-1000</text:p>
          </table:table-cell>
          <table:table-cell/>
          <table:table-cell office:value-type="string">
            <text:p>IL</text:p>
          </table:table-cell>
          <table:table-cell table:number-columns-repeated="3"/>
          <table:table-cell office:value-type="string">
            <text:p>08/19/2021</text:p>
          </table:table-cell>
          <table:table-cell table:number-columns-repeated="2"/>
          <table:table-cell office:value-type="string">
            <text:p>80-ZN303-S</text:p>
          </table:table-cell>
          <table:table-cell table:number-columns-repeated="7"/>
          <table:table-cell office:value-type="string">
            <text:p>WESTERN DIGITAL TECHNOLOGIES, INC. Beneficiary Bank: JPMORGAN CHASE, 270 Park Ave, New York, NY 10017 SWIFT: CHASUS33, ABA: 322271627, Wire: 021000021, A/C#: 225306925</text:p>
          </table:table-cell>
          <table:table-cell office:value-type="string">
            <text:p>2,500.00</text:p>
          </table:table-cell>
          <table:table-cell/>
          <table:table-cell office:value-type="string">
            <text:p>of 1</text:p>
          </table:table-cell>
          <table:table-cell office:value-type="string">
            <text:p>11109417</text:p>
          </table:table-cell>
          <table:table-cell table:number-columns-repeated="2"/>
          <table:table-cell office:value-type="string">
            <text:p>USD</text:p>
          </table:table-cell>
          <table:table-cell office:value-type="string">
            <text:p>SHIP TO: 4024332 INGRAM MICRO JONESTOWN 80 MICRO DRIVE JONESTOWN Pennsylvania 17038 USA</text:p>
          </table:table-cell>
          <table:table-cell table:number-columns-repeated="997"/>
        </table:table-row>
        <table:table-row table:style-name="ro3">
          <table:table-cell office:value-type="string">
            <text:p>IM-000000011378993-AP.pdf.txt.json</text:p>
          </table:table-cell>
          <table:table-cell office:value-type="string">
            <text:p>Ingram Micro P.O. Box 90343 </text:p>
            <text:p><text:s/>Chicago, IL 60696-0343</text:p>
          </table:table-cell>
          <table:table-cell table:number-columns-repeated="5"/>
          <table:table-cell office:value-type="string">
            <text:p>8/4/2021</text:p>
          </table:table-cell>
          <table:table-cell table:number-columns-repeated="2"/>
          <table:table-cell office:value-type="string">
            <text:p>40-HJG96-S</text:p>
          </table:table-cell>
          <table:table-cell office:value-type="string">
            <text:p>IM-13913</text:p>
          </table:table-cell>
          <table:table-cell table:number-columns-repeated="5"/>
          <table:table-cell office:value-type="string">
            <text:p>ERGOGUYS</text:p>
          </table:table-cell>
          <table:table-cell office:value-type="string">
            <text:p>5622 W. Orchid Ln. </text:p>
            <text:p><text:s/>Chandler, AZ 85226-1214</text:p>
          </table:table-cell>
          <table:table-cell office:value-type="string">
            <text:p>Balance 235,714.50</text:p>
          </table:table-cell>
          <table:table-cell table:number-columns-repeated="6"/>
          <table:table-cell office:value-type="string">
            <text:p>Ingram Micro Ref PO# 40-HJG96-S </text:p>
            <text:p><text:s/>415 E. Lies </text:p>
            <text:p><text:s/>Carol Stream, IL 60188</text:p>
          </table:table-cell>
          <table:table-cell office:value-type="string">
            <text:p>8/4/2021</text:p>
          </table:table-cell>
          <table:table-cell table:number-columns-repeated="996"/>
        </table:table-row>
        <table:table-row table:style-name="ro1">
          <table:table-cell office:value-type="string">
            <text:p>IM-000000011378925-AP.pdf.txt.json</text:p>
          </table:table-cell>
          <table:table-cell office:value-type="string">
            <text:p>Ingram Micro, Inc. Attention Accounts Payable PO Box 25189 SANTA ANA CA 92799-5189 UNITED STATES</text:p>
          </table:table-cell>
          <table:table-cell table:number-columns-repeated="5"/>
          <table:table-cell office:value-type="string">
            <text:p>Aug 18, 2021</text:p>
          </table:table-cell>
          <table:table-cell table:number-columns-repeated="2"/>
          <table:table-cell office:value-type="string">
            <text:p>80ZRV85S</text:p>
          </table:table-cell>
          <table:table-cell office:value-type="string">
            <text:p>3012494894</text:p>
          </table:table-cell>
          <table:table-cell table:number-columns-repeated="6"/>
          <table:table-cell office:value-type="string">
            <text:p>PLEASE SEND YOUR REMITTANCE TO: Intel Americas,Inc. JPMorgan Chase Bank, National Associatio P.O. Box 70877 Chicago IL 60673-0877 US Account Number: 5095956 Swift: CHASUS33XXX Bank Key: 071000013</text:p>
          </table:table-cell>
          <table:table-cell office:value-type="string">
            <text:p>322,582.83</text:p>
          </table:table-cell>
          <table:table-cell office:value-type="string">
            <text:p>Jul 19, 2021</text:p>
          </table:table-cell>
          <table:table-cell office:value-type="string">
            <text:p>1</text:p>
          </table:table-cell>
          <table:table-cell office:value-type="string">
            <text:p>17870563</text:p>
          </table:table-cell>
          <table:table-cell table:number-columns-repeated="3"/>
          <table:table-cell office:value-type="string">
            <text:p>INGRAM MICRO-80 80 Micro Dr JONESTOWN PA 17038-8739 UNITED STATES</text:p>
          </table:table-cell>
          <table:table-cell table:number-columns-repeated="997"/>
        </table:table-row>
        <table:table-row table:style-name="ro3">
          <table:table-cell office:value-type="string">
            <text:p>IM-000000011378999-AP.pdf.txt.json</text:p>
          </table:table-cell>
          <table:table-cell office:value-type="string">
            <text:p>Ingram Micro P.O. Box 90343 </text:p>
            <text:p><text:s/>Chicago, IL 60696-0343</text:p>
          </table:table-cell>
          <table:table-cell table:number-columns-repeated="5"/>
          <table:table-cell office:value-type="string">
            <text:p>8/5/2021</text:p>
          </table:table-cell>
          <table:table-cell table:number-columns-repeated="2"/>
          <table:table-cell office:value-type="string">
            <text:p>20-NL818-S</text:p>
          </table:table-cell>
          <table:table-cell office:value-type="string">
            <text:p>IM-13915</text:p>
          </table:table-cell>
          <table:table-cell table:number-columns-repeated="6"/>
          <table:table-cell office:value-type="string">
            <text:p>5622 W. Orchid Ln. </text:p>
            <text:p><text:s/>Chandler, AZ 85226-1214</text:p>
          </table:table-cell>
          <table:table-cell table:number-columns-repeated="6"/>
          <table:table-cell office:value-type="string">
            <text:p>USD</text:p>
          </table:table-cell>
          <table:table-cell office:value-type="string">
            <text:p>INGRAM MICRO BR. 20 TS SUITE 300 Ref PO# 20-NL818-S </text:p>
            <text:p><text:s/>14500 FAA BLVD </text:p>
            <text:p><text:s/>FORT WORTH, TX 76155</text:p>
          </table:table-cell>
          <table:table-cell office:value-type="string">
            <text:p>8/5/2021</text:p>
          </table:table-cell>
          <table:table-cell table:number-columns-repeated="996"/>
        </table:table-row>
        <table:table-row table:style-name="ro2">
          <table:table-cell office:value-type="string">
            <text:p>IM-000000011387388-AP.pdf.txt.json</text:p>
          </table:table-cell>
          <table:table-cell office:value-type="string">
            <text:p>Ingram Micro, Inc. </text:p>
            <text:p><text:s/>1600 E.St Andrew Place </text:p>
            <text:p><text:s/>SANTA ANA, 92705 </text:p>
            <text:p><text:s/>USA</text:p>
          </table:table-cell>
          <table:table-cell/>
          <table:table-cell office:value-type="string">
            <text:p>Acct#31159196</text:p>
          </table:table-cell>
          <table:table-cell table:number-columns-repeated="6"/>
          <table:table-cell office:value-type="string">
            <text:p>PO-014067</text:p>
          </table:table-cell>
          <table:table-cell office:value-type="string">
            <text:p>191538554</text:p>
          </table:table-cell>
          <table:table-cell table:number-columns-repeated="3"/>
          <table:table-cell office:value-type="string">
            <text:p>CITIUS33</text:p>
          </table:table-cell>
          <table:table-cell office:value-type="string">
            <text:p>Sep 18, 2021</text:p>
          </table:table-cell>
          <table:table-cell/>
          <table:table-cell office:value-type="string">
            <text:p>5 Shlomo Kaplan St. | Tel Aviv , Israel , 6789159 | Phone: 972 3 753 4555 | Fax: 972 3 575 9256 </text:p>
            <text:p><text:s/>[Confidential] ONLY for designated groups and individuals</text:p>
          </table:table-cell>
          <table:table-cell office:value-type="string">
            <text:p>15,273.36</text:p>
          </table:table-cell>
          <table:table-cell/>
          <table:table-cell office:value-type="string">
            <text:p>P. 1 of 2</text:p>
          </table:table-cell>
          <table:table-cell office:value-type="string">
            <text:p>16468798</text:p>
          </table:table-cell>
          <table:table-cell table:number-columns-repeated="3"/>
          <table:table-cell office:value-type="string">
            <text:p>S.P. RICHARDS COMPANY </text:p>
            <text:p><text:s/>CRAIG MILLER/PO#PO-014067 </text:p>
            <text:p><text:s/>6300 HIGHLANDS PKWY SE </text:p>
            <text:p><text:s/>SMYRNA, GA, 30082 </text:p>
            <text:p><text:s/>USA</text:p>
          </table:table-cell>
          <table:table-cell table:number-columns-repeated="997"/>
        </table:table-row>
        <table:table-row table:style-name="ro7">
          <table:table-cell office:value-type="string">
            <text:p>IM-000000011387483-AP.pdf.txt.json</text:p>
          </table:table-cell>
          <table:table-cell office:value-type="string">
            <text:p>INGRAM MICRO INC </text:p>
            <text:p><text:s/>ACCOUNTS PAYABLE </text:p>
            <text:p><text:s/>INGRAM MICRO INC </text:p>
            <text:p><text:s/>3351 MICHELSON DR STE 100 </text:p>
            <text:p><text:s/>IRVINE CA 92612-0697 </text:p>
            <text:p><text:s/>USA</text:p>
          </table:table-cell>
          <table:table-cell table:number-columns-repeated="5"/>
          <table:table-cell office:value-type="string">
            <text:p>08/19/2021</text:p>
          </table:table-cell>
          <table:table-cell table:number-columns-repeated="2"/>
          <table:table-cell office:value-type="string">
            <text:p>17KV230S</text:p>
          </table:table-cell>
          <table:table-cell office:value-type="string">
            <text:p>AF32376190</text:p>
          </table:table-cell>
          <table:table-cell table:number-columns-repeated="2"/>
          <table:table-cell office:value-type="string">
            <text:p>733520</text:p>
          </table:table-cell>
          <table:table-cell/>
          <table:table-cell office:value-type="string">
            <text:p>10/03/2021</text:p>
          </table:table-cell>
          <table:table-cell table:number-columns-repeated="2"/>
          <table:table-cell office:value-type="string">
            <text:p>1,766.00</text:p>
          </table:table-cell>
          <table:table-cell/>
          <table:table-cell office:value-type="string">
            <text:p>1 of</text:p>
          </table:table-cell>
          <table:table-cell office:value-type="string">
            <text:p>1014955258</text:p>
          </table:table-cell>
          <table:table-cell table:number-columns-repeated="2"/>
          <table:table-cell office:value-type="string">
            <text:p>USD$</text:p>
          </table:table-cell>
          <table:table-cell office:value-type="string">
            <text:p>INGRAM MICRO INC LATAM EXPORT DIVI </text:p>
            <text:p><text:s/>2000 NW 84TH AVENUE </text:p>
            <text:p><text:s/>MIAMI FL 33122-1520 </text:p>
            <text:p><text:s/>USA</text:p>
          </table:table-cell>
          <table:table-cell table:number-columns-repeated="997"/>
        </table:table-row>
        <table:table-row table:style-name="ro3">
          <table:table-cell office:value-type="string">
            <text:p>IM-000000011378815-AP.pdf.txt.json</text:p>
          </table:table-cell>
          <table:table-cell office:value-type="string">
            <text:p>INGRAM MICRO INC. </text:p>
            <text:p><text:s/>3351 MICHELSON DR STE 100 </text:p>
            <text:p><text:s/>IRVINE CA 92612 United States</text:p>
          </table:table-cell>
          <table:table-cell table:number-columns-repeated="3"/>
          <table:table-cell office:value-type="string">
            <text:p>212105387</text:p>
          </table:table-cell>
          <table:table-cell/>
          <table:table-cell office:value-type="string">
            <text:p>2021/08/11</text:p>
          </table:table-cell>
          <table:table-cell table:number-columns-repeated="2"/>
          <table:table-cell office:value-type="string">
            <text:p>80-ZUY21-S</text:p>
          </table:table-cell>
          <table:table-cell office:value-type="string">
            <text:p>557390</text:p>
          </table:table-cell>
          <table:table-cell table:number-columns-repeated="6"/>
          <table:table-cell office:value-type="string">
            <text:p>This invoice is payable only to: EnGenius Technologies Inc. 1580 Scenic Avenue Costa Mesa, CA 92626 To whom notice must be given of any merchandise Return or claims. Payment made to any other party does not constitute valid payment of this invoice.</text:p>
          </table:table-cell>
          <table:table-cell office:value-type="string">
            <text:p>$14,770.00</text:p>
          </table:table-cell>
          <table:table-cell office:value-type="string">
            <text:p>2021/08/12</text:p>
          </table:table-cell>
          <table:table-cell office:value-type="string">
            <text:p>2121263D</text:p>
          </table:table-cell>
          <table:table-cell table:number-columns-repeated="4"/>
          <table:table-cell office:value-type="string">
            <text:p>INGRAM MICRO INC. (Jonestown) 80 Micro Drive </text:p>
            <text:p><text:s/>Jonestown PA 17038 United States </text:p>
            <text:p><text:s/>(717) 865-0800</text:p>
          </table:table-cell>
          <table:table-cell table:number-columns-repeated="997"/>
        </table:table-row>
        <table:table-row table:style-name="ro1">
          <table:table-cell office:value-type="string">
            <text:p>IM-000000011378572-AP.pdf.txt.json</text:p>
          </table:table-cell>
          <table:table-cell office:value-type="string">
            <text:p>INGRAM MICRO</text:p>
          </table:table-cell>
          <table:table-cell/>
          <table:table-cell office:value-type="string">
            <text:p>N.A 12338-57430</text:p>
          </table:table-cell>
          <table:table-cell table:number-columns-repeated="6"/>
          <table:table-cell office:value-type="string">
            <text:p>2140439D</text:p>
          </table:table-cell>
          <table:table-cell office:value-type="string">
            <text:p>6100963950</text:p>
          </table:table-cell>
          <table:table-cell table:number-columns-repeated="2"/>
          <table:table-cell office:value-type="string">
            <text:p>401747810</text:p>
          </table:table-cell>
          <table:table-cell office:value-type="string">
            <text:p>BOFAUS3N</text:p>
          </table:table-cell>
          <table:table-cell office:value-type="string">
            <text:p>17-SEP-2021</text:p>
          </table:table-cell>
          <table:table-cell/>
          <table:table-cell office:value-type="string">
            <text:p>70-65322-D</text:p>
          </table:table-cell>
          <table:table-cell office:value-type="string">
            <text:p>4,874.57</text:p>
          </table:table-cell>
          <table:table-cell/>
          <table:table-cell office:value-type="string">
            <text:p>35414</text:p>
          </table:table-cell>
          <table:table-cell table:number-columns-repeated="3"/>
          <table:table-cell office:value-type="string">
            <text:p>USD</text:p>
          </table:table-cell>
          <table:table-cell office:value-type="string">
            <text:p>C G B ENTERPRISES INC 1001 RONALD REAGAN HWY STE 200 COVINGTON LA 70433 0950 UNITED STATES</text:p>
          </table:table-cell>
          <table:table-cell table:number-columns-repeated="997"/>
        </table:table-row>
        <table:table-row table:style-name="ro1">
          <table:table-cell office:value-type="string">
            <text:p>IM-000000011379095-AP.pdf.txt.json</text:p>
          </table:table-cell>
          <table:table-cell office:value-type="string">
            <text:p>INGRAM MICRO LP 1-55 STANDISH CRT MISSISSAUGA ON L5R 4A1 CANADA</text:p>
          </table:table-cell>
          <table:table-cell table:number-columns-repeated="5"/>
          <table:table-cell office:value-type="string">
            <text:p>18 Aug 2021</text:p>
          </table:table-cell>
          <table:table-cell table:number-columns-repeated="3"/>
          <table:table-cell office:value-type="string">
            <text:p>2830001784</text:p>
          </table:table-cell>
          <table:table-cell table:number-columns-repeated="4"/>
          <table:table-cell office:value-type="string">
            <text:p>17 Sep 2021</text:p>
          </table:table-cell>
          <table:table-cell/>
          <table:table-cell office:value-type="string">
            <text:p>RSA Security Canada ULC c/o T42924 P.O. Box 4286, Postal STN A Toronto, ON M5W 5W9</text:p>
          </table:table-cell>
          <table:table-cell office:value-type="string">
            <text:p>1,246.56</text:p>
          </table:table-cell>
          <table:table-cell/>
          <table:table-cell office:value-type="string">
            <text:p>1 of 1</text:p>
          </table:table-cell>
          <table:table-cell office:value-type="string">
            <text:p>311064396</text:p>
          </table:table-cell>
          <table:table-cell table:number-columns-repeated="2"/>
          <table:table-cell office:value-type="string">
            <text:p>USD</text:p>
          </table:table-cell>
          <table:table-cell office:value-type="string">
            <text:p>Company PSP INVESTMENTS Salman Najafi Salman Najafi 1080 RUE STANLEY MONTREAL QC H3B 4K4 CANADA</text:p>
          </table:table-cell>
          <table:table-cell office:value-type="string">
            <text:p>18 Aug 2021</text:p>
          </table:table-cell>
          <table:table-cell table:number-columns-repeated="996"/>
        </table:table-row>
        <table:table-row table:style-name="ro4">
          <table:table-cell office:value-type="string">
            <text:p>IM-000000011378836-AP.pdf.txt.json</text:p>
          </table:table-cell>
          <table:table-cell office:value-type="string">
            <text:p>BILL TO : 412164 INGRAM MICRO INC 3351 MICHELSON DR STE 100 IRVINE CA 92612-0697 USA</text:p>
          </table:table-cell>
          <table:table-cell/>
          <table:table-cell office:value-type="string">
            <text:p>8188803550</text:p>
          </table:table-cell>
          <table:table-cell table:number-columns-repeated="3"/>
          <table:table-cell office:value-type="string">
            <text:p>08/18/2021</text:p>
          </table:table-cell>
          <table:table-cell table:number-columns-repeated="2"/>
          <table:table-cell office:value-type="string">
            <text:p>10-YXE24-S 108984114</text:p>
          </table:table-cell>
          <table:table-cell office:value-type="string">
            <text:p>9469819921</text:p>
          </table:table-cell>
          <table:table-cell table:number-columns-repeated="3"/>
          <table:table-cell office:value-type="string">
            <text:p>BOFAUS3N</text:p>
          </table:table-cell>
          <table:table-cell office:value-type="string">
            <text:p>09/02/2021 09/17/2021</text:p>
          </table:table-cell>
          <table:table-cell/>
          <table:table-cell office:value-type="string">
            <text:p>Lexmark International Inc. </text:p>
            <text:p><text:s/>PO Box 96612 </text:p>
            <text:p><text:s/>Chicago IL 60693 </text:p>
            <text:p><text:s/>USA</text:p>
          </table:table-cell>
          <table:table-cell office:value-type="string">
            <text:p>2,126.20</text:p>
          </table:table-cell>
          <table:table-cell/>
          <table:table-cell office:value-type="string">
            <text:p>1 of</text:p>
          </table:table-cell>
          <table:table-cell table:number-columns-repeated="3"/>
          <table:table-cell office:value-type="string">
            <text:p>USD</text:p>
          </table:table-cell>
          <table:table-cell table:number-columns-repeated="998"/>
        </table:table-row>
        <table:table-row table:style-name="ro2">
          <table:table-cell office:value-type="string">
            <text:p>IM-000000011378884-AP.pdf.txt.json</text:p>
          </table:table-cell>
          <table:table-cell office:value-type="string">
            <text:p>Ingram Micro, Inc. - US </text:p>
            <text:p><text:s/>P.O. Box 1900 Station B </text:p>
            <text:p><text:s/>Mississauga ON L4Y 3W6 </text:p>
            <text:p><text:s/>Canada</text:p>
          </table:table-cell>
          <table:table-cell/>
          <table:table-cell office:value-type="string">
            <text:p>0376362273</text:p>
          </table:table-cell>
          <table:table-cell table:number-columns-repeated="3"/>
          <table:table-cell office:value-type="string">
            <text:p>08/18/2021</text:p>
          </table:table-cell>
          <table:table-cell table:number-columns-repeated="2"/>
          <table:table-cell office:value-type="string">
            <text:p>8076173D</text:p>
          </table:table-cell>
          <table:table-cell office:value-type="string">
            <text:p>INV02148945</text:p>
          </table:table-cell>
          <table:table-cell table:number-columns-repeated="3"/>
          <table:table-cell office:value-type="string">
            <text:p>WFBIUS6S</text:p>
          </table:table-cell>
          <table:table-cell table:number-columns-repeated="2"/>
          <table:table-cell office:value-type="string">
            <text:p>ESET North America </text:p>
            <text:p><text:s/>ESET LLC </text:p>
            <text:p><text:s/>610 W. Ash St #1700 </text:p>
            <text:p><text:s/>San Diego CA 92101 </text:p>
            <text:p><text:s/>United States</text:p>
          </table:table-cell>
          <table:table-cell office:value-type="string">
            <text:p>$316.13</text:p>
          </table:table-cell>
          <table:table-cell/>
          <table:table-cell office:value-type="string">
            <text:p>1 /</text:p>
          </table:table-cell>
          <table:table-cell office:value-type="string">
            <text:p>01886221</text:p>
          </table:table-cell>
          <table:table-cell table:number-columns-repeated="1001"/>
        </table:table-row>
        <table:table-row table:style-name="ro1">
          <table:table-cell office:value-type="string">
            <text:p>IM-000000011379053-AP.pdf.txt.json</text:p>
          </table:table-cell>
          <table:table-cell office:value-type="string">
            <text:p>SOLD TO Ingram Micro ATTN: Andrea Coello Customer No: 0005698544 Contact: Coello 1600 EAST ST ANDREWS PLACE SANTA ANA CA 92705 United States Customer VAT#: Phone: 714-557-3382 Fax: 714-566-7920</text:p>
          </table:table-cell>
          <table:table-cell table:number-columns-repeated="9"/>
          <table:table-cell office:value-type="string">
            <text:p>9031772826</text:p>
          </table:table-cell>
          <table:table-cell table:number-columns-repeated="6"/>
          <table:table-cell office:value-type="string">
            <text:p>Microsoft Corporation, ABA #111000012, Dallas, 75284-4505, United States</text:p>
          </table:table-cell>
          <table:table-cell office:value-type="string">
            <text:p>263.00</text:p>
          </table:table-cell>
          <table:table-cell/>
          <table:table-cell office:value-type="string">
            <text:p>1</text:p>
          </table:table-cell>
          <table:table-cell table:number-columns-repeated="3"/>
          <table:table-cell office:value-type="string">
            <text:p>USD</text:p>
          </table:table-cell>
          <table:table-cell office:value-type="string">
            <text:p>SHIP TO Ingram Micro ATTN: Andrea Coello Customer No: 0005698544 Contact: Coello 1600 EAST ST ANDREWS PLACE SANTA ANA CA 92705 United States Customer VAT#: Phone: 714-557-3382 Fax: 714-566-7920</text:p>
          </table:table-cell>
          <table:table-cell table:number-columns-repeated="997"/>
        </table:table-row>
        <table:table-row table:style-name="ro1">
          <table:table-cell office:value-type="string">
            <text:p>IM-000000011378780-AP.pdf.txt.json</text:p>
          </table:table-cell>
          <table:table-cell office:value-type="string">
            <text:p>Ingram Micro U.S. E8190 AP Trade 3351 Michelson Drive Suite 100 Irvine, CA 92612</text:p>
          </table:table-cell>
          <table:table-cell table:number-columns-repeated="5"/>
          <table:table-cell office:value-type="string">
            <text:p>08/18/21</text:p>
          </table:table-cell>
          <table:table-cell table:number-columns-repeated="3"/>
          <table:table-cell office:value-type="string">
            <text:p>7101100077683</text:p>
          </table:table-cell>
          <table:table-cell table:number-columns-repeated="6"/>
          <table:table-cell office:value-type="string">
            <text:p>Lockbox Ingram Micro Services LLC PO Box 775855 Chicago, IL 60677-5855</text:p>
          </table:table-cell>
          <table:table-cell office:value-type="string">
            <text:p>$5,350.89</text:p>
          </table:table-cell>
          <table:table-cell/>
          <table:table-cell office:value-type="string">
            <text:p>1 of 1</text:p>
          </table:table-cell>
          <table:table-cell table:number-columns-repeated="3"/>
          <table:table-cell office:value-type="string">
            <text:p>$5,350.89</text:p>
          </table:table-cell>
          <table:table-cell office:value-type="string">
            <text:p>Ingram Micro TS US - Capgemini (LOreal) 3820 Micro Dr Building One Config Millington, TN 38053</text:p>
          </table:table-cell>
          <table:table-cell table:number-columns-repeated="997"/>
        </table:table-row>
        <table:table-row table:style-name="ro1">
          <table:table-cell office:value-type="string">
            <text:p>IM-000000011379056-AP.pdf.txt.json</text:p>
          </table:table-cell>
          <table:table-cell office:value-type="string">
            <text:p>BILL-TO: INGRAM MICRO US 3351 Michelson Drive, Suite 100 CA Irvine US 92612</text:p>
          </table:table-cell>
          <table:table-cell/>
          <table:table-cell office:value-type="string">
            <text:p>4040006199</text:p>
          </table:table-cell>
          <table:table-cell table:number-columns-repeated="6"/>
          <table:table-cell office:value-type="string">
            <text:p>70-YZL06-D</text:p>
          </table:table-cell>
          <table:table-cell office:value-type="string">
            <text:p>1611426950</text:p>
          </table:table-cell>
          <table:table-cell table:number-columns-repeated="3"/>
          <table:table-cell office:value-type="string">
            <text:p>121000248 WFBIUS6S</text:p>
          </table:table-cell>
          <table:table-cell office:value-type="string">
            <text:p>17-SEP-21</text:p>
          </table:table-cell>
          <table:table-cell/>
          <table:table-cell office:value-type="string">
            <text:p>REMIT TO INFORMATION: BENEFICIARY: Fortinet Inc., 899 Kifer Road ADDRESS: Sunnyvale, CA 94086 United States</text:p>
          </table:table-cell>
          <table:table-cell office:value-type="string">
            <text:p>3,555.34</text:p>
          </table:table-cell>
          <table:table-cell office:value-type="string">
            <text:p>17-AUG-21</text:p>
          </table:table-cell>
          <table:table-cell/>
          <table:table-cell office:value-type="string">
            <text:p>1010747720</text:p>
          </table:table-cell>
          <table:table-cell table:number-columns-repeated="2"/>
          <table:table-cell office:value-type="string">
            <text:p>(USD)</text:p>
          </table:table-cell>
          <table:table-cell office:value-type="string">
            <text:p>SHIP-TO: VIKING LUMBER REF# XGE1112 166 SEARSPORT AVE ROBERT WHITNEYME BELFAST US 049157109 Contact:</text:p>
          </table:table-cell>
          <table:table-cell table:number-columns-repeated="997"/>
        </table:table-row>
        <table:table-row table:style-name="ro1">
          <table:table-cell office:value-type="string">
            <text:p>IM-000000011378575-AP.pdf.txt.json</text:p>
          </table:table-cell>
          <table:table-cell office:value-type="string">
            <text:p>INGRAM MICRO INC PO BOX 1900 STN B MISSISSAUGA ON L4Y 3W6 CANADA</text:p>
          </table:table-cell>
          <table:table-cell/>
          <table:table-cell office:value-type="string">
            <text:p>N.A 12338-57430</text:p>
          </table:table-cell>
          <table:table-cell table:number-columns-repeated="6"/>
          <table:table-cell office:value-type="string">
            <text:p>1439171D</text:p>
          </table:table-cell>
          <table:table-cell office:value-type="string">
            <text:p>6100963956</text:p>
          </table:table-cell>
          <table:table-cell table:number-columns-repeated="2"/>
          <table:table-cell office:value-type="string">
            <text:p>401747810</text:p>
          </table:table-cell>
          <table:table-cell office:value-type="string">
            <text:p>BOFAUS3N</text:p>
          </table:table-cell>
          <table:table-cell office:value-type="string">
            <text:p>17-SEP-2021</text:p>
          </table:table-cell>
          <table:table-cell/>
          <table:table-cell office:value-type="string">
            <text:p>P.O. Box 743253 LOS ANGELES CA 90074-3253</text:p>
          </table:table-cell>
          <table:table-cell office:value-type="string">
            <text:p>541.93</text:p>
          </table:table-cell>
          <table:table-cell/>
          <table:table-cell office:value-type="string">
            <text:p>2121263D</text:p>
          </table:table-cell>
          <table:table-cell table:number-columns-repeated="3"/>
          <table:table-cell office:value-type="string">
            <text:p>USD</text:p>
          </table:table-cell>
          <table:table-cell office:value-type="string">
            <text:p>POOL &amp; ELECTRICAL PRODUCTS INC 1595 E 6TH ST STE 101 CORONA CA 92879 UNITED STATES</text:p>
          </table:table-cell>
          <table:table-cell table:number-columns-repeated="997"/>
        </table:table-row>
        <table:table-row table:style-name="ro3">
          <table:table-cell office:value-type="string">
            <text:p>IM-000000011379050-AP.pdf.txt.json</text:p>
          </table:table-cell>
          <table:table-cell office:value-type="string">
            <text:p>Ingram Micro P.O. Box 90343 </text:p>
            <text:p><text:s/>Chicago, IL 60696-0343</text:p>
          </table:table-cell>
          <table:table-cell table:number-columns-repeated="5"/>
          <table:table-cell office:value-type="string">
            <text:p>8/16/2021</text:p>
          </table:table-cell>
          <table:table-cell table:number-columns-repeated="2"/>
          <table:table-cell office:value-type="string">
            <text:p>80-ZTP69-S</text:p>
          </table:table-cell>
          <table:table-cell office:value-type="string">
            <text:p>IM-13925</text:p>
          </table:table-cell>
          <table:table-cell table:number-columns-repeated="5"/>
          <table:table-cell office:value-type="string">
            <text:p>ERGOGUYS</text:p>
          </table:table-cell>
          <table:table-cell office:value-type="string">
            <text:p>5622 W. Orchid Ln. </text:p>
            <text:p><text:s/>Chandler, AZ 85226-1214</text:p>
          </table:table-cell>
          <table:table-cell office:value-type="string">
            <text:p>255,456.50</text:p>
          </table:table-cell>
          <table:table-cell table:number-columns-repeated="5"/>
          <table:table-cell office:value-type="string">
            <text:p>USD</text:p>
          </table:table-cell>
          <table:table-cell office:value-type="string">
            <text:p>Ingram Micro Ref PO# 80-ZTP69-S </text:p>
            <text:p><text:s/>80 Micro Drive </text:p>
            <text:p><text:s/>Jonestown, PA 17038</text:p>
          </table:table-cell>
          <table:table-cell office:value-type="string">
            <text:p>8/16/2021</text:p>
          </table:table-cell>
          <table:table-cell table:number-columns-repeated="996"/>
        </table:table-row>
        <table:table-row table:style-name="ro3">
          <table:table-cell office:value-type="string">
            <text:p>IM-000000011378866-AP.pdf.txt.json</text:p>
          </table:table-cell>
          <table:table-cell office:value-type="string">
            <text:p>INGRAM MICRO 3351 MICHELSON DR STE 100 IRVINE California 92612 US</text:p>
          </table:table-cell>
          <table:table-cell table:number-columns-repeated="3"/>
          <table:table-cell office:value-type="string">
            <text:p>SO00216890</text:p>
          </table:table-cell>
          <table:table-cell/>
          <table:table-cell office:value-type="string">
            <text:p>8/18/2021</text:p>
          </table:table-cell>
          <table:table-cell table:number-columns-repeated="2"/>
          <table:table-cell office:value-type="string">
            <text:p>70YZQ54D -513382</text:p>
          </table:table-cell>
          <table:table-cell office:value-type="string">
            <text:p>Invoice INV00130685</text:p>
          </table:table-cell>
          <table:table-cell table:number-columns-repeated="2"/>
          <table:table-cell office:value-type="string">
            <text:p>A2153228</text:p>
          </table:table-cell>
          <table:table-cell/>
          <table:table-cell office:value-type="string">
            <text:p>10/17/2021</text:p>
          </table:table-cell>
          <table:table-cell/>
          <table:table-cell office:value-type="string">
            <text:p>Kofax, Inc. P.O. Box 748127 </text:p>
            <text:p><text:s/>Los Angeles, CA 90074-8127 </text:p>
            <text:p><text:s/>United</text:p>
          </table:table-cell>
          <table:table-cell office:value-type="string">
            <text:p>899.94</text:p>
          </table:table-cell>
          <table:table-cell/>
          <table:table-cell office:value-type="string">
            <text:p>1 of 1</text:p>
          </table:table-cell>
          <table:table-cell table:number-columns-repeated="3"/>
          <table:table-cell office:value-type="string">
            <text:p>USD</text:p>
          </table:table-cell>
          <table:table-cell office:value-type="string">
            <text:p>LOGAN ALUMINUM 6920 LEWISBURG RD RUSSELLVILLE KY 42276 US</text:p>
          </table:table-cell>
          <table:table-cell table:number-columns-repeated="997"/>
        </table:table-row>
        <table:table-row table:style-name="ro2">
          <table:table-cell office:value-type="string">
            <text:p>IM-000000011387385-AP.pdf.txt.json</text:p>
          </table:table-cell>
          <table:table-cell office:value-type="string">
            <text:p>Ingram Micro, Inc. </text:p>
            <text:p><text:s/>1600 E.St Andrew Place </text:p>
            <text:p><text:s/>SANTA ANA, 92705 </text:p>
            <text:p><text:s/>USA</text:p>
          </table:table-cell>
          <table:table-cell/>
          <table:table-cell office:value-type="string">
            <text:p>Acct#31159196</text:p>
          </table:table-cell>
          <table:table-cell table:number-columns-repeated="6"/>
          <table:table-cell office:value-type="string">
            <text:p>30-UTU40-D</text:p>
          </table:table-cell>
          <table:table-cell office:value-type="string">
            <text:p>191538553</text:p>
          </table:table-cell>
          <table:table-cell table:number-columns-repeated="3"/>
          <table:table-cell office:value-type="string">
            <text:p>CITIUS33</text:p>
          </table:table-cell>
          <table:table-cell table:number-columns-repeated="5"/>
          <table:table-cell office:value-type="string">
            <text:p>P. 1 of 1</text:p>
          </table:table-cell>
          <table:table-cell table:number-columns-repeated="3"/>
          <table:table-cell office:value-type="string">
            <text:p>USD</text:p>
          </table:table-cell>
          <table:table-cell office:value-type="string">
            <text:p>EDISON ELECTRIC INSTITUTE </text:p>
            <text:p><text:s/>KIM TRAN/PO#3143 </text:p>
            <text:p><text:s/>701 PENNSYLVANIA AVE NW FL 3 </text:p>
            <text:p><text:s/>WASHINGTON, DC, 20004 </text:p>
            <text:p><text:s/>USA</text:p>
          </table:table-cell>
          <table:table-cell table:number-columns-repeated="997"/>
        </table:table-row>
        <table:table-row table:style-name="ro1">
          <table:table-cell office:value-type="string">
            <text:p>IM-000000011378857-AP.pdf.txt.json</text:p>
          </table:table-cell>
          <table:table-cell office:value-type="string">
            <text:p>INGRAM MICRO 3351 MICHELSON DR STE 100 IRVINE California 92612 US</text:p>
          </table:table-cell>
          <table:table-cell table:number-columns-repeated="3"/>
          <table:table-cell office:value-type="string">
            <text:p>SO00216885</text:p>
          </table:table-cell>
          <table:table-cell/>
          <table:table-cell office:value-type="string">
            <text:p>8/18/2021</text:p>
          </table:table-cell>
          <table:table-cell table:number-columns-repeated="2"/>
          <table:table-cell office:value-type="string">
            <text:p>70YZQ92D -PO146836</text:p>
          </table:table-cell>
          <table:table-cell table:number-columns-repeated="3"/>
          <table:table-cell office:value-type="string">
            <text:p>A2153228</text:p>
          </table:table-cell>
          <table:table-cell/>
          <table:table-cell office:value-type="string">
            <text:p>10/17/2021</text:p>
          </table:table-cell>
          <table:table-cell table:number-columns-repeated="2"/>
          <table:table-cell office:value-type="string">
            <text:p>30.32</text:p>
          </table:table-cell>
          <table:table-cell/>
          <table:table-cell office:value-type="string">
            <text:p>1 of 1</text:p>
          </table:table-cell>
          <table:table-cell table:number-columns-repeated="3"/>
          <table:table-cell office:value-type="string">
            <text:p>USD</text:p>
          </table:table-cell>
          <table:table-cell office:value-type="string">
            <text:p>BLVD FL 33418</text:p>
          </table:table-cell>
          <table:table-cell table:number-columns-repeated="997"/>
        </table:table-row>
        <table:table-row table:style-name="ro1">
          <table:table-cell office:value-type="string">
            <text:p>IM-000000011378691-AP.pdf.txt.json</text:p>
          </table:table-cell>
          <table:table-cell table:number-columns-repeated="6"/>
          <table:table-cell office:value-type="string">
            <text:p>18/8/2021</text:p>
          </table:table-cell>
          <table:table-cell table:number-columns-repeated="10"/>
          <table:table-cell office:value-type="string">
            <text:p>Mimecast North America, Inc. 191 Spring Street Lexington MA 02421 United States Tax ID # 26-0851633</text:p>
          </table:table-cell>
          <table:table-cell table:number-columns-repeated="2"/>
          <table:table-cell office:value-type="string">
            <text:p>2 of 4</text:p>
          </table:table-cell>
          <table:table-cell table:number-columns-repeated="1002"/>
        </table:table-row>
        <table:table-row table:style-name="ro1">
          <table:table-cell office:value-type="string">
            <text:p>IM-000000011378771-AP.pdf.txt.json</text:p>
          </table:table-cell>
          <table:table-cell office:value-type="string">
            <text:p>INGRAM MICRO INC Accounts Payable 3351 Michelson Dr Ste 100 Ste 100 IRVINE, CA 92612 United States</text:p>
          </table:table-cell>
          <table:table-cell/>
          <table:table-cell office:value-type="string">
            <text:p>Quest 939329637</text:p>
          </table:table-cell>
          <table:table-cell table:number-columns-repeated="3"/>
          <table:table-cell office:value-type="string">
            <text:p>17-AUG-2021</text:p>
          </table:table-cell>
          <table:table-cell table:number-columns-repeated="2"/>
          <table:table-cell office:value-type="string">
            <text:p>30-UTU78-D/ P21342640/ 11550 End User</text:p>
          </table:table-cell>
          <table:table-cell office:value-type="string">
            <text:p>1000972614</text:p>
          </table:table-cell>
          <table:table-cell table:number-columns-repeated="2"/>
          <table:table-cell office:value-type="string">
            <text:p>12583</text:p>
          </table:table-cell>
          <table:table-cell office:value-type="string">
            <text:p>Code:CHASUS33</text:p>
          </table:table-cell>
          <table:table-cell office:value-type="string">
            <text:p>Due 16-SEP-21</text:p>
          </table:table-cell>
          <table:table-cell/>
          <table:table-cell office:value-type="string">
            <text:p>Quest Software Inc. P.O. Box 731381 Dallas TX 75373-1381 United States</text:p>
          </table:table-cell>
          <table:table-cell office:value-type="string">
            <text:p>895.78</text:p>
          </table:table-cell>
          <table:table-cell office:value-type="string">
            <text:p>17-AUG-2021</text:p>
          </table:table-cell>
          <table:table-cell office:value-type="string">
            <text:p>1 / 1</text:p>
          </table:table-cell>
          <table:table-cell table:number-columns-repeated="3"/>
          <table:table-cell office:value-type="string">
            <text:p>USD</text:p>
          </table:table-cell>
          <table:table-cell office:value-type="string">
            <text:p>AUTOTRADER.COM / DEALERTRACK SOFTWARE COMPLIANCE Erwin Contact 3003 SUMMIT BLVD ATLANTA, GA 30319 United States</text:p>
          </table:table-cell>
          <table:table-cell office:value-type="string">
            <text:p>17-AUG-2021</text:p>
          </table:table-cell>
          <table:table-cell table:number-columns-repeated="996"/>
        </table:table-row>
        <table:table-row table:style-name="ro1">
          <table:table-cell office:value-type="string">
            <text:p>IM-000000011387607-AP.pdf.txt.json</text:p>
          </table:table-cell>
          <table:table-cell office:value-type="string">
            <text:p>INGRAM MICRO 3351 MICHELSON DR STE 100 IRVINE, CA 92612 US</text:p>
          </table:table-cell>
          <table:table-cell table:number-columns-repeated="5"/>
          <table:table-cell office:value-type="string">
            <text:p>DATE 18-AUG-21</text:p>
          </table:table-cell>
          <table:table-cell table:number-columns-repeated="2"/>
          <table:table-cell office:value-type="string">
            <text:p>30UTZ79D</text:p>
          </table:table-cell>
          <table:table-cell table:number-columns-repeated="3"/>
          <table:table-cell office:value-type="string">
            <text:p>4030</text:p>
          </table:table-cell>
          <table:table-cell/>
          <table:table-cell office:value-type="string">
            <text:p>17-OCT-21</text:p>
          </table:table-cell>
          <table:table-cell/>
          <table:table-cell office:value-type="string">
            <text:p>NUANCE COMMUNICATIONS, INC PO BOX 2561 CAROL STREAM, IL 60132-2561 US</text:p>
          </table:table-cell>
          <table:table-cell office:value-type="string">
            <text:p>425.00</text:p>
          </table:table-cell>
          <table:table-cell/>
          <table:table-cell office:value-type="string">
            <text:p>PAGE 1 of 1</text:p>
          </table:table-cell>
          <table:table-cell table:number-columns-repeated="4"/>
          <table:table-cell office:value-type="string">
            <text:p>SHIP TO: DEPT FOR CHILDREN AND FAMILIES MELISSA COLE/P21347392 500 SW VAN BUREN ST TOPEKA, KS 66603 US</text:p>
          </table:table-cell>
          <table:table-cell office:value-type="string">
            <text:p>18-AUG-21</text:p>
          </table:table-cell>
          <table:table-cell table:number-columns-repeated="996"/>
        </table:table-row>
        <table:table-row table:style-name="ro2">
          <table:table-cell office:value-type="string">
            <text:p>IM-000000011379020-AP.pdf.txt.json</text:p>
          </table:table-cell>
          <table:table-cell office:value-type="string">
            <text:p>INGRAM MICRO, INC </text:p>
            <text:p><text:s/>PO Box 25189 </text:p>
            <text:p><text:s/>Santa Ana CA 92799 </text:p>
            <text:p><text:s/>UNITED STATES</text:p>
          </table:table-cell>
          <table:table-cell table:number-columns-repeated="5"/>
          <table:table-cell office:value-type="string">
            <text:p>8/17/2021</text:p>
          </table:table-cell>
          <table:table-cell table:number-columns-repeated="2"/>
          <table:table-cell office:value-type="string">
            <text:p>10-56973</text:p>
          </table:table-cell>
          <table:table-cell office:value-type="string">
            <text:p>1093369</text:p>
          </table:table-cell>
          <table:table-cell table:number-columns-repeated="6"/>
          <table:table-cell office:value-type="string">
            <text:p>WatchGuard Technologies, Inc. </text:p>
            <text:p><text:s/>505 5th Ave. S. </text:p>
            <text:p><text:s/>Suite 500 </text:p>
            <text:p><text:s/>Seattle, WA 98104-3892 </text:p>
            <text:p><text:s/>Phone (206) 521-8340; Fax (206) 521-8342</text:p>
          </table:table-cell>
          <table:table-cell office:value-type="string">
            <text:p>$2,160.00</text:p>
          </table:table-cell>
          <table:table-cell/>
          <table:table-cell office:value-type="string">
            <text:p>1</text:p>
          </table:table-cell>
          <table:table-cell table:number-columns-repeated="3"/>
          <table:table-cell office:value-type="string">
            <text:p>$0.00</text:p>
          </table:table-cell>
          <table:table-cell/>
          <table:table-cell office:value-type="string">
            <text:p>8/17/2021</text:p>
          </table:table-cell>
          <table:table-cell table:number-columns-repeated="996"/>
        </table:table-row>
        <table:table-row table:style-name="ro1">
          <table:table-cell office:value-type="string">
            <text:p>IM-000000011378705-AP.pdf.txt.json</text:p>
          </table:table-cell>
          <table:table-cell office:value-type="string">
            <text:p>Ingram Micro 55 Standish Court Mississauga, Ontario, Canada L5R 4A1</text:p>
          </table:table-cell>
          <table:table-cell table:number-columns-repeated="5"/>
          <table:table-cell office:value-type="string">
            <text:p>7/31/2021</text:p>
          </table:table-cell>
          <table:table-cell table:number-columns-repeated="2"/>
          <table:table-cell office:value-type="string">
            <text:p>10-Z9114</text:p>
          </table:table-cell>
          <table:table-cell office:value-type="string">
            <text:p>INGCA21080033</text:p>
          </table:table-cell>
          <table:table-cell table:number-columns-repeated="6"/>
          <table:table-cell office:value-type="string">
            <text:p>Remit Intermedia.net, Inc. PO Box 398897 San Francisco, CA 94139-8897 GST/HST BN Number: 83019</text:p>
          </table:table-cell>
          <table:table-cell office:value-type="string">
            <text:p>$846.68</text:p>
          </table:table-cell>
          <table:table-cell table:number-columns-repeated="1004"/>
        </table:table-row>
        <table:table-row table:style-name="ro1">
          <table:table-cell office:value-type="string">
            <text:p>IM-000000011378702-AP.pdf.txt.json</text:p>
          </table:table-cell>
          <table:table-cell office:value-type="string">
            <text:p>Ingram Micro 55 Standish Court Mississauga, Ontario, Canada L5R 4A1</text:p>
          </table:table-cell>
          <table:table-cell table:number-columns-repeated="5"/>
          <table:table-cell office:value-type="string">
            <text:p>7/31/2021</text:p>
          </table:table-cell>
          <table:table-cell table:number-columns-repeated="2"/>
          <table:table-cell office:value-type="string">
            <text:p>40-30858</text:p>
          </table:table-cell>
          <table:table-cell office:value-type="string">
            <text:p>INGCA21080001</text:p>
          </table:table-cell>
          <table:table-cell table:number-columns-repeated="6"/>
          <table:table-cell office:value-type="string">
            <text:p>Remit To: Intermedia.net, Inc. PO Box 398897 San Francisco, CA 94139-8897 GST/HST BN Number: 83019</text:p>
          </table:table-cell>
          <table:table-cell office:value-type="string">
            <text:p>$55.00</text:p>
          </table:table-cell>
          <table:table-cell table:number-columns-repeated="1004"/>
        </table:table-row>
        <table:table-row table:style-name="ro5">
          <table:table-cell office:value-type="string">
            <text:p>IM-000000011378777-AP.pdf.txt.json</text:p>
          </table:table-cell>
          <table:table-cell office:value-type="string">
            <text:p>Ingram Micro 3351 Michelson Dr, Suite 100 Irvine CA 92612-0697 UNITED STATES</text:p>
          </table:table-cell>
          <table:table-cell/>
          <table:table-cell office:value-type="string">
            <text:p>#: 1191053337</text:p>
          </table:table-cell>
          <table:table-cell table:number-columns-repeated="3"/>
          <table:table-cell office:value-type="string">
            <text:p>Aug 18, 2021</text:p>
          </table:table-cell>
          <table:table-cell table:number-columns-repeated="2"/>
          <table:table-cell office:value-type="string">
            <text:p>21-75748-D</text:p>
          </table:table-cell>
          <table:table-cell office:value-type="string">
            <text:p>INVUS055144</text:p>
          </table:table-cell>
          <table:table-cell table:number-columns-repeated="2"/>
          <table:table-cell office:value-type="string">
            <text:p>02558414</text:p>
          </table:table-cell>
          <table:table-cell office:value-type="string">
            <text:p>#: BRKLUS3A</text:p>
          </table:table-cell>
          <table:table-cell table:number-columns-repeated="2"/>
          <table:table-cell office:value-type="string">
            <text:p>Acronis, Inc. </text:p>
            <text:p><text:s/>1 Van De Graaff Dr 3rd Floor Burlington, MA 01803 UNITED STATES</text:p>
          </table:table-cell>
          <table:table-cell office:value-type="string">
            <text:p>1,092.98</text:p>
          </table:table-cell>
          <table:table-cell office:value-type="string">
            <text:p>Aug 18, 2021</text:p>
          </table:table-cell>
          <table:table-cell/>
          <table:table-cell office:value-type="string">
            <text:p>SOUS056722</text:p>
          </table:table-cell>
          <table:table-cell table:number-columns-repeated="2"/>
          <table:table-cell office:value-type="string">
            <text:p>USD</text:p>
          </table:table-cell>
          <table:table-cell table:number-columns-repeated="998"/>
        </table:table-row>
        <table:table-row table:style-name="ro1">
          <table:table-cell office:value-type="string">
            <text:p>IM-000000011378714-AP.pdf.txt.json</text:p>
          </table:table-cell>
          <table:table-cell office:value-type="string">
            <text:p>Ingram Micro 55 Standish Court Mississauga, Ontario, Canada L5R 4A1</text:p>
          </table:table-cell>
          <table:table-cell table:number-columns-repeated="5"/>
          <table:table-cell office:value-type="string">
            <text:p>7/31/2021</text:p>
          </table:table-cell>
          <table:table-cell table:number-columns-repeated="2"/>
          <table:table-cell office:value-type="string">
            <text:p>40-W8521</text:p>
          </table:table-cell>
          <table:table-cell office:value-type="string">
            <text:p>INGCA21080067</text:p>
          </table:table-cell>
          <table:table-cell table:number-columns-repeated="7"/>
          <table:table-cell office:value-type="string">
            <text:p>$76.68</text:p>
          </table:table-cell>
          <table:table-cell table:number-columns-repeated="1004"/>
        </table:table-row>
        <table:table-row table:style-name="ro3">
          <table:table-cell office:value-type="string">
            <text:p>IM-000000011378765-AP.pdf.txt.json</text:p>
          </table:table-cell>
          <table:table-cell table:number-columns-repeated="6"/>
          <table:table-cell office:value-type="string">
            <text:p>8/9/2021</text:p>
          </table:table-cell>
          <table:table-cell table:number-columns-repeated="2"/>
          <table:table-cell office:value-type="string">
            <text:p>60-75680-D</text:p>
          </table:table-cell>
          <table:table-cell office:value-type="string">
            <text:p>INV02210691</text:p>
          </table:table-cell>
          <table:table-cell table:number-columns-repeated="7"/>
          <table:table-cell office:value-type="string">
            <text:p>$15.00</text:p>
          </table:table-cell>
          <table:table-cell/>
          <table:table-cell office:value-type="string">
            <text:p>1</text:p>
          </table:table-cell>
          <table:table-cell table:number-columns-repeated="4"/>
          <table:table-cell office:value-type="string">
            <text:p>Ship To: </text:p>
            <text:p><text:s/>281024131400 INGRAM MICRO 1505 Cleveland Drive </text:p>
            <text:p><text:s/>BUFFALO NY 14225</text:p>
          </table:table-cell>
          <table:table-cell office:value-type="string">
            <text:p>8/9/2021</text:p>
          </table:table-cell>
          <table:table-cell table:number-columns-repeated="996"/>
        </table:table-row>
        <table:table-row table:style-name="ro4">
          <table:table-cell office:value-type="string">
            <text:p>IM-000000011378670-AP.pdf.txt.json</text:p>
          </table:table-cell>
          <table:table-cell office:value-type="string">
            <text:p>Ingram Micro </text:p>
            <text:p><text:s/>3351 Michelson Drive, Suite 100 </text:p>
            <text:p><text:s/>Irvine, CA 92612-0697</text:p>
          </table:table-cell>
          <table:table-cell table:number-columns-repeated="5"/>
          <table:table-cell office:value-type="string">
            <text:p>8/17/2021</text:p>
          </table:table-cell>
          <table:table-cell table:number-columns-repeated="8"/>
          <table:table-cell office:value-type="string">
            <text:p>10/16/2021</text:p>
          </table:table-cell>
          <table:table-cell/>
          <table:table-cell office:value-type="string">
            <text:p>22572 Avenida Empresa </text:p>
            <text:p><text:s/>Rancho Santa Margarita, </text:p>
            <text:p><text:s/>CA, 92688</text:p>
          </table:table-cell>
          <table:table-cell office:value-type="string">
            <text:p>944.00</text:p>
          </table:table-cell>
          <table:table-cell table:number-columns-repeated="2"/>
          <table:table-cell office:value-type="string">
            <text:p>60-FYL87-D</text:p>
          </table:table-cell>
          <table:table-cell table:number-columns-repeated="2"/>
          <table:table-cell office:value-type="string">
            <text:p>USD</text:p>
          </table:table-cell>
          <table:table-cell office:value-type="string">
            <text:p>GOOD SAMARITAN MEDICAL CENTER </text:p>
            <text:p><text:s/>235 N PEARL ST </text:p>
            <text:p><text:s/>PO 418 / RICHARD DECHRISTOPHER </text:p>
            <text:p><text:s/>BROCKTON MA 023011794</text:p>
          </table:table-cell>
          <table:table-cell table:number-columns-repeated="997"/>
        </table:table-row>
        <table:table-row table:style-name="ro5">
          <table:table-cell office:value-type="string">
            <text:p>IM-000000011378729-AP.pdf.txt.json</text:p>
          </table:table-cell>
          <table:table-cell office:value-type="string">
            <text:p>Ingram Micro 3351 Michelson Dr, Suite 100 Irvine CA 92612-0697 UNITED STATES</text:p>
          </table:table-cell>
          <table:table-cell/>
          <table:table-cell office:value-type="string">
            <text:p>#: 1191053337</text:p>
          </table:table-cell>
          <table:table-cell table:number-columns-repeated="3"/>
          <table:table-cell office:value-type="string">
            <text:p>Aug 18, 2021</text:p>
          </table:table-cell>
          <table:table-cell table:number-columns-repeated="2"/>
          <table:table-cell office:value-type="string">
            <text:p>14-FYY25-D</text:p>
          </table:table-cell>
          <table:table-cell office:value-type="string">
            <text:p>INVUS055141</text:p>
          </table:table-cell>
          <table:table-cell table:number-columns-repeated="2"/>
          <table:table-cell office:value-type="string">
            <text:p>02558414</text:p>
          </table:table-cell>
          <table:table-cell office:value-type="string">
            <text:p>#: BRKLUS3A</text:p>
          </table:table-cell>
          <table:table-cell table:number-columns-repeated="2"/>
          <table:table-cell office:value-type="string">
            <text:p>Acronis, Inc. </text:p>
            <text:p><text:s/>1 Van De Graaff Dr 3rd Floor Burlington, MA 01803 UNITED STATES</text:p>
          </table:table-cell>
          <table:table-cell office:value-type="string">
            <text:p>187.50</text:p>
          </table:table-cell>
          <table:table-cell office:value-type="string">
            <text:p>Aug 18, 2021</text:p>
          </table:table-cell>
          <table:table-cell/>
          <table:table-cell office:value-type="string">
            <text:p>SOUS056719</text:p>
          </table:table-cell>
          <table:table-cell table:number-columns-repeated="2"/>
          <table:table-cell office:value-type="string">
            <text:p>USD</text:p>
          </table:table-cell>
          <table:table-cell table:number-columns-repeated="998"/>
        </table:table-row>
        <table:table-row table:style-name="ro2">
          <table:table-cell office:value-type="string">
            <text:p>IM-000000011387628-AP.pdf.txt.json</text:p>
          </table:table-cell>
          <table:table-cell office:value-type="string">
            <text:p>Ingram Micro Inc.-Canada </text:p>
            <text:p><text:s/>55 Standish Crt Suite 1 </text:p>
            <text:p><text:s/>Mississauga ON L5R </text:p>
            <text:p><text:s/>4A1Canada</text:p>
          </table:table-cell>
          <table:table-cell table:number-columns-repeated="5"/>
          <table:table-cell office:value-type="string">
            <text:p>05/22/2021</text:p>
          </table:table-cell>
          <table:table-cell table:number-columns-repeated="2"/>
          <table:table-cell office:value-type="string">
            <text:p>Z0749</text:p>
          </table:table-cell>
          <table:table-cell office:value-type="string">
            <text:p>24413</text:p>
          </table:table-cell>
          <table:table-cell table:number-columns-repeated="6"/>
          <table:table-cell office:value-type="string">
            <text:p>AKRacing America, Inc </text:p>
            <text:p><text:s/>5217 Verdugo Way Unit C </text:p>
            <text:p><text:s/>Camarillo, CA 93012 US </text:p>
            <text:p><text:s/>+1 8053837005 </text:p>
            <text:p><text:s/>www.akracing.com</text:p>
          </table:table-cell>
          <table:table-cell table:number-columns-repeated="7"/>
          <table:table-cell office:value-type="string">
            <text:p>Ingram Micro Inc.-Canada </text:p>
            <text:p><text:s/>55 Standish Crt Suite 1 </text:p>
            <text:p><text:s/>Mississauga ON L5R </text:p>
            <text:p><text:s/>4A1Canada</text:p>
          </table:table-cell>
          <table:table-cell table:number-columns-repeated="997"/>
        </table:table-row>
        <table:table-row table:style-name="ro2">
          <table:table-cell office:value-type="string">
            <text:p>IM-000000011387625-AP.pdf.txt.json</text:p>
          </table:table-cell>
          <table:table-cell office:value-type="string">
            <text:p>Ingram Micro Inc.-Canada </text:p>
            <text:p><text:s/>55 Standish Crt Suite 1 </text:p>
            <text:p><text:s/>Mississauga ON L5R </text:p>
            <text:p><text:s/>4A1Canada</text:p>
          </table:table-cell>
          <table:table-cell/>
          <table:table-cell office:value-type="string">
            <text:p>Number: 636193170</text:p>
          </table:table-cell>
          <table:table-cell table:number-columns-repeated="3"/>
          <table:table-cell office:value-type="string">
            <text:p>06/26/2021</text:p>
          </table:table-cell>
          <table:table-cell table:number-columns-repeated="2"/>
          <table:table-cell office:value-type="string">
            <text:p>40-V1287</text:p>
          </table:table-cell>
          <table:table-cell office:value-type="string">
            <text:p>25223</text:p>
          </table:table-cell>
          <table:table-cell table:number-columns-repeated="3"/>
          <table:table-cell office:value-type="string">
            <text:p>MEBKUS66</text:p>
          </table:table-cell>
          <table:table-cell office:value-type="string">
            <text:p>08/10/2021</text:p>
          </table:table-cell>
          <table:table-cell/>
          <table:table-cell office:value-type="string">
            <text:p>AKRacing America, Inc </text:p>
            <text:p><text:s/>5217 Verdugo Way Unit C </text:p>
            <text:p><text:s/>Camarillo, CA 93012 US </text:p>
            <text:p><text:s/>+1 8053837005 </text:p>
            <text:p><text:s/>www.akracing.com</text:p>
          </table:table-cell>
          <table:table-cell office:value-type="string">
            <text:p>527.31</text:p>
          </table:table-cell>
          <table:table-cell table:number-columns-repeated="5"/>
          <table:table-cell office:value-type="string">
            <text:p>USD</text:p>
          </table:table-cell>
          <table:table-cell office:value-type="string">
            <text:p>Ingram Micro Inc.-Canada </text:p>
            <text:p><text:s/>55 Standish Crt Suite 1 </text:p>
            <text:p><text:s/>Mississauga ON L5R </text:p>
            <text:p><text:s/>4A1Canada</text:p>
          </table:table-cell>
          <table:table-cell table:number-columns-repeated="997"/>
        </table:table-row>
        <table:table-row table:style-name="ro1">
          <table:table-cell office:value-type="string">
            <text:p>IM-000000011378756-AP.pdf.txt.json</text:p>
          </table:table-cell>
          <table:table-cell table:number-columns-repeated="2"/>
          <table:table-cell office:value-type="string">
            <text:p>Quest 939329637</text:p>
          </table:table-cell>
          <table:table-cell table:number-columns-repeated="3"/>
          <table:table-cell office:value-type="string">
            <text:p>17-AUG-2021</text:p>
          </table:table-cell>
          <table:table-cell table:number-columns-repeated="2"/>
          <table:table-cell office:value-type="string">
            <text:p>30-UTU78-D/ P21342640/ 11550 End User</text:p>
          </table:table-cell>
          <table:table-cell office:value-type="string">
            <text:p>1000972614</text:p>
          </table:table-cell>
          <table:table-cell table:number-columns-repeated="2"/>
          <table:table-cell office:value-type="string">
            <text:p>12583</text:p>
          </table:table-cell>
          <table:table-cell office:value-type="string">
            <text:p>Code:CHASUS33</text:p>
          </table:table-cell>
          <table:table-cell office:value-type="string">
            <text:p>Due 16-SEP-21</text:p>
          </table:table-cell>
          <table:table-cell/>
          <table:table-cell office:value-type="string">
            <text:p>Quest Software Inc. P.O. Box 731381 Dallas TX 75373-1381 United States</text:p>
          </table:table-cell>
          <table:table-cell office:value-type="string">
            <text:p>895.78</text:p>
          </table:table-cell>
          <table:table-cell office:value-type="string">
            <text:p>17-AUG-2021</text:p>
          </table:table-cell>
          <table:table-cell office:value-type="string">
            <text:p>1 / 1</text:p>
          </table:table-cell>
          <table:table-cell table:number-columns-repeated="3"/>
          <table:table-cell office:value-type="string">
            <text:p>USD</text:p>
          </table:table-cell>
          <table:table-cell office:value-type="string">
            <text:p>AUTOTRADER.COM / DEALERTRACK SOFTWARE COMPLIANCE Erwin Contact 3003 SUMMIT BLVD ATLANTA, GA 30319 United States</text:p>
          </table:table-cell>
          <table:table-cell office:value-type="string">
            <text:p>17-AUG-2021</text:p>
          </table:table-cell>
          <table:table-cell table:number-columns-repeated="996"/>
        </table:table-row>
        <table:table-row table:style-name="ro3">
          <table:table-cell office:value-type="string">
            <text:p>IM-000000011387575-AP.pdf.txt.json</text:p>
          </table:table-cell>
          <table:table-cell office:value-type="string">
            <text:p>INGRAM MICRO INC. 1600 E. ST. ANDREW PLACE SANTA ANA, CA 92705 US </text:p>
            <text:p><text:s/>Tel: 714-566-1000 </text:p>
            <text:p><text:s/>Fax: 714-566-7920</text:p>
          </table:table-cell>
          <table:table-cell table:number-columns-repeated="3"/>
          <table:table-cell office:value-type="string">
            <text:p>30121003064</text:p>
          </table:table-cell>
          <table:table-cell table:number-columns-repeated="4"/>
          <table:table-cell office:value-type="string">
            <text:p>40HK684S</text:p>
          </table:table-cell>
          <table:table-cell table:number-columns-repeated="6"/>
          <table:table-cell office:value-type="string">
            <text:p>Inc</text:p>
          </table:table-cell>
          <table:table-cell table:number-columns-repeated="3"/>
          <table:table-cell office:value-type="string">
            <text:p>1/1</text:p>
          </table:table-cell>
          <table:table-cell table:number-columns-repeated="4"/>
          <table:table-cell office:value-type="string">
            <text:p>INGRAM MICRO-CHICAGO 415 E. LIES INGRAM MICRO-CHICAGO CAROL STREAM, IL 60188 US</text:p>
          </table:table-cell>
          <table:table-cell office:value-type="string">
            <text:p>08/18/2021</text:p>
          </table:table-cell>
          <table:table-cell table:number-columns-repeated="996"/>
        </table:table-row>
        <table:table-row table:style-name="ro2">
          <table:table-cell office:value-type="string">
            <text:p>IM-000000011379023-AP.pdf.txt.json</text:p>
          </table:table-cell>
          <table:table-cell office:value-type="string">
            <text:p>INGRAM MICRO, INC </text:p>
            <text:p><text:s/>PO Box 25189 </text:p>
            <text:p><text:s/>Santa Ana CA 92799 </text:p>
            <text:p><text:s/>UNITED STATES</text:p>
          </table:table-cell>
          <table:table-cell table:number-columns-repeated="5"/>
          <table:table-cell office:value-type="string">
            <text:p>8/17/2021</text:p>
          </table:table-cell>
          <table:table-cell table:number-columns-repeated="2"/>
          <table:table-cell office:value-type="string">
            <text:p>70-YZD35</text:p>
          </table:table-cell>
          <table:table-cell office:value-type="string">
            <text:p>1093373</text:p>
          </table:table-cell>
          <table:table-cell table:number-columns-repeated="6"/>
          <table:table-cell office:value-type="string">
            <text:p>WatchGuard Technologies, Inc. </text:p>
            <text:p><text:s/>505 5th Ave. S. </text:p>
            <text:p><text:s/>Suite 500 </text:p>
            <text:p><text:s/>Seattle, WA 98104-3892 </text:p>
            <text:p><text:s/>Phone (206) 521-8340; Fax (206) 521-8342</text:p>
          </table:table-cell>
          <table:table-cell office:value-type="string">
            <text:p>$60.00</text:p>
          </table:table-cell>
          <table:table-cell/>
          <table:table-cell office:value-type="string">
            <text:p>1</text:p>
          </table:table-cell>
          <table:table-cell table:number-columns-repeated="3"/>
          <table:table-cell office:value-type="string">
            <text:p>$0.00</text:p>
          </table:table-cell>
          <table:table-cell office:value-type="string">
            <text:p>INGRAM MICRO, INC </text:p>
            <text:p><text:s/>PO Box 25189 </text:p>
            <text:p><text:s/>Santa Ana CA 92799 </text:p>
            <text:p><text:s/>UNITED STATES</text:p>
          </table:table-cell>
          <table:table-cell office:value-type="string">
            <text:p>8/17/2021</text:p>
          </table:table-cell>
          <table:table-cell table:number-columns-repeated="996"/>
        </table:table-row>
        <table:table-row table:style-name="ro1">
          <table:table-cell office:value-type="string">
            <text:p>IM-000000011387643-AP.pdf.txt.json</text:p>
          </table:table-cell>
          <table:table-cell office:value-type="string">
            <text:p>BILL TO ATTN: ACCOUNTS PAYABLE INGRAM MICRO U.S. TRADE PAYABLES 55 STANDISH COURT MISSISSAUGA, ONTARIO, L5R-4A1 Canada</text:p>
          </table:table-cell>
          <table:table-cell/>
          <table:table-cell office:value-type="string">
            <text:p>1499987346</text:p>
          </table:table-cell>
          <table:table-cell table:number-columns-repeated="6"/>
          <table:table-cell office:value-type="string">
            <text:p>30-UTX84-S</text:p>
          </table:table-cell>
          <table:table-cell table:number-columns-repeated="3"/>
          <table:table-cell office:value-type="string">
            <text:p>1271</text:p>
          </table:table-cell>
          <table:table-cell office:value-type="string">
            <text:p>BOFAUS3N Inc.</text:p>
          </table:table-cell>
          <table:table-cell office:value-type="string">
            <text:p>01-OCT-21</text:p>
          </table:table-cell>
          <table:table-cell/>
          <table:table-cell office:value-type="string">
            <text:p>Invoice is assigned to, and payable to Corsair Memory Inc. 47100 Bayside Parkway, Fremont, CA 94538, USA</text:p>
          </table:table-cell>
          <table:table-cell office:value-type="string">
            <text:p>2,812.50</text:p>
          </table:table-cell>
          <table:table-cell table:number-columns-repeated="2"/>
          <table:table-cell office:value-type="string">
            <text:p>11833512</text:p>
          </table:table-cell>
          <table:table-cell table:number-columns-repeated="2"/>
          <table:table-cell office:value-type="string">
            <text:p>(USD)</text:p>
          </table:table-cell>
          <table:table-cell/>
          <table:table-cell office:value-type="string">
            <text:p>17-AUG-21</text:p>
          </table:table-cell>
          <table:table-cell table:number-columns-repeated="996"/>
        </table:table-row>
        <table:table-row table:style-name="ro5">
          <table:table-cell office:value-type="string">
            <text:p>IM-000000011387634-AP.pdf.txt.json</text:p>
          </table:table-cell>
          <table:table-cell table:number-columns-repeated="6"/>
          <table:table-cell office:value-type="string">
            <text:p>Date:8/18/2021</text:p>
          </table:table-cell>
          <table:table-cell table:number-columns-repeated="2"/>
          <table:table-cell office:value-type="string">
            <text:p>41QWL93D</text:p>
          </table:table-cell>
          <table:table-cell table:number-columns-repeated="4"/>
          <table:table-cell office:value-type="string">
            <text:p>Pulse CHASUS33</text:p>
          </table:table-cell>
          <table:table-cell table:number-columns-repeated="2"/>
          <table:table-cell office:value-type="string">
            <text:p>Pulse Secure, LLC 2700 Zanker Road Suite 200 San Jose CA 95134 United States</text:p>
          </table:table-cell>
          <table:table-cell office:value-type="string">
            <text:p>$2,476.65</text:p>
          </table:table-cell>
          <table:table-cell/>
          <table:table-cell office:value-type="string">
            <text:p>1 of 1</text:p>
          </table:table-cell>
          <table:table-cell office:value-type="string">
            <text:p>116016</text:p>
          </table:table-cell>
          <table:table-cell table:number-columns-repeated="3"/>
          <table:table-cell office:value-type="string">
            <text:p>RKON Technologies </text:p>
            <text:p><text:s/>428 S Jefferson St Suite 450 Chicago Illinois 60661 US</text:p>
          </table:table-cell>
          <table:table-cell table:number-columns-repeated="997"/>
        </table:table-row>
        <table:table-row table:style-name="ro4">
          <table:table-cell office:value-type="string">
            <text:p>IM-000000011378676-AP.pdf.txt.json</text:p>
          </table:table-cell>
          <table:table-cell office:value-type="string">
            <text:p>Ingram Micro </text:p>
            <text:p><text:s/>3351 Michelson Drive, Suite 100 </text:p>
            <text:p><text:s/>Irvine, CA 92612-0697</text:p>
          </table:table-cell>
          <table:table-cell table:number-columns-repeated="5"/>
          <table:table-cell office:value-type="string">
            <text:p>8/17/2021</text:p>
          </table:table-cell>
          <table:table-cell table:number-columns-repeated="2"/>
          <table:table-cell office:value-type="string">
            <text:p>60-FYL74-D</text:p>
          </table:table-cell>
          <table:table-cell office:value-type="string">
            <text:p>35414</text:p>
          </table:table-cell>
          <table:table-cell table:number-columns-repeated="4"/>
          <table:table-cell office:value-type="string">
            <text:p>10/16/2021</text:p>
          </table:table-cell>
          <table:table-cell/>
          <table:table-cell office:value-type="string">
            <text:p>22572 Avenida Empresa </text:p>
            <text:p><text:s/>Rancho Santa Margarita, </text:p>
            <text:p><text:s/>CA, 92688</text:p>
          </table:table-cell>
          <table:table-cell office:value-type="string">
            <text:p>708.00</text:p>
          </table:table-cell>
          <table:table-cell table:number-columns-repeated="2"/>
          <table:table-cell office:value-type="string">
            <text:p>60-FYL74-D</text:p>
          </table:table-cell>
          <table:table-cell table:number-columns-repeated="2"/>
          <table:table-cell office:value-type="string">
            <text:p>USD</text:p>
          </table:table-cell>
          <table:table-cell office:value-type="string">
            <text:p>ST ANNES HOSPITAL </text:p>
            <text:p><text:s/>795 MIDDLE ST </text:p>
            <text:p><text:s/>PO 418 / NIALL MCNULTY </text:p>
            <text:p><text:s/>FALL RIVER MA 027211798</text:p>
          </table:table-cell>
          <table:table-cell table:number-columns-repeated="997"/>
        </table:table-row>
        <table:table-row table:style-name="ro3">
          <table:table-cell office:value-type="string">
            <text:p>IM-000000011378803-AP.pdf.txt.json</text:p>
          </table:table-cell>
          <table:table-cell table:number-columns-repeated="6"/>
          <table:table-cell office:value-type="string">
            <text:p>8/15/2021</text:p>
          </table:table-cell>
          <table:table-cell table:number-columns-repeated="2"/>
          <table:table-cell office:value-type="string">
            <text:p>40-H6181-D</text:p>
          </table:table-cell>
          <table:table-cell office:value-type="string">
            <text:p>13011</text:p>
          </table:table-cell>
          <table:table-cell table:number-columns-repeated="6"/>
          <table:table-cell office:value-type="string">
            <text:p>Scale Computing, Inc. </text:p>
            <text:p><text:s/>525 S Meridian Street </text:p>
            <text:p><text:s/>Indianapolis, IN 46225 US</text:p>
          </table:table-cell>
          <table:table-cell office:value-type="string">
            <text:p>970.82</text:p>
          </table:table-cell>
          <table:table-cell table:number-columns-repeated="5"/>
          <table:table-cell office:value-type="string">
            <text:p>$</text:p>
          </table:table-cell>
          <table:table-cell office:value-type="string">
            <text:p>Estruxture- The Iteam </text:p>
            <text:p><text:s/>Suite 204, 7007-54 Street SE </text:p>
            <text:p><text:s/>Calgary, AB T2C 3C2 Canada</text:p>
          </table:table-cell>
          <table:table-cell table:number-columns-repeated="997"/>
        </table:table-row>
        <table:table-row table:style-name="ro5">
          <table:table-cell office:value-type="string">
            <text:p>IM-000000011387572-AP.pdf.txt.json</text:p>
          </table:table-cell>
          <table:table-cell office:value-type="string">
            <text:p>Sold To: INGRAM MICRO INC. 1600 E. ST. ANDREW PLACE SANTA ANA CA 92705</text:p>
          </table:table-cell>
          <table:table-cell table:number-columns-repeated="3"/>
          <table:table-cell office:value-type="string">
            <text:p>30121003062</text:p>
          </table:table-cell>
          <table:table-cell/>
          <table:table-cell office:value-type="string">
            <text:p>08/18/2021</text:p>
          </table:table-cell>
          <table:table-cell table:number-columns-repeated="3"/>
          <table:table-cell office:value-type="string">
            <text:p>315542</text:p>
          </table:table-cell>
          <table:table-cell table:number-columns-repeated="2"/>
          <table:table-cell office:value-type="string">
            <text:p>32-INGR001</text:p>
          </table:table-cell>
          <table:table-cell table:number-columns-repeated="2"/>
          <table:table-cell office:value-type="string">
            <text:p>INC</text:p>
          </table:table-cell>
          <table:table-cell office:value-type="string">
            <text:p>OPTOMA TECHNOLOGY 47697 Westinghouse Dr Fremont CA 94539 </text:p>
            <text:p><text:s/>CA4144-2144-7 (510)897-8600</text:p>
          </table:table-cell>
          <table:table-cell/>
          <table:table-cell office:value-type="string">
            <text:p>08/18/2021 OPUS</text:p>
          </table:table-cell>
          <table:table-cell office:value-type="string">
            <text:p>1</text:p>
          </table:table-cell>
          <table:table-cell table:number-columns-repeated="3"/>
          <table:table-cell office:value-type="string">
            <text:p>USD</text:p>
          </table:table-cell>
          <table:table-cell office:value-type="string">
            <text:p>Ship To: INGRAM MICRO-917520000#12510 12510 MICRO DRIVE MIRA LOMA CA 917520000</text:p>
          </table:table-cell>
          <table:table-cell office:value-type="string">
            <text:p>08/18/2021</text:p>
          </table:table-cell>
          <table:table-cell table:number-columns-repeated="996"/>
        </table:table-row>
        <table:table-row table:style-name="ro1">
          <table:table-cell office:value-type="string">
            <text:p>IM-000000011378809-AP.pdf.txt.json</text:p>
          </table:table-cell>
          <table:table-cell office:value-type="string">
            <text:p>BILL-TO: INGRAM MICRO US 3351 Michelson Drive, Suite 100 CA Irvine US 92612</text:p>
          </table:table-cell>
          <table:table-cell/>
          <table:table-cell office:value-type="string">
            <text:p>4040006199</text:p>
          </table:table-cell>
          <table:table-cell table:number-columns-repeated="3"/>
          <table:table-cell office:value-type="string">
            <text:p>18-AUG-21</text:p>
          </table:table-cell>
          <table:table-cell table:number-columns-repeated="2"/>
          <table:table-cell office:value-type="string">
            <text:p>70-YZJ50-D</text:p>
          </table:table-cell>
          <table:table-cell office:value-type="string">
            <text:p>1611426861</text:p>
          </table:table-cell>
          <table:table-cell table:number-columns-repeated="3"/>
          <table:table-cell office:value-type="string">
            <text:p>121000248 WFBIUS6S</text:p>
          </table:table-cell>
          <table:table-cell office:value-type="string">
            <text:p>17-SEP-21</text:p>
          </table:table-cell>
          <table:table-cell/>
          <table:table-cell office:value-type="string">
            <text:p>REMIT TO INFORMATION: BENEFICIARY: Fortinet Inc., 899 Kifer Road ADDRESS: Sunnyvale, CA 94086 United States</text:p>
          </table:table-cell>
          <table:table-cell office:value-type="string">
            <text:p>885.74</text:p>
          </table:table-cell>
          <table:table-cell/>
          <table:table-cell office:value-type="string">
            <text:p>1 of 1</text:p>
          </table:table-cell>
          <table:table-cell office:value-type="string">
            <text:p>1010747432</text:p>
          </table:table-cell>
          <table:table-cell table:number-columns-repeated="2"/>
          <table:table-cell office:value-type="string">
            <text:p>(USD)</text:p>
          </table:table-cell>
          <table:table-cell office:value-type="string">
            <text:p>SHIP-TO: LEVI, RAY &amp; SHOUP, INC REF# B210816J 2401 W MONROE ST IL SPRINGFIELD US 627041439</text:p>
          </table:table-cell>
          <table:table-cell table:number-columns-repeated="99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0P0" style:volatile="true" number:language="en" number:country="IN">
      <number:text> </number:text>
      <number:number number:decimal-places="0" number:min-integer-digits="1" number:grouping="true"/>
      <number:text> </number:text>
    </number:number-style>
    <number:number-style style:name="N8110P1" style:volatile="true" number:language="en" number:country="IN">
      <number:text>-</number:text>
      <number:number number:decimal-places="0" number:min-integer-digits="1" number:grouping="true"/>
      <number:text> </number:text>
    </number:number-style>
    <number:number-style style:name="N8110P2" style:volatile="true" number:language="en" number:country="IN">
      <number:text> - </number:text>
    </number:number-style>
    <number:text-style style:name="N8110" number:language="en" number:country="IN">
      <number:text> </number:text>
      <number:text-content/>
      <number:text> </number:text>
      <style:map style:condition="value()&gt;0" style:apply-style-name="N8110P0"/>
      <style:map style:condition="value()&lt;0" style:apply-style-name="N8110P1"/>
      <style:map style:condition="value()=0" style:apply-style-name="N8110P2"/>
    </number:text-style>
    <number:number-style style:name="N8111P0" style:volatile="true" number:language="en" number:country="IN">
      <number:text> </number:text>
      <number:number number:decimal-places="2" number:min-integer-digits="1" number:grouping="true"/>
      <number:text> </number:text>
    </number:number-style>
    <number:number-style style:name="N8111P1" style:volatile="true" number:language="en" number:country="IN">
      <number:text>-</number:text>
      <number:number number:decimal-places="2" number:min-integer-digits="1" number:grouping="true"/>
      <number:text> </number:text>
    </number:number-style>
    <number:number-style style:name="N8111P2" style:volatile="true" number:language="en" number:country="IN">
      <number:text> -</number:text>
      <number:number number:decimal-places="0" number:min-integer-digits="0"/>
      <number:text> </number:text>
    </number:number-style>
    <number:text-style style:name="N8111" number:language="en" number:country="IN">
      <number:text> </number:text>
      <number:text-content/>
      <number:text> </number:text>
      <style:map style:condition="value()&gt;0" style:apply-style-name="N8111P0"/>
      <style:map style:condition="value()&lt;0" style:apply-style-name="N8111P1"/>
      <style:map style:condition="value()=0" style:apply-style-name="N8111P2"/>
    </number:text-style>
    <number:time-style style:name="N8112" number:language="en" number:country="IN">
      <number:minutes number:style="long"/>
      <number:text>:</number:text>
      <number:seconds number:style="long"/>
    </number:time-style>
    <number:time-style style:name="N8113" number:language="en" number:country="IN" number:truncate-on-overflow="false">
      <number:hours/>
      <number:text>:</number:text>
      <number:minutes number:style="long"/>
      <number:text>:</number:text>
      <number:seconds number:style="long"/>
    </number:time-style>
    <number:time-style style:name="N8114" number:language="en" number:country="IN">
      <number:minutes number:style="long"/>
      <number:text>:</number:text>
      <number:seconds number:style="long" number:decimal-places="1"/>
    </number:time-style>
    <number:number-style style:name="N8115" number:language="en" number:country="I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1-12">12/11/2022</text:date>, <text:time>19:56:59</text:time></text:p>
        </style:region-right>
      </style:header>
      <style:header-left style:display="false"/>
      <style:footer>
        <text:p>Page <text:page-number>1</text:page-number> / <text:page-count>99</text:page-count></text:p>
      </style:footer>
      <style:footer-left style:display="false"/>
    </style:master-page>
    <style:master-page style:name="PageStyle_5f_EXTRAC-RES" style:display-name="PageStyle_EXTRAC-R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1-12T19:56:59.74</dc:date>
    <meta:document-statistic meta:table-count="1" meta:cell-count="2152" meta:object-count="0"/>
    <meta:generator>OpenOffice/4.1.11$Win32 OpenOffice.org_project/4111m1$Build-9808</meta:generator>
  </office:meta>
</office:document-meta>
</file>